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font-face-decls>
    <style:font-face svg:font-family="Arial" style:name="Arial"/>
    <style:font-face svg:font-family="'Liberation Sans'" style:font-family-generic="swiss" style:name="Liberation Sans" style:font-pitch="variable"/>
    <style:font-face svg:font-family="'DejaVu Sans'" style:font-family-generic="system" style:name="DejaVu Sans" style:font-pitch="variable"/>
    <style:font-face svg:font-family="'Lucida Sans Unicode'" style:font-family-generic="system" style:name="Lucida Sans Unicode" style:font-pitch="variable"/>
    <style:font-face svg:font-family="Tahoma" style:font-family-generic="system" style:name="Tahoma" style:font-pitch="variable"/>
  </office:font-face-decls>
  <office:automatic-styles>
    <style:style style:family="table-column" style:name="co1">
      <style:table-column-properties fo:break-before="auto" style:column-width="170.45pt"/>
    </style:style>
    <style:style style:family="table-column" style:name="co2">
      <style:table-column-properties fo:break-before="auto" style:column-width="81.64pt"/>
    </style:style>
    <style:style style:family="table-column" style:name="co3">
      <style:table-column-properties fo:break-before="auto" style:column-width="50.29pt"/>
    </style:style>
    <style:style style:family="table-column" style:name="co4">
      <style:table-column-properties fo:break-before="auto" style:column-width="76.11pt"/>
    </style:style>
    <style:style style:family="table-column" style:name="co5">
      <style:table-column-properties fo:break-before="auto" style:column-width="26.16pt"/>
    </style:style>
    <style:style style:family="table-column" style:name="co6">
      <style:table-column-properties fo:break-before="auto" style:column-width="73.76pt"/>
    </style:style>
    <style:style style:family="table-column" style:name="co7">
      <style:table-column-properties fo:break-before="auto" style:column-width="59.44pt"/>
    </style:style>
    <style:style style:family="table-column" style:name="co8">
      <style:table-column-properties fo:break-before="auto" style:column-width="92.75pt"/>
    </style:style>
    <style:style style:family="table-row" style:name="ro1">
      <style:table-row-properties fo:break-before="auto" style:use-optimal-row-height="false" style:row-height="13.49pt"/>
    </style:style>
    <style:style style:family="table-row" style:name="ro2">
      <style:table-row-properties fo:break-before="auto" style:use-optimal-row-height="false" style:row-height="39.74pt"/>
    </style:style>
    <style:style style:family="table-row" style:name="ro3">
      <style:table-row-properties fo:break-before="auto" style:use-optimal-row-height="false" style:row-height="51pt"/>
    </style:style>
    <style:style style:family="table-row" style:name="ro4">
      <style:table-row-properties fo:break-before="auto" style:use-optimal-row-height="false" style:row-height="12.76pt"/>
    </style:style>
    <style:style style:family="table" style:name="ta1" style:master-page-name="PageStyle_5f_Het_20_Rijk">
      <style:table-properties style:writing-mode="lr-tb" table:display="true"/>
    </style:style>
    <style:style style:family="table-cell" style:parent-style-name="TL_20_Title" style:name="ce1">
      <style:table-cell-properties fo:border-left="1.76pt solid #313739" fo:border-top="1.76pt solid #313739" fo:border-right="none" style:diagonal-tl-br="none" fo:border-bottom="1.76pt solid #313739" style:diagonal-bl-tr="non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Default" style:name="ce2">
      <style:table-cell-properties fo:padding="2.01pt"/>
    </style:style>
    <style:style style:family="table-cell" style:parent-style-name="TL_20_RowProperty" style:name="ce3">
      <style:table-cell-properties style:glyph-orientation-vertical="0" fo:border-left="1.76pt solid #313739"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4">
      <style:table-cell-properties style:glyph-orientation-vertical="0" fo:border-left="1.76pt solid #313739"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style>
    <style:style style:family="table-cell" style:parent-style-name="TL_20_RowHeader" style:name="ce5">
      <style:table-cell-properties fo:border-left="1.76pt solid #313739" fo:border-top="1.76pt solid #313739" fo:border-right="none" style:diagonal-tl-br="none" fo:border-bottom="none" style:diagonal-bl-tr="none"/>
    </style:style>
    <style:style style:family="table-cell" style:parent-style-name="TL_20_RowHeader" style:name="ce6">
      <style:table-cell-properties fo:border-left="1.76pt solid #313739" fo:border-top="none" fo:border-right="none" style:diagonal-tl-br="none" fo:border-bottom="none" style:diagonal-bl-tr="none"/>
    </style:style>
    <style:style style:family="table-cell" style:parent-style-name="TL_20_RowHeader" style:name="ce7">
      <style:table-cell-properties fo:border-left="1.76pt solid #313739" fo:border-top="none" fo:border-right="none" style:diagonal-tl-br="none" fo:border-bottom="1.76pt solid #313739" style:diagonal-bl-tr="none"/>
    </style:style>
    <style:style style:family="table-cell" style:parent-style-name="Default" style:name="ce8">
      <style:table-cell-properties fo:padding="2.01pt" fo:border-left="none" fo:border-top="1.76pt solid #313739" fo:border-right="none" style:diagonal-tl-br="none" fo:border-bottom="1.76pt solid #313739" style:diagonal-bl-tr="none" style:rotation-align="none"/>
    </style:style>
    <style:style style:family="table-cell" style:parent-style-name="TL_20_RowProperty" style:name="ce9">
      <style:table-cell-properties style:glyph-orientation-vertical="0" fo:border-left="none" style:text-align-source="fix" style:direction="ltr" fo:border-top="1.76pt solid #313739"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10">
      <style:table-cell-properties style:glyph-orientation-vertical="0"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Header" style:name="ce11">
      <style:table-cell-properties fo:border-left="none" fo:border-top="1.76pt solid #313739" fo:border-right="none" style:diagonal-tl-br="none" fo:border-bottom="none" style:diagonal-bl-tr="none"/>
    </style:style>
    <style:style style:family="table-cell" style:parent-style-name="TL_20_RowHeader" style:name="ce12">
      <style:table-cell-properties style:glyph-orientation-vertical="0" style:text-align-source="value-type" style:direction="ltr" style:repeat-content="false" style:shrink-to-fit="false" fo:wrap-option="wrap" style:vertical-align="top" ns41:vertical-justify="auto" style:rotation-angle="0"/>
      <style:paragraph-properties fo:margin-left="0pt" style:writing-mode="page" css3t:text-justify="auto"/>
    </style:style>
    <style:style style:family="table-cell" style:parent-style-name="TL_20_RowHeader" style:name="ce13">
      <style:table-cell-properties fo:border-left="none" fo:border-top="none" fo:border-right="none" style:diagonal-tl-br="none" fo:border-bottom="1.76pt solid #313739" style:diagonal-bl-tr="none"/>
    </style:style>
    <style:style style:family="table-cell" style:parent-style-name="TL_20_RowProperty" style:name="ce14">
      <style:table-cell-properties style:glyph-orientation-vertical="0" fo:border-left="1.76pt solid #313739" style:text-align-source="fix" style:direction="ltr" fo:border-top="1.76pt solid #313739" style:repeat-content="false" fo:border-right="1.76pt solid #313739" fo:border-bottom="none"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15">
      <style:table-cell-properties style:glyph-orientation-vertical="0" fo:border-left="1.76pt solid #313739"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Header" style:name="ce16">
      <style:table-cell-properties fo:border-left="none" fo:border-top="1.76pt solid #313739" fo:border-right="1.76pt solid #313739" style:diagonal-tl-br="none" fo:border-bottom="none" style:diagonal-bl-tr="none"/>
    </style:style>
    <style:style style:family="table-cell" style:parent-style-name="TL_20_RowHeader" style:name="ce17">
      <style:table-cell-properties fo:border-left="none" fo:border-top="none" fo:border-right="1.76pt solid #313739" style:diagonal-tl-br="none" fo:border-bottom="none" style:diagonal-bl-tr="none"/>
    </style:style>
    <style:style style:family="table-cell" style:parent-style-name="TL_20_RowHeader" style:name="ce18">
      <style:table-cell-properties fo:border-left="none" fo:border-top="none" fo:border-right="1.76pt solid #313739" style:diagonal-tl-br="none" fo:border-bottom="1.76pt solid #313739" style:diagonal-bl-tr="none"/>
    </style:style>
    <style:style style:family="table-cell" style:parent-style-name="TL_20_ColHeader" style:name="ce19">
      <style:table-cell-properties style:glyph-orientation-vertical="0" fo:border-left="1.76pt solid #313739"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20">
      <style:table-cell-properties style:glyph-orientation-vertical="0" fo:border-left="1.76pt solid #313739"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21">
      <style:table-cell-properties fo:border-left="1.76pt solid #313739" fo:border-top="1.76pt solid #313739" fo:border-right="none" style:diagonal-tl-br="none" fo:border-bottom="none" style:diagonal-bl-tr="none"/>
    </style:style>
    <style:style style:family="table-cell" style:parent-style-name="TL_20_Data" style:name="ce22">
      <style:table-cell-properties fo:border-left="1.76pt solid #313739" fo:border-top="none" fo:border-right="none" style:diagonal-tl-br="none" fo:border-bottom="none" style:diagonal-bl-tr="none"/>
    </style:style>
    <style:style style:family="table-cell" style:parent-style-name="TL_20_Data" style:name="ce23">
      <style:table-cell-properties fo:border-left="1.76pt solid #313739" fo:border-top="none" fo:border-right="none" style:diagonal-tl-br="none" fo:border-bottom="1.76pt solid #313739" style:diagonal-bl-tr="none"/>
    </style:style>
    <style:style style:family="table-cell" style:parent-style-name="TL_20_ColHeader" style:name="ce24">
      <style:table-cell-properties style:glyph-orientation-vertical="0" fo:border-left="none"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ngle="0"/>
      <style:paragraph-properties fo:margin-left="0pt" fo:text-align="center" css3t:text-justify="auto" style:writing-mode="page"/>
    </style:style>
    <style:style style:family="table-cell" style:parent-style-name="TL_20_ColHeader" style:name="ce25">
      <style:table-cell-properties style:glyph-orientation-vertical="0" fo:border-left="none"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26">
      <style:table-cell-properties fo:border-left="none" fo:border-top="1.76pt solid #313739" fo:border-right="none" style:diagonal-tl-br="none" fo:border-bottom="none" style:diagonal-bl-tr="none"/>
    </style:style>
    <style:style style:family="table-cell" style:parent-style-name="TL_20_Data" style:name="ce27">
      <style:table-cell-properties fo:border-left="none" fo:border-top="none" fo:border-right="none" style:diagonal-tl-br="none" fo:border-bottom="1.76pt solid #313739" style:diagonal-bl-tr="none"/>
    </style:style>
    <style:style style:family="table-cell" style:parent-style-name="TL_20_ColHeader" style:name="ce28">
      <style:table-cell-properties style:glyph-orientation-vertical="0" fo:border-left="none" style:text-align-source="fix" style:direction="ltr" fo:border-top="1.76pt solid #313739" style:repeat-content="false" fo:border-right="none" fo:border-bottom="none"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29">
      <style:table-cell-properties style:glyph-orientation-vertical="0" fo:border-left="none"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0">
      <style:table-cell-properties style:glyph-orientation-vertical="0" fo:border-left="none"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style>
    <style:style style:family="table-cell" style:parent-style-name="TL_20_ColHeader" style:name="ce31">
      <style:table-cell-properties style:glyph-orientation-vertical="0" fo:border-left="none"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2">
      <style:table-cell-properties style:glyph-orientation-vertical="0" fo:border-left="none" style:text-align-source="fix" style:direction="ltr" fo:border-top="1.76pt solid #313739" style:repeat-content="false" fo:border-right="1.76pt solid #313739" fo:border-bottom="none"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3">
      <style:table-cell-properties style:glyph-orientation-vertical="0"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34">
      <style:table-cell-properties fo:border-left="none" fo:border-top="1.76pt solid #313739" fo:border-right="1.76pt solid #313739" style:diagonal-tl-br="none" fo:border-bottom="none" style:diagonal-bl-tr="none"/>
    </style:style>
    <style:style style:family="table-cell" style:parent-style-name="TL_20_Data" style:name="ce35">
      <style:table-cell-properties fo:border-left="none" fo:border-top="none" fo:border-right="1.76pt solid #313739" style:diagonal-tl-br="none" fo:border-bottom="none" style:diagonal-bl-tr="none"/>
    </style:style>
    <style:style style:family="table-cell" style:parent-style-name="TL_20_Data" style:name="ce36">
      <style:table-cell-properties fo:border-left="none" fo:border-top="none" fo:border-right="1.76pt solid #313739" style:diagonal-tl-br="none" fo:border-bottom="1.76pt solid #313739" style:diagonal-bl-tr="none"/>
    </style:style>
    <style:style style:family="table-cell" style:parent-style-name="Default" style:name="ce37">
      <style:table-cell-properties style:glyph-orientation-vertical="0" fo:padding="2.01pt" fo:border-left="1.76pt solid #313739"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38">
      <style:table-cell-properties style:glyph-orientation-vertical="0" fo:padding="2.01pt" fo:border-left="1.76pt solid #313739"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style>
    <style:style style:family="table-cell" style:parent-style-name="Default" style:name="ce39">
      <style:table-cell-properties style:glyph-orientation-vertical="0" fo:padding="2.01pt" fo:border-left="1.76pt solid #313739"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0">
      <style:table-cell-properties style:glyph-orientation-vertical="0" fo:padding="2.01pt" style:text-align-source="fix" style:direction="ltr" style:repeat-content="false" style:shrink-to-fit="false" fo:wrap-option="no-wrap" style:vertical-align="middle" ns41:vertical-justify="auto"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1">
      <style:table-cell-properties style:glyph-orientation-vertical="0" fo:padding="2.01pt" fo:border-left="1.76pt solid #313739"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2">
      <style:table-cell-properties style:glyph-orientation-vertical="0" fo:padding="2.01pt" fo:border-left="none"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43">
      <style:table-cell-properties style:glyph-orientation-vertical="0" fo:padding="2.01pt" fo:border-left="none"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style>
    <style:style style:family="table-cell" style:parent-style-name="Default" style:name="ce44">
      <style:table-cell-properties style:glyph-orientation-vertical="0" fo:padding="2.01pt" fo:border-left="none"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5">
      <style:table-cell-properties style:glyph-orientation-vertical="0" fo:padding="2.01pt" fo:border-left="none"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6">
      <style:table-cell-properties fo:padding="2.01pt" fo:border-left="none" fo:border-top="1.76pt solid #313739" fo:border-right="1.76pt solid #313739" style:diagonal-tl-br="none" fo:border-bottom="1.76pt solid #313739" style:diagonal-bl-tr="none" style:rotation-align="none"/>
    </style:style>
    <style:style style:family="table-cell" style:parent-style-name="Default" style:name="ce47">
      <style:table-cell-properties style:glyph-orientation-vertical="0" fo:padding="2.01pt" fo:border-left="none" style:text-align-source="fix" style:direction="ltr" fo:border-top="1.76pt solid #313739" style:repeat-content="false" fo:border-right="1.76pt solid #313739" fo:border-bottom="1.76pt solid #313739" style:diagonal-tl-br="none" style:shrink-to-fit="false" fo:wrap-option="wrap" style:vertical-align="middle" ns41: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48">
      <style:table-cell-properties style:glyph-orientation-vertical="0" fo:padding="2.01pt"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style>
    <style:style style:family="table-cell" style:parent-style-name="Default" style:name="ce49">
      <style:table-cell-properties style:glyph-orientation-vertical="0" fo:padding="2.01pt" fo:border-left="none" style:text-align-source="fix" style:direction="ltr" fo:border-top="1.76pt solid #313739" style:repeat-content="false" fo:border-right="1.76pt solid #313739"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0">
      <style:table-cell-properties style:glyph-orientation-vertical="0" fo:padding="2.01pt" fo:border-left="none" style:text-align-source="fix" style:direction="ltr" fo:border-top="none" style:repeat-content="false" fo:border-right="1.76pt solid #313739"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1">
      <style:table-cell-properties style:glyph-orientation-vertical="0" fo:padding="2.01pt"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graphic" style:name="gr1">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03.21pt" fo:min-height="48.05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2">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02.5pt" fo:min-height="86.34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3">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22.88pt" fo:min-height="73.67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4">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31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5">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22.88pt" fo:min-height="73.64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6">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32.21pt" fo:min-height="64.6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7">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45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8">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34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Lucida Sans Unicode"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paragraph" style:name="P2">
      <ns41:graphic-properties draw:fill-color="#ffffc0" draw:fill="solid"/>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Lucida Sans Unicode"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line-through-type="none" fo:font-style="normal" style:language-complex="hi" style:font-size-asian="8pt" style:text-overline-mode="continuous" style:country-asian="CN" style:text-underline-style="none" fo:font-weight="normal" fo:text-shadow="none" style:text-underline-mode="continuous" style:font-size-complex="8pt" style:font-style-complex="normal" style:text-overline-style="none" style:language-asian="zh" style:country-complex="IN" fo:font-size="8pt" fo:color="#000000" style:font-name-asian="Lucida Sans Unicode" style:text-outline="false" fo:country="GB" style:text-line-through-mode="continuous" style:font-family-complex="Tahoma" style:font-relief="none" style:text-position="0% 100%" style:text-overline-color="font-color" style:font-family-generic-complex="swiss" style:font-family-generic="swiss" fo:language="en" style:font-style-asian="normal" style:text-line-through-style="none" style:font-weight-complex="normal" style:font-pitch-complex="variable" style:font-pitch="variable" style:font-weight-asian="normal" style:text-emphasize="none" fo:font-family="Tahoma"/>
    </style:style>
    <style:style style:family="text" style:name="T2">
      <style:text-properties style:text-line-through-type="none" fo:font-style="normal" style:language-complex="hi" fo:color="#000000" style:text-overline-mode="continuous" style:country-asian="CN" style:text-underline-style="none" fo:font-weight="normal" fo:text-shadow="none" style:text-underline-mode="continuous" style:font-size-complex="8pt" style:font-style-complex="normal" style:text-overline-style="none" style:language-asian="zh" style:country-complex="IN" fo:font-size="8pt" style:font-name-asian="Lucida Sans Unicode" style:text-outline="false" fo:country="GB" style:text-line-through-mode="continuous" style:font-family-complex="Tahoma" style:font-relief="none" style:text-position="0% 100%" style:text-overline-color="font-color" fo:language="en" style:font-style-asian="normal" style:text-line-through-style="none" style:font-weight-complex="normal" style:font-size-asian="8pt" style:font-weight-asian="normal" style:text-emphasize="none" fo:font-family="Tahoma"/>
    </style:style>
    <style:style style:family="text" style:name="T3">
      <style:text-properties style:text-line-through-type="none" fo:font-style="normal" style:language-complex="hi" fo:color="#000000" style:text-overline-mode="continuous" style:country-asian="CN" style:text-underline-style="none" fo:font-weight="bold" fo:text-shadow="none" style:text-underline-mode="continuous" style:font-size-complex="8pt" style:font-style-complex="normal" style:text-overline-style="none" style:language-asian="zh" style:country-complex="IN" fo:font-size="8pt" style:font-name-asian="Lucida Sans Unicode" style:text-outline="false" fo:country="GB" style:text-line-through-mode="continuous" style:font-family-complex="Tahoma" style:font-relief="none" style:text-position="0% 100%" style:text-overline-color="font-color" fo:language="en" style:font-style-asian="normal" style:text-line-through-style="none" style:font-weight-complex="bold" style:font-size-asian="8pt" style:font-weight-asian="bold" style:text-emphasize="none" fo:font-family="Tahoma"/>
    </style:style>
  </office:automatic-styles>
  <office:body>
    <office:spreadsheet>
      <table:calculation-settings table:use-regular-expressions="false" table:case-sensitive="false" table:automatic-find-labels="false"/>
      <table:table table:style-name="ta1" table:name="Het Rijk">
        <office:forms form:apply-design-mode="false" form:automatic-focus="false"/>
        <table:table-column table:style-name="co1" table:default-cell-style-name="ce2"/>
        <table:table-column table:style-name="co2" table:default-cell-style-name="ce2"/>
        <table:table-column table:style-name="co3" table:default-cell-style-name="Default"/>
        <table:table-column table:style-name="co1" table:default-cell-style-name="ce2"/>
        <table:table-column table:style-name="co4" table:default-cell-style-name="ce2"/>
        <table:table-column table:style-name="co5" table:default-cell-style-name="ce2"/>
        <table:table-column table:style-name="co6" table:default-cell-style-name="ce2" table:number-columns-repeated="3"/>
        <table:table-column table:style-name="co7" table:default-cell-style-name="ce2" table:number-columns-repeated="2"/>
        <table:table-column table:style-name="co8" table:default-cell-style-name="ce2"/>
        <table:table-column table:style-name="co7" table:default-cell-style-name="ce2" table:number-columns-repeated="5"/>
        <table:table-column table:style-name="co3" table:default-cell-style-name="Default" table:number-columns-repeated="1007"/>
        <table:table-row table:style-name="ro1">
          <table:table-cell ns42:value-type="string" table:style-name="ce1" office:value-type="string">
            <text:p>Plaatselijke indeeling : bewoonde en onbewoonde huizen, bewoonde schepen en wagens.</text:p>
          </table:table-cell>
          <table:table-cell table:style-name="ce8" table:number-columns-repeated="22"/>
          <table:table-cell table:style-name="ce46"/>
          <table:table-cell table:number-columns-repeated="1000"/>
        </table:table-row>
        <table:table-row table:style-name="ro1">
          <table:table-cell table:number-columns-repeated="1024"/>
        </table:table-row>
        <table:table-row table:style-name="ro2">
          <table:table-cell ns42:value-type="string" table:number-rows-spanned="2" table:style-name="ce3" table:number-columns-spanned="1" office:value-type="string">
            <text:p>Provinciën en groepen van gemeenten.</text:p>
          </table:table-cell>
          <table:table-cell ns42:value-type="string" table:number-rows-spanned="2" table:style-name="ce9" table:number-columns-spanned="4" office:value-type="string">
            <text:p>Plaatselijke indeeling.</text:p>
          </table:table-cell>
          <table:covered-table-cell table:style-name="ce14" table:number-columns-repeated="3"/>
          <table:table-cell/>
          <table:table-cell ns42:value-type="string" table:number-rows-spanned="1" table:style-name="ce19" table:number-columns-spanned="3" office:value-type="string">
            <text:p>Woonhuizen in de gemeente.</text:p>
          </table:table-cell>
          <table:covered-table-cell table:style-name="ce24" table:number-columns-repeated="2"/>
          <table:table-cell ns42:value-type="string" table:style-name="ce28" office:value-type="string">
            <office:annotation draw:style-name="gr1" svg:height="55.42pt" draw:caption-point-y="7.77pt" svg:width="117.38pt" svg:x="867.71pt" draw:caption-point-x="-12.22pt" svg:y="19.5pt" draw:text-style-name="P2">
              <dc:creator>CGM</dc:creator>
              <dc:date>2015-02-05T00:00:00</dc:date>
              <text:p text:style-name="P1"><text:span text:style-name="T1">Hieronder in de provincien Gelderland 1, Zuidholland 3, en Noorholland 28 arken.</text:span></text:p>
              <text:p text:style-name="P1"><text:span text:style-name="T1">Hieronder in de provincien Friesland 3 arken. </text:span></text:p>
            </office:annotation>
            <text:p>Bewoonde schepen.</text:p>
            <office:annotation>
              <text:p>http://www.w3.org/1999/02/22-rdf-syntax-ns#type=http://www.w3.org/2000/01/rdf-schema#Resource</text:p>
              <text:p>http://www.w3.org/ns/openannotation/core/serializedAt=2015-02-05+01:00</text:p>
              <text:p>http://www.w3.org/ns/openannotation/core/annotatedBy=cgm</text:p>
              <text:p>http://lod.cedar-project.nl/vocab/cedar#houseType=http://lod.cedar-project.nl/vocab/cedar#house-BewoondeSchepen</text:p>
              <text:p>http://lod.cedar-project.nl/vocab/cedar-tablink#value=hieronder in de provincien gelderland 1, zuidholland 3, en noorholland 28 arken. hieronder in de provincien friesland 3 arken.</text:p>
            </office:annotation>
          </table:table-cell>
          <table:table-cell ns42:value-type="string" table:style-name="ce28" office:value-type="string">
            <text:p>Bewoonde wagens.</text:p>
            <office:annotation>
              <text:p>http://lod.cedar-project.nl/vocab/cedar#houseType=http://lod.cedar-project.nl/vocab/cedar#house-BewoondeWagens</text:p>
            </office:annotation>
          </table:table-cell>
          <table:table-cell ns42:value-type="string" table:number-rows-spanned="2" table:style-name="ce29" table:number-columns-spanned="1" office:value-type="string">
            <text:p>Verdere onbewoonde gebouwen als kerken, scholen, schuren, pakhuizen, enz.</text:p>
            <office:annotation>
              <text:p>http://lod.cedar-project.nl/vocab/cedar#houseType=http://lod.cedar-project.nl/vocab/cedar#house-OverigeGebouwen</text:p>
            </office:annotation>
          </table:table-cell>
          <table:table-cell ns42:value-type="string" table:style-name="ce28" office:value-type="string">
            <text:p>Bewoonde schepen.</text:p>
            <office:annotation>
              <text:p>http://lod.cedar-project.nl/vocab/cedar#houseType=http://lod.cedar-project.nl/vocab/cedar#house-BewoondeSchepen</text:p>
            </office:annotation>
          </table:table-cell>
          <table:table-cell ns42:value-type="string" table:style-name="ce28" office:value-type="string">
            <text:p>Bewoonde wagens.</text:p>
            <office:annotation>
              <text:p>http://lod.cedar-project.nl/vocab/cedar#houseType=http://lod.cedar-project.nl/vocab/cedar#house-BewoondeWagens</text:p>
            </office:annotation>
          </table:table-cell>
          <table:table-cell ns42:value-type="string" table:number-rows-spanned="1" table:style-name="ce28" table:number-columns-spanned="3" office:value-type="string">
            <text:p>Bevolking die in de gemeente werkelijke woonplaats heeft.</text:p>
            <office:annotation>
              <text:p>http://lod.cedar-project.nl/vocab/cedar#residenceStatus=http://lod.cedar-project.nl/vocab/cedar-residenceStatus#JuridischAanwezig</text:p>
            </office:annotation>
          </table:table-cell>
          <table:covered-table-cell table:style-name="ce28" table:number-columns-repeated="2"/>
          <table:table-cell ns42:value-type="string" table:number-rows-spanned="1" table:style-name="ce32" table:number-columns-spanned="2" office:value-type="string">
            <text:p>Tijdelijk aanwezigen.</text:p>
            <office:annotation>
              <text:p>http://lod.cedar-project.nl/vocab/cedar#residenceStatus=http://lod.cedar-project.nl/vocab/cedar-residenceStatus#TijdelijkAanwezig</text:p>
            </office:annotation>
          </table:table-cell>
          <table:covered-table-cell table:style-name="ce32"/>
          <table:table-cell ns42:value-type="string" table:number-rows-spanned="2" table:style-name="ce37" table:number-columns-spanned="1" office:value-type="string">
            <text:p>Telling</text:p>
          </table:table-cell>
          <table:table-cell ns42:value-type="string" table:number-rows-spanned="2" table:style-name="ce42" table:number-columns-spanned="1" office:value-type="string">
            <text:p>Tabel</text:p>
          </table:table-cell>
          <table:table-cell ns42:value-type="string" table:number-rows-spanned="2" table:style-name="ce42" table:number-columns-spanned="1" office:value-type="string">
            <text:p>Pagina</text:p>
          </table:table-cell>
          <table:table-cell ns42:value-type="string" table:number-rows-spanned="2" table:style-name="ce42" table:number-columns-spanned="1" office:value-type="string">
            <text:p>Provincie</text:p>
          </table:table-cell>
          <table:table-cell ns42:value-type="string" table:number-rows-spanned="2" table:style-name="ce47" table:number-columns-spanned="1" office:value-type="string">
            <text:p>Image nr</text:p>
          </table:table-cell>
          <table:table-cell table:number-columns-repeated="1000"/>
        </table:table-row>
        <table:table-row table:style-name="ro3">
          <table:covered-table-cell table:style-name="ce4"/>
          <table:covered-table-cell table:style-name="ce10"/>
          <table:covered-table-cell table:style-name="ce15" table:number-columns-repeated="3"/>
          <table:table-cell/>
          <table:table-cell ns42:value-type="string" table:style-name="ce20" office:value-type="string">
            <office:annotation draw:style-name="gr2" svg:height="93.71pt" draw:caption-point-y="7.71pt" svg:width="116.67pt" svg:x="660.73pt" draw:caption-point-x="-12.19pt" svg:y="59.3pt" draw:text-style-name="P2">
              <dc:creator>CGM</dc:creator>
              <dc:date>2015-02-05T00:00:00</dc:date>
              <text:p text:style-name="P1"><text:span text:style-name="T1">Hieronder in de provincien Noordbrabant 5, Gelderland 6, Zuidholland 28, (benevens 1 schuur) en Noordholland 71 keeten.</text:span></text:p>
              <text:p text:style-name="P1"><text:span text:style-name="T1">Hieronder in de provincien Friesland 11 en in Overijssel 21 keeten. </text:span></text:p>
            </office:annotation>
            <text:p>Bewoonde huizen.</text:p>
            <office:annotation>
              <text:p>http://www.w3.org/1999/02/22-rdf-syntax-ns#type=http://www.w3.org/2000/01/rdf-schema#Resource</text:p>
              <text:p>http://www.w3.org/ns/openannotation/core/serializedAt=2015-02-05+01:00</text:p>
              <text:p>http://www.w3.org/ns/openannotation/core/annotatedBy=cgm</text:p>
              <text:p>http://lod.cedar-project.nl/vocab/cedar#houseType=http://lod.cedar-project.nl/vocab/cedar#house-BewoondeHuizen</text:p>
              <text:p>http://lod.cedar-project.nl/vocab/cedar-tablink#value=hieronder in de provincien noordbrabant 5, gelderland 6, zuidholland 28, (benevens 1 schuur) en noordholland 71 keeten. hieronder in de provincien friesland 11 en in overijssel 21 keeten.</text:p>
            </office:annotation>
          </table:table-cell>
          <table:table-cell ns42:value-type="string" table:style-name="ce25" office:value-type="string">
            <text:p>Onbewoonde woonhuizen.</text:p>
            <office:annotation>
              <text:p>http://lod.cedar-project.nl/vocab/cedar#houseType=http://lod.cedar-project.nl/vocab/cedar#house-OnbewoondeHuizen</text:p>
            </office:annotation>
          </table:table-cell>
          <table:table-cell ns42:value-type="string" table:style-name="ce25" office:value-type="string">
            <text:p>Woonhuizen in aanbouw.</text:p>
            <office:annotation>
              <text:p>http://lod.cedar-project.nl/vocab/cedar#houseType=http://lod.cedar-project.nl/vocab/cedar#house-HuizenAanbouw</text:p>
            </office:annotation>
          </table:table-cell>
          <table:table-cell ns42:value-type="string" table:number-rows-spanned="1" table:style-name="ce25" table:number-columns-spanned="2" office:value-type="string">
            <text:p>waarvan de bewoners werkelijke woonplaats in de gemeente hebben.</text:p>
            <office:annotation>
              <text:p>http://lod.cedar-project.nl/vocab/cedar#residenceStatus=http://lod.cedar-project.nl/vocab/cedar-residenceStatus#AltijdAanwezig</text:p>
            </office:annotation>
          </table:table-cell>
          <table:covered-table-cell table:style-name="ce25"/>
          <table:covered-table-cell table:style-name="ce30"/>
          <table:table-cell ns42:value-type="string" table:number-rows-spanned="1" table:style-name="ce25" table:number-columns-spanned="2" office:value-type="string">
            <text:p>Tijdelijk aanwezig.</text:p>
            <office:annotation>
              <text:p>http://lod.cedar-project.nl/vocab/cedar#residenceStatus=http://lod.cedar-project.nl/vocab/cedar-residenceStatus#TijdelijkAanwezig</text:p>
            </office:annotation>
          </table:table-cell>
          <table:covered-table-cell table:style-name="ce25"/>
          <table:table-cell ns42:value-type="string" table:style-name="ce31" office:value-type="string">
            <text:p>Mannen.</text:p>
            <office:annotation>
              <text:p>http://purl.org/linked-data/sdmx/2009/dimension#sex=http://purl.org/linked-data/sdmx/2009/code#sex-M</text:p>
            </office:annotation>
          </table:table-cell>
          <table:table-cell ns42:value-type="string" table:style-name="ce31" office:value-type="string">
            <text:p>Vrouwen.</text:p>
            <office:annotation>
              <text:p>http://purl.org/linked-data/sdmx/2009/dimension#sex=http://purl.org/linked-data/sdmx/2009/code#sex-F</text:p>
            </office:annotation>
          </table:table-cell>
          <table:table-cell ns42:value-type="string" table:style-name="ce31" office:value-type="string">
            <text:p>Totaal.</text:p>
          </table:table-cell>
          <table:table-cell ns42:value-type="string" table:style-name="ce31" office:value-type="string">
            <text:p>Mannen.</text:p>
            <office:annotation>
              <text:p>http://purl.org/linked-data/sdmx/2009/dimension#sex=http://purl.org/linked-data/sdmx/2009/code#sex-M</text:p>
            </office:annotation>
          </table:table-cell>
          <table:table-cell ns42:value-type="string" table:style-name="ce33" office:value-type="string">
            <text:p>Vrouwen.</text:p>
            <office:annotation>
              <text:p>http://purl.org/linked-data/sdmx/2009/dimension#sex=http://purl.org/linked-data/sdmx/2009/code#sex-F</text:p>
            </office:annotation>
          </table:table-cell>
          <table:covered-table-cell table:style-name="ce38"/>
          <table:covered-table-cell table:style-name="ce43" table:number-columns-repeated="3"/>
          <table:covered-table-cell table:style-name="ce48"/>
          <table:table-cell table:number-columns-repeated="1000"/>
        </table:table-row>
        <table:table-row table:style-name="ro1">
          <table:table-cell table:number-columns-repeated="1024"/>
        </table:table-row>
        <table:table-row table:style-name="ro4">
          <table:table-cell ns42:value-type="string" table:style-name="ce5" office:value-type="string">
            <text:p>Provincie Noordbrabant</text:p>
          </table:table-cell>
          <table:table-cell ns42:value-type="string" table:style-name="ce11" office:value-type="string">
            <text:p>Kom</text:p>
            <office:annotation>
              <text:p>http://lod.cedar-project.nl/vocab/cedar#Kom=http://lod.cedar-project.nl/vocab/cedar-Kom#BinnenKom</text:p>
            </office:annotation>
          </table:table-cell>
          <table:table-cell table:style-name="ce11" table:number-columns-repeated="2"/>
          <table:table-cell table:style-name="ce16"/>
          <table:table-cell/>
          <table:table-cell ns42:value-type="float" table:style-name="ce21" office:value="50714" office:value-type="float">
            <text:p>50714</text:p>
          </table:table-cell>
          <table:table-cell ns42:value-type="float" table:style-name="ce26" office:value="1845" office:value-type="float">
            <text:p>1845</text:p>
          </table:table-cell>
          <table:table-cell ns42:value-type="float" table:style-name="ce26" office:value="232" office:value-type="float">
            <text:p>232</text:p>
          </table:table-cell>
          <table:table-cell ns42:value-type="float" table:style-name="ce26" office:value="204" office:value-type="float">
            <text:p>204</text:p>
          </table:table-cell>
          <table:table-cell ns42:value-type="float" table:style-name="ce26" office:value="24" office:value-type="float">
            <text:p>24</text:p>
          </table:table-cell>
          <table:table-cell ns42:value-type="float" table:style-name="ce26" office:value="4181" office:value-type="float">
            <text:p>4181</text:p>
          </table:table-cell>
          <table:table-cell ns42:value-type="float" table:style-name="ce26" office:value="167" office:value-type="float">
            <text:p>167</text:p>
          </table:table-cell>
          <table:table-cell ns42:value-type="float" table:style-name="ce26" office:value="9" office:value-type="float">
            <text:p>9</text:p>
          </table:table-cell>
          <table:table-cell ns42:value-type="float" table:style-name="ce26" office:value="127600" office:value-type="float">
            <text:p>127600</text:p>
          </table:table-cell>
          <table:table-cell ns42:value-type="float" table:style-name="ce26" office:value="137646" office:value-type="float">
            <text:p>137646</text:p>
          </table:table-cell>
          <table:table-cell ns42:value-type="float" table:style-name="ce26" office:value="265246" office:value-type="float">
            <text:p>265246</text:p>
          </table:table-cell>
          <table:table-cell ns42:value-type="float" table:style-name="ce26" office:value="5356" office:value-type="float">
            <text:p>5356</text:p>
          </table:table-cell>
          <table:table-cell ns42:value-type="float" table:style-name="ce34" office:value="2851" office:value-type="float">
            <text:p>2851</text:p>
          </table:table-cell>
          <table:table-cell ns42:value-type="string" table:style-name="ce39" office:value-type="string">
            <text:p>VT_1899</text:p>
          </table:table-cell>
          <table:table-cell ns42:value-type="string" table:style-name="ce44" office:value-type="string">
            <text:p>12_D1</text:p>
          </table:table-cell>
          <table:table-cell ns42:value-type="float" table:style-name="ce44" office:value="19" office:value-type="float">
            <text:p>19</text:p>
          </table:table-cell>
          <table:table-cell ns42:value-type="string" table:style-name="ce44" office:value-type="string">
            <text:p>RY</text:p>
          </table:table-cell>
          <table:table-cell ns42:value-type="string" table:style-name="ce49"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54740" office:value-type="float">
            <text:p>54740</text:p>
          </table:table-cell>
          <table:table-cell ns42:value-type="float" table:style-name="TL_20_Data" office:value="1911" office:value-type="float">
            <text:p>1911</text:p>
          </table:table-cell>
          <table:table-cell ns42:value-type="float" table:style-name="TL_20_Data" office:value="136" office:value-type="float">
            <text:p>136</text:p>
          </table:table-cell>
          <table:table-cell ns42:value-type="float" table:style-name="TL_20_Data" office:value="356" office:value-type="float">
            <text:p>356</text:p>
          </table:table-cell>
          <table:table-cell ns42:value-type="float" table:style-name="TL_20_Data" office:value="15" office:value-type="float">
            <text:p>15</text:p>
          </table:table-cell>
          <table:table-cell ns42:value-type="float" table:style-name="TL_20_Data" office:value="1789" office:value-type="float">
            <text:p>1789</text:p>
          </table:table-cell>
          <table:table-cell ns42:value-type="float" table:style-name="TL_20_Data" office:value="420" office:value-type="float">
            <text:p>420</text:p>
          </table:table-cell>
          <table:table-cell ns42:value-type="float" table:style-name="TL_20_Data" office:value="22" office:value-type="float">
            <text:p>22</text:p>
          </table:table-cell>
          <table:table-cell ns42:value-type="float" table:style-name="TL_20_Data" office:value="145534" office:value-type="float">
            <text:p>145534</text:p>
          </table:table-cell>
          <table:table-cell ns42:value-type="float" table:style-name="TL_20_Data" office:value="135818" office:value-type="float">
            <text:p>135818</text:p>
          </table:table-cell>
          <table:table-cell ns42:value-type="float" table:style-name="TL_20_Data" office:value="281352" office:value-type="float">
            <text:p>281352</text:p>
          </table:table-cell>
          <table:table-cell ns42:value-type="float" table:style-name="TL_20_Data" office:value="2735" office:value-type="float">
            <text:p>2735</text:p>
          </table:table-cell>
          <table:table-cell ns42:value-type="float" table:style-name="ce35" office:value="1935" office:value-type="float">
            <text:p>193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471" office:value-type="float">
            <text:p>1471</text:p>
          </table:table-cell>
          <table:table-cell ns42:value-type="float" table:style-name="TL_20_Data" office:value="69" office:value-type="float">
            <text:p>69</text:p>
          </table:table-cell>
          <table:table-cell table:style-name="TL_20_Data"/>
          <table:table-cell ns42:value-type="float" table:style-name="TL_20_Data" office:value="2" office:value-type="float">
            <text:p>2</text:p>
          </table:table-cell>
          <table:table-cell table:style-name="TL_20_Data"/>
          <table:table-cell ns42:value-type="float" table:style-name="TL_20_Data" office:value="99" office:value-type="float">
            <text:p>99</text:p>
          </table:table-cell>
          <table:table-cell table:style-name="TL_20_Data" table:number-columns-repeated="2"/>
          <table:table-cell ns42:value-type="float" table:style-name="TL_20_Data" office:value="3742" office:value-type="float">
            <text:p>3742</text:p>
          </table:table-cell>
          <table:table-cell ns42:value-type="float" table:style-name="TL_20_Data" office:value="3454" office:value-type="float">
            <text:p>3454</text:p>
          </table:table-cell>
          <table:table-cell ns42:value-type="float" table:style-name="TL_20_Data" office:value="7196" office:value-type="float">
            <text:p>7196</text:p>
          </table:table-cell>
          <table:table-cell ns42:value-type="float" table:style-name="TL_20_Data" office:value="61" office:value-type="float">
            <text:p>61</text:p>
          </table:table-cell>
          <table:table-cell ns42:value-type="float" table:style-name="ce35" office:value="48" office:value-type="float">
            <text:p>4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ce12" office:value-type="string">
            <office:annotation draw:style-name="gr3" svg:height="81.04pt" draw:caption-point-y="7.8pt" svg:width="137.06pt" svg:x="263.88pt" draw:caption-point-x="-12.08pt" svg:y="161.97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1: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30" office:value-type="float">
            <text:p>30</text:p>
          </table:table-cell>
          <table:table-cell ns42:value-type="float" table:style-name="TL_20_Data" office:value="18" office:value-type="float">
            <text:p>18</text:p>
          </table:table-cell>
          <table:table-cell ns42:value-type="float" table:style-name="TL_20_Data" office:value="48" office:value-type="float">
            <text:p>4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06925" office:value-type="float">
            <text:p>106925</text:p>
          </table:table-cell>
          <table:table-cell ns42:value-type="float" table:style-name="TL_20_Data" office:value="3825" office:value-type="float">
            <text:p>3825</text:p>
          </table:table-cell>
          <table:table-cell ns42:value-type="float" table:style-name="TL_20_Data" office:value="368" office:value-type="float">
            <text:p>368</text:p>
          </table:table-cell>
          <table:table-cell ns42:value-type="float" table:style-name="TL_20_Data" office:value="562" office:value-type="float">
            <text:p>562</text:p>
          </table:table-cell>
          <table:table-cell ns42:value-type="float" table:style-name="TL_20_Data" office:value="39" office:value-type="float">
            <text:p>39</text:p>
          </table:table-cell>
          <table:table-cell ns42:value-type="float" table:style-name="TL_20_Data" office:value="6069" office:value-type="float">
            <text:p>6069</text:p>
          </table:table-cell>
          <table:table-cell ns42:value-type="float" table:style-name="TL_20_Data" office:value="587" office:value-type="float">
            <text:p>587</text:p>
          </table:table-cell>
          <table:table-cell ns42:value-type="float" table:style-name="TL_20_Data" office:value="31" office:value-type="float">
            <office:annotation draw:style-name="gr4" svg:height="55.53pt" draw:caption-point-y="7.8pt" svg:width="101.48pt" svg:x="1138.79pt" draw:caption-point-x="-12.19pt" svg:y="174.73pt" draw:text-style-name="P2">
              <dc:creator>CGM</dc:creator>
              <dc:date>2015-02-05T00:00:00</dc:date>
              <text:p text:style-name="P1"><text:span text:style-name="T1">Waaronder 4 tijd. gepl. keeten.</text:span></text:p>
              <text:p text:style-name="P1"><text:span text:style-name="T2"/></text:p>
              <text:p text:style-name="P1"><text:span text:style-name="T2"/></text:p>
            </office:annotation>
            <text:p>31</text:p>
            <office:annotation>
              <text:p>http://www.w3.org/1999/02/22-rdf-syntax-ns#type=http://www.w3.org/2000/01/rdf-schema#Resource</text:p>
              <text:p>http://www.w3.org/ns/openannotation/core/serializedAt=2015-02-05+01:00</text:p>
              <text:p>http://www.w3.org/ns/openannotation/core/annotatedBy=cgm</text:p>
              <text:p>http://lod.cedar-project.nl/vocab/cedar-tablink#value=waaronder 4 tijd. gepl. keeten.</text:p>
            </office:annotation>
          </table:table-cell>
          <table:table-cell ns42:value-type="float" table:style-name="TL_20_Data" office:value="276906" office:value-type="float">
            <text:p>276906</text:p>
          </table:table-cell>
          <table:table-cell ns42:value-type="float" table:style-name="TL_20_Data" office:value="276936" office:value-type="float">
            <text:p>276936</text:p>
          </table:table-cell>
          <table:table-cell ns42:value-type="float" table:style-name="TL_20_Data" office:value="553842" office:value-type="float">
            <text:p>553842</text:p>
          </table:table-cell>
          <table:table-cell ns42:value-type="float" table:style-name="TL_20_Data" office:value="8152" office:value-type="float">
            <text:p>8152</text:p>
          </table:table-cell>
          <table:table-cell ns42:value-type="float" table:style-name="ce35" office:value="4834" office:value-type="float">
            <text:p>483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52966" office:value-type="float">
            <text:p>52966</text:p>
          </table:table-cell>
          <table:table-cell ns42:value-type="float" table:style-name="TL_20_Data" office:value="2231" office:value-type="float">
            <text:p>2231</text:p>
          </table:table-cell>
          <table:table-cell ns42:value-type="float" table:style-name="TL_20_Data" office:value="228" office:value-type="float">
            <text:p>228</text:p>
          </table:table-cell>
          <table:table-cell ns42:value-type="float" table:style-name="TL_20_Data" office:value="234" office:value-type="float">
            <text:p>234</text:p>
          </table:table-cell>
          <table:table-cell ns42:value-type="float" table:style-name="TL_20_Data" office:value="5" office:value-type="float">
            <text:p>5</text:p>
          </table:table-cell>
          <table:table-cell ns42:value-type="float" table:style-name="TL_20_Data" office:value="6411" office:value-type="float">
            <text:p>6411</text:p>
          </table:table-cell>
          <table:table-cell ns42:value-type="float" table:style-name="TL_20_Data" office:value="160" office:value-type="float">
            <text:p>160</text:p>
          </table:table-cell>
          <table:table-cell ns42:value-type="float" table:style-name="TL_20_Data" office:value="3" office:value-type="float">
            <text:p>3</text:p>
          </table:table-cell>
          <table:table-cell ns42:value-type="float" table:style-name="TL_20_Data" office:value="142111" office:value-type="float">
            <text:p>142111</text:p>
          </table:table-cell>
          <table:table-cell ns42:value-type="float" table:style-name="TL_20_Data" office:value="150975" office:value-type="float">
            <text:p>150975</text:p>
          </table:table-cell>
          <table:table-cell ns42:value-type="float" table:style-name="TL_20_Data" office:value="293086" office:value-type="float">
            <text:p>293086</text:p>
          </table:table-cell>
          <table:table-cell ns42:value-type="float" table:style-name="TL_20_Data" office:value="6272" office:value-type="float">
            <text:p>6272</text:p>
          </table:table-cell>
          <table:table-cell ns42:value-type="float" table:style-name="ce35" office:value="4784" office:value-type="float">
            <text:p>47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45187" office:value-type="float">
            <text:p>45187</text:p>
          </table:table-cell>
          <table:table-cell ns42:value-type="float" table:style-name="TL_20_Data" office:value="1625" office:value-type="float">
            <text:p>1625</text:p>
          </table:table-cell>
          <table:table-cell ns42:value-type="float" table:style-name="TL_20_Data" office:value="176" office:value-type="float">
            <text:p>176</text:p>
          </table:table-cell>
          <table:table-cell ns42:value-type="float" table:style-name="TL_20_Data" office:value="546" office:value-type="float">
            <text:p>546</text:p>
          </table:table-cell>
          <table:table-cell ns42:value-type="float" table:style-name="TL_20_Data" office:value="24" office:value-type="float">
            <text:p>24</text:p>
          </table:table-cell>
          <table:table-cell ns42:value-type="float" table:style-name="TL_20_Data" office:value="3510" office:value-type="float">
            <text:p>3510</text:p>
          </table:table-cell>
          <table:table-cell ns42:value-type="float" table:style-name="TL_20_Data" office:value="265" office:value-type="float">
            <text:p>265</text:p>
          </table:table-cell>
          <table:table-cell ns42:value-type="float" table:style-name="TL_20_Data" office:value="26" office:value-type="float">
            <text:p>26</text:p>
          </table:table-cell>
          <table:table-cell ns42:value-type="float" table:style-name="TL_20_Data" office:value="131309" office:value-type="float">
            <text:p>131309</text:p>
          </table:table-cell>
          <table:table-cell ns42:value-type="float" table:style-name="TL_20_Data" office:value="119472" office:value-type="float">
            <text:p>119472</text:p>
          </table:table-cell>
          <table:table-cell ns42:value-type="float" table:style-name="TL_20_Data" office:value="250781" office:value-type="float">
            <text:p>250781</text:p>
          </table:table-cell>
          <table:table-cell ns42:value-type="float" table:style-name="TL_20_Data" office:value="3190" office:value-type="float">
            <text:p>3190</text:p>
          </table:table-cell>
          <table:table-cell ns42:value-type="float" table:style-name="ce35" office:value="2490" office:value-type="float">
            <text:p>249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4256" office:value-type="float">
            <text:p>4256</text:p>
          </table:table-cell>
          <table:table-cell ns42:value-type="float" table:style-name="TL_20_Data" office:value="121" office:value-type="float">
            <text:p>121</text:p>
          </table:table-cell>
          <table:table-cell ns42:value-type="float" table:style-name="TL_20_Data" office:value="3" office:value-type="float">
            <text:p>3</text:p>
          </table:table-cell>
          <table:table-cell ns42:value-type="float" table:style-name="TL_20_Data" office:value="13" office:value-type="float">
            <text:p>13</text:p>
          </table:table-cell>
          <table:table-cell ns42:value-type="float" table:style-name="TL_20_Data" office:value="2" office:value-type="float">
            <text:p>2</text:p>
          </table:table-cell>
          <table:table-cell ns42:value-type="float" table:style-name="TL_20_Data" office:value="209" office:value-type="float">
            <text:p>209</text:p>
          </table:table-cell>
          <table:table-cell ns42:value-type="float" table:style-name="TL_20_Data" office:value="5" office:value-type="float">
            <text:p>5</text:p>
          </table:table-cell>
          <table:table-cell table:style-name="TL_20_Data"/>
          <table:table-cell ns42:value-type="float" table:style-name="TL_20_Data" office:value="11987" office:value-type="float">
            <text:p>11987</text:p>
          </table:table-cell>
          <table:table-cell ns42:value-type="float" table:style-name="TL_20_Data" office:value="10579" office:value-type="float">
            <text:p>10579</text:p>
          </table:table-cell>
          <table:table-cell ns42:value-type="float" table:style-name="TL_20_Data" office:value="22566" office:value-type="float">
            <text:p>22566</text:p>
          </table:table-cell>
          <table:table-cell ns42:value-type="float" table:style-name="TL_20_Data" office:value="215" office:value-type="float">
            <text:p>215</text:p>
          </table:table-cell>
          <table:table-cell ns42:value-type="float" table:style-name="ce35" office:value="225" office:value-type="float">
            <text:p>22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ce12" office:value-type="string">
            <office:annotation draw:style-name="gr3" svg:height="81.04pt" draw:caption-point-y="7.8pt" svg:width="137.06pt" svg:x="263.88pt" draw:caption-point-x="-12.08pt" svg:y="225.72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1: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70" office:value-type="float">
            <text:p>70</text:p>
          </table:table-cell>
          <table:table-cell ns42:value-type="float" table:style-name="TL_20_Data" office:value="46" office:value-type="float">
            <text:p>46</text:p>
          </table:table-cell>
          <table:table-cell ns42:value-type="float" table:style-name="TL_20_Data" office:value="116" office:value-type="float">
            <text:p>116</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02409" office:value-type="float">
            <text:p>102409</text:p>
          </table:table-cell>
          <table:table-cell ns42:value-type="float" table:style-name="TL_20_Data" office:value="3977" office:value-type="float">
            <text:p>3977</text:p>
          </table:table-cell>
          <table:table-cell ns42:value-type="float" table:style-name="TL_20_Data" office:value="407" office:value-type="float">
            <text:p>407</text:p>
          </table:table-cell>
          <table:table-cell ns42:value-type="float" table:style-name="TL_20_Data" office:value="793" office:value-type="float">
            <text:p>793</text:p>
          </table:table-cell>
          <table:table-cell ns42:value-type="float" table:style-name="TL_20_Data" office:value="31" office:value-type="float">
            <text:p>31</text:p>
          </table:table-cell>
          <table:table-cell ns42:value-type="float" table:style-name="TL_20_Data" office:value="10130" office:value-type="float">
            <text:p>10130</text:p>
          </table:table-cell>
          <table:table-cell ns42:value-type="float" table:style-name="TL_20_Data" office:value="430" office:value-type="float">
            <text:p>430</text:p>
          </table:table-cell>
          <table:table-cell ns42:value-type="float" table:style-name="TL_20_Data" office:value="29" office:value-type="float">
            <office:annotation draw:style-name="gr4" svg:height="55.53pt" draw:caption-point-y="7.8pt" svg:width="101.48pt" svg:x="1138.79pt" draw:caption-point-x="-12.19pt" svg:y="238.48pt" draw:text-style-name="P2">
              <dc:creator>CGM</dc:creator>
              <dc:date>2015-02-05T00:00:00</dc:date>
              <text:p text:style-name="P1"><text:span text:style-name="T1">Waaronder 1 keet.</text:span></text:p>
              <text:p text:style-name="P1"><text:span text:style-name="T2"/></text:p>
              <text:p text:style-name="P1"><text:span text:style-name="T2"/></text:p>
            </office:annotation>
            <text:p>29</text:p>
            <office:annotation>
              <text:p>http://www.w3.org/1999/02/22-rdf-syntax-ns#type=http://www.w3.org/2000/01/rdf-schema#Resource</text:p>
              <text:p>http://www.w3.org/ns/openannotation/core/serializedAt=2015-02-05+01:00</text:p>
              <text:p>http://www.w3.org/ns/openannotation/core/annotatedBy=cgm</text:p>
              <text:p>http://lod.cedar-project.nl/vocab/cedar-tablink#value=waaronder 1 keet.</text:p>
            </office:annotation>
          </table:table-cell>
          <table:table-cell ns42:value-type="float" table:style-name="TL_20_Data" office:value="285477" office:value-type="float">
            <text:p>285477</text:p>
          </table:table-cell>
          <table:table-cell ns42:value-type="float" table:style-name="TL_20_Data" office:value="281072" office:value-type="float">
            <text:p>281072</text:p>
          </table:table-cell>
          <table:table-cell ns42:value-type="float" table:style-name="TL_20_Data" office:value="566549" office:value-type="float">
            <text:p>566549</text:p>
          </table:table-cell>
          <table:table-cell ns42:value-type="float" table:style-name="TL_20_Data" office:value="9677" office:value-type="float">
            <text:p>9677</text:p>
          </table:table-cell>
          <table:table-cell ns42:value-type="float" table:style-name="ce35" office:value="7499" office:value-type="float">
            <text:p>749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45791" office:value-type="float">
            <text:p>145791</text:p>
          </table:table-cell>
          <table:table-cell ns42:value-type="float" table:style-name="TL_20_Data" office:value="6565" office:value-type="float">
            <text:p>6565</text:p>
          </table:table-cell>
          <table:table-cell ns42:value-type="float" table:style-name="TL_20_Data" office:value="1434" office:value-type="float">
            <text:p>1434</text:p>
          </table:table-cell>
          <table:table-cell ns42:value-type="float" table:style-name="TL_20_Data" office:value="652" office:value-type="float">
            <text:p>652</text:p>
          </table:table-cell>
          <table:table-cell ns42:value-type="float" table:style-name="TL_20_Data" office:value="1" office:value-type="float">
            <text:p>1</text:p>
          </table:table-cell>
          <table:table-cell ns42:value-type="float" table:style-name="TL_20_Data" office:value="12243" office:value-type="float">
            <text:p>12243</text:p>
          </table:table-cell>
          <table:table-cell ns42:value-type="float" table:style-name="TL_20_Data" office:value="509" office:value-type="float">
            <text:p>509</text:p>
          </table:table-cell>
          <table:table-cell ns42:value-type="float" table:style-name="TL_20_Data" office:value="13" office:value-type="float">
            <text:p>13</text:p>
          </table:table-cell>
          <table:table-cell ns42:value-type="float" table:style-name="TL_20_Data" office:value="440454" office:value-type="float">
            <text:p>440454</text:p>
          </table:table-cell>
          <table:table-cell ns42:value-type="float" table:style-name="TL_20_Data" office:value="486422" office:value-type="float">
            <text:p>486422</text:p>
          </table:table-cell>
          <table:table-cell ns42:value-type="float" table:style-name="TL_20_Data" office:value="926876" office:value-type="float">
            <text:p>926876</text:p>
          </table:table-cell>
          <table:table-cell ns42:value-type="float" table:style-name="TL_20_Data" office:value="15337" office:value-type="float">
            <text:p>15337</text:p>
          </table:table-cell>
          <table:table-cell ns42:value-type="float" table:style-name="ce35" office:value="12291" office:value-type="float">
            <text:p>1229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37046" office:value-type="float">
            <text:p>37046</text:p>
          </table:table-cell>
          <table:table-cell ns42:value-type="float" table:style-name="TL_20_Data" office:value="1699" office:value-type="float">
            <text:p>1699</text:p>
          </table:table-cell>
          <table:table-cell ns42:value-type="float" table:style-name="TL_20_Data" office:value="184" office:value-type="float">
            <text:p>184</text:p>
          </table:table-cell>
          <table:table-cell ns42:value-type="float" table:style-name="TL_20_Data" office:value="1230" office:value-type="float">
            <text:p>1230</text:p>
          </table:table-cell>
          <table:table-cell ns42:value-type="float" table:style-name="TL_20_Data" office:value="2" office:value-type="float">
            <text:p>2</text:p>
          </table:table-cell>
          <table:table-cell ns42:value-type="float" table:style-name="TL_20_Data" office:value="3078" office:value-type="float">
            <text:p>3078</text:p>
          </table:table-cell>
          <table:table-cell ns42:value-type="float" table:style-name="TL_20_Data" office:value="1229" office:value-type="float">
            <text:p>1229</text:p>
          </table:table-cell>
          <table:table-cell ns42:value-type="float" table:style-name="TL_20_Data" office:value="4" office:value-type="float">
            <text:p>4</text:p>
          </table:table-cell>
          <table:table-cell ns42:value-type="float" table:style-name="TL_20_Data" office:value="101753" office:value-type="float">
            <text:p>101753</text:p>
          </table:table-cell>
          <table:table-cell ns42:value-type="float" table:style-name="TL_20_Data" office:value="96374" office:value-type="float">
            <text:p>96374</text:p>
          </table:table-cell>
          <table:table-cell ns42:value-type="float" table:style-name="TL_20_Data" office:value="198127" office:value-type="float">
            <text:p>198127</text:p>
          </table:table-cell>
          <table:table-cell ns42:value-type="float" table:style-name="TL_20_Data" office:value="5539" office:value-type="float">
            <text:p>5539</text:p>
          </table:table-cell>
          <table:table-cell ns42:value-type="float" table:style-name="ce35" office:value="4706" office:value-type="float">
            <text:p>470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906" office:value-type="float">
            <text:p>3906</text:p>
          </table:table-cell>
          <table:table-cell ns42:value-type="float" table:style-name="TL_20_Data" office:value="118" office:value-type="float">
            <text:p>118</text:p>
          </table:table-cell>
          <table:table-cell ns42:value-type="float" table:style-name="TL_20_Data" office:value="6" office:value-type="float">
            <text:p>6</text:p>
          </table:table-cell>
          <table:table-cell ns42:value-type="float" table:style-name="TL_20_Data" office:value="17" office:value-type="float">
            <text:p>17</text:p>
          </table:table-cell>
          <table:table-cell table:style-name="TL_20_Data"/>
          <table:table-cell ns42:value-type="float" table:style-name="TL_20_Data" office:value="312" office:value-type="float">
            <text:p>312</text:p>
          </table:table-cell>
          <table:table-cell ns42:value-type="float" table:style-name="TL_20_Data" office:value="19" office:value-type="float">
            <text:p>19</text:p>
          </table:table-cell>
          <table:table-cell table:style-name="TL_20_Data"/>
          <table:table-cell ns42:value-type="float" table:style-name="TL_20_Data" office:value="9742" office:value-type="float">
            <text:p>9742</text:p>
          </table:table-cell>
          <table:table-cell ns42:value-type="float" table:style-name="TL_20_Data" office:value="9515" office:value-type="float">
            <text:p>9515</text:p>
          </table:table-cell>
          <table:table-cell ns42:value-type="float" table:style-name="TL_20_Data" office:value="19257" office:value-type="float">
            <text:p>19257</text:p>
          </table:table-cell>
          <table:table-cell ns42:value-type="float" table:style-name="TL_20_Data" office:value="327" office:value-type="float">
            <text:p>327</text:p>
          </table:table-cell>
          <table:table-cell ns42:value-type="float" table:style-name="ce35" office:value="284" office:value-type="float">
            <text:p>2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ce12" office:value-type="string">
            <office:annotation draw:style-name="gr3" svg:height="81.04pt" draw:caption-point-y="7.8pt" svg:width="137.06pt" svg:x="263.88pt" draw:caption-point-x="-12.08pt" svg:y="289.47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1: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39" office:value-type="float">
            <text:p>139</text:p>
          </table:table-cell>
          <table:table-cell ns42:value-type="float" table:style-name="TL_20_Data" office:value="49" office:value-type="float">
            <text:p>49</text:p>
          </table:table-cell>
          <table:table-cell ns42:value-type="float" table:style-name="TL_20_Data" office:value="188" office:value-type="float">
            <text:p>18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86743" office:value-type="float">
            <text:p>186743</text:p>
          </table:table-cell>
          <table:table-cell ns42:value-type="float" table:style-name="TL_20_Data" office:value="8382" office:value-type="float">
            <text:p>8382</text:p>
          </table:table-cell>
          <table:table-cell ns42:value-type="float" table:style-name="TL_20_Data" office:value="1624" office:value-type="float">
            <text:p>1624</text:p>
          </table:table-cell>
          <table:table-cell ns42:value-type="float" table:style-name="TL_20_Data" office:value="1899" office:value-type="float">
            <text:p>1899</text:p>
          </table:table-cell>
          <table:table-cell ns42:value-type="float" table:style-name="TL_20_Data" office:value="3" office:value-type="float">
            <text:p>3</text:p>
          </table:table-cell>
          <table:table-cell ns42:value-type="float" table:style-name="TL_20_Data" office:value="15633" office:value-type="float">
            <text:p>15633</text:p>
          </table:table-cell>
          <table:table-cell ns42:value-type="float" table:style-name="TL_20_Data" office:value="1757" office:value-type="float">
            <text:p>1757</text:p>
          </table:table-cell>
          <table:table-cell ns42:value-type="float" table:style-name="TL_20_Data" office:value="17" office:value-type="float">
            <text:p>17</text:p>
          </table:table-cell>
          <table:table-cell ns42:value-type="float" table:style-name="TL_20_Data" office:value="552088" office:value-type="float">
            <text:p>552088</text:p>
          </table:table-cell>
          <table:table-cell ns42:value-type="float" table:style-name="TL_20_Data" office:value="592360" office:value-type="float">
            <text:p>592360</text:p>
          </table:table-cell>
          <table:table-cell ns42:value-type="float" table:style-name="TL_20_Data" office:value="1144448" office:value-type="float">
            <text:p>1144448</text:p>
          </table:table-cell>
          <table:table-cell ns42:value-type="float" table:style-name="TL_20_Data" office:value="21203" office:value-type="float">
            <text:p>21203</text:p>
          </table:table-cell>
          <table:table-cell ns42:value-type="float" table:style-name="ce35" office:value="17281" office:value-type="float">
            <text:p>1728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06375" office:value-type="float">
            <text:p>106375</text:p>
          </table:table-cell>
          <table:table-cell ns42:value-type="float" table:style-name="TL_20_Data" office:value="3418" office:value-type="float">
            <text:p>3418</text:p>
          </table:table-cell>
          <table:table-cell ns42:value-type="float" table:style-name="TL_20_Data" office:value="609" office:value-type="float">
            <text:p>609</text:p>
          </table:table-cell>
          <table:table-cell ns42:value-type="float" table:style-name="TL_20_Data" office:value="130" office:value-type="float">
            <text:p>130</text:p>
          </table:table-cell>
          <table:table-cell ns42:value-type="float" table:style-name="TL_20_Data" office:value="19" office:value-type="float">
            <text:p>19</text:p>
          </table:table-cell>
          <table:table-cell ns42:value-type="float" table:style-name="TL_20_Data" office:value="11442" office:value-type="float">
            <text:p>11442</text:p>
          </table:table-cell>
          <table:table-cell ns42:value-type="float" table:style-name="TL_20_Data" office:value="163" office:value-type="float">
            <text:p>163</text:p>
          </table:table-cell>
          <table:table-cell ns42:value-type="float" table:style-name="TL_20_Data" office:value="4" office:value-type="float">
            <text:p>4</text:p>
          </table:table-cell>
          <table:table-cell ns42:value-type="float" table:style-name="TL_20_Data" office:value="393145" office:value-type="float">
            <text:p>393145</text:p>
          </table:table-cell>
          <table:table-cell ns42:value-type="float" table:style-name="TL_20_Data" office:value="428397" office:value-type="float">
            <text:p>428397</text:p>
          </table:table-cell>
          <table:table-cell ns42:value-type="float" table:style-name="TL_20_Data" office:value="821542" office:value-type="float">
            <text:p>821542</text:p>
          </table:table-cell>
          <table:table-cell ns42:value-type="float" table:style-name="TL_20_Data" office:value="10879" office:value-type="float">
            <text:p>10879</text:p>
          </table:table-cell>
          <table:table-cell ns42:value-type="float" table:style-name="ce35" office:value="9616" office:value-type="float">
            <text:p>961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3632" office:value-type="float">
            <text:p>23632</text:p>
          </table:table-cell>
          <table:table-cell ns42:value-type="float" table:style-name="TL_20_Data" office:value="990" office:value-type="float">
            <text:p>990</text:p>
          </table:table-cell>
          <table:table-cell ns42:value-type="float" table:style-name="TL_20_Data" office:value="122" office:value-type="float">
            <text:p>122</text:p>
          </table:table-cell>
          <table:table-cell ns42:value-type="float" table:style-name="TL_20_Data" office:value="801" office:value-type="float">
            <text:p>801</text:p>
          </table:table-cell>
          <table:table-cell ns42:value-type="float" table:style-name="TL_20_Data" office:value="3" office:value-type="float">
            <text:p>3</text:p>
          </table:table-cell>
          <table:table-cell ns42:value-type="float" table:style-name="TL_20_Data" office:value="3266" office:value-type="float">
            <text:p>3266</text:p>
          </table:table-cell>
          <table:table-cell ns42:value-type="float" table:style-name="TL_20_Data" office:value="1056" office:value-type="float">
            <text:p>1056</text:p>
          </table:table-cell>
          <table:table-cell ns42:value-type="float" table:style-name="TL_20_Data" office:value="14" office:value-type="float">
            <text:p>14</text:p>
          </table:table-cell>
          <table:table-cell ns42:value-type="float" table:style-name="TL_20_Data" office:value="66325" office:value-type="float">
            <text:p>66325</text:p>
          </table:table-cell>
          <table:table-cell ns42:value-type="float" table:style-name="TL_20_Data" office:value="63528" office:value-type="float">
            <text:p>63528</text:p>
          </table:table-cell>
          <table:table-cell ns42:value-type="float" table:style-name="TL_20_Data" office:value="129853" office:value-type="float">
            <text:p>129853</text:p>
          </table:table-cell>
          <table:table-cell ns42:value-type="float" table:style-name="TL_20_Data" office:value="5154" office:value-type="float">
            <text:p>5154</text:p>
          </table:table-cell>
          <table:table-cell ns42:value-type="float" table:style-name="ce35" office:value="3335" office:value-type="float">
            <text:p>333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488" office:value-type="float">
            <text:p>3488</text:p>
          </table:table-cell>
          <table:table-cell ns42:value-type="float" table:style-name="TL_20_Data" office:value="129" office:value-type="float">
            <text:p>129</text:p>
          </table:table-cell>
          <table:table-cell ns42:value-type="float" table:style-name="TL_20_Data" office:value="2" office:value-type="float">
            <text:p>2</text:p>
          </table:table-cell>
          <table:table-cell ns42:value-type="float" table:style-name="TL_20_Data" office:value="10" office:value-type="float">
            <text:p>10</text:p>
          </table:table-cell>
          <table:table-cell table:style-name="TL_20_Data"/>
          <table:table-cell ns42:value-type="float" table:style-name="TL_20_Data" office:value="418" office:value-type="float">
            <text:p>418</text:p>
          </table:table-cell>
          <table:table-cell ns42:value-type="float" table:style-name="TL_20_Data" office:value="10" office:value-type="float">
            <text:p>10</text:p>
          </table:table-cell>
          <table:table-cell table:style-name="TL_20_Data"/>
          <table:table-cell ns42:value-type="float" table:style-name="TL_20_Data" office:value="8487" office:value-type="float">
            <text:p>8487</text:p>
          </table:table-cell>
          <table:table-cell ns42:value-type="float" table:style-name="TL_20_Data" office:value="8104" office:value-type="float">
            <text:p>8104</text:p>
          </table:table-cell>
          <table:table-cell ns42:value-type="float" table:style-name="TL_20_Data" office:value="16591" office:value-type="float">
            <text:p>16591</text:p>
          </table:table-cell>
          <table:table-cell ns42:value-type="float" table:style-name="TL_20_Data" office:value="205" office:value-type="float">
            <text:p>205</text:p>
          </table:table-cell>
          <table:table-cell ns42:value-type="float" table:style-name="ce35" office:value="242" office:value-type="float">
            <text:p>24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ce12" office:value-type="string">
            <office:annotation draw:style-name="gr3" svg:height="81.04pt" draw:caption-point-y="7.8pt" svg:width="137.06pt" svg:x="263.88pt" draw:caption-point-x="-12.08pt" svg:y="353.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1: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08" office:value-type="float">
            <text:p>108</text:p>
          </table:table-cell>
          <table:table-cell ns42:value-type="float" table:style-name="TL_20_Data" office:value="37" office:value-type="float">
            <text:p>37</text:p>
          </table:table-cell>
          <table:table-cell ns42:value-type="float" table:style-name="TL_20_Data" office:value="145" office:value-type="float">
            <text:p>14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33495" office:value-type="float">
            <text:p>133495</text:p>
          </table:table-cell>
          <table:table-cell ns42:value-type="float" table:style-name="TL_20_Data" office:value="4537" office:value-type="float">
            <text:p>4537</text:p>
          </table:table-cell>
          <table:table-cell ns42:value-type="float" table:style-name="TL_20_Data" office:value="733" office:value-type="float">
            <text:p>733</text:p>
          </table:table-cell>
          <table:table-cell ns42:value-type="float" table:style-name="TL_20_Data" office:value="941" office:value-type="float">
            <text:p>941</text:p>
          </table:table-cell>
          <table:table-cell ns42:value-type="float" table:style-name="TL_20_Data" office:value="22" office:value-type="float">
            <text:p>22</text:p>
          </table:table-cell>
          <table:table-cell ns42:value-type="float" table:style-name="TL_20_Data" office:value="15126" office:value-type="float">
            <text:p>15126</text:p>
          </table:table-cell>
          <table:table-cell ns42:value-type="float" table:style-name="TL_20_Data" office:value="1229" office:value-type="float">
            <text:p>1229</text:p>
          </table:table-cell>
          <table:table-cell ns42:value-type="float" table:style-name="TL_20_Data" office:value="18" office:value-type="float">
            <text:p>18</text:p>
          </table:table-cell>
          <table:table-cell ns42:value-type="float" table:style-name="TL_20_Data" office:value="468065" office:value-type="float">
            <text:p>468065</text:p>
          </table:table-cell>
          <table:table-cell ns42:value-type="float" table:style-name="TL_20_Data" office:value="500066" office:value-type="float">
            <text:p>500066</text:p>
          </table:table-cell>
          <table:table-cell ns42:value-type="float" table:style-name="TL_20_Data" office:value="968131" office:value-type="float">
            <text:p>968131</text:p>
          </table:table-cell>
          <table:table-cell ns42:value-type="float" table:style-name="TL_20_Data" office:value="16238" office:value-type="float">
            <text:p>16238</text:p>
          </table:table-cell>
          <table:table-cell ns42:value-type="float" table:style-name="ce35" office:value="13193" office:value-type="float">
            <text:p>1319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28354" office:value-type="float">
            <text:p>28354</text:p>
          </table:table-cell>
          <table:table-cell ns42:value-type="float" table:style-name="TL_20_Data" office:value="718" office:value-type="float">
            <text:p>718</text:p>
          </table:table-cell>
          <table:table-cell ns42:value-type="float" table:style-name="TL_20_Data" office:value="119" office:value-type="float">
            <text:p>119</text:p>
          </table:table-cell>
          <table:table-cell ns42:value-type="float" table:style-name="TL_20_Data" office:value="125" office:value-type="float">
            <text:p>125</text:p>
          </table:table-cell>
          <table:table-cell table:style-name="TL_20_Data"/>
          <table:table-cell ns42:value-type="float" table:style-name="TL_20_Data" office:value="3562" office:value-type="float">
            <text:p>3562</text:p>
          </table:table-cell>
          <table:table-cell ns42:value-type="float" table:style-name="TL_20_Data" office:value="53" office:value-type="float">
            <text:p>53</text:p>
          </table:table-cell>
          <table:table-cell ns42:value-type="float" table:style-name="TL_20_Data" office:value="1" office:value-type="float">
            <text:p>1</text:p>
          </table:table-cell>
          <table:table-cell ns42:value-type="float" table:style-name="TL_20_Data" office:value="68884" office:value-type="float">
            <text:p>68884</text:p>
          </table:table-cell>
          <table:table-cell ns42:value-type="float" table:style-name="TL_20_Data" office:value="73021" office:value-type="float">
            <text:p>73021</text:p>
          </table:table-cell>
          <table:table-cell ns42:value-type="float" table:style-name="TL_20_Data" office:value="141905" office:value-type="float">
            <text:p>141905</text:p>
          </table:table-cell>
          <table:table-cell ns42:value-type="float" table:style-name="TL_20_Data" office:value="2368" office:value-type="float">
            <text:p>2368</text:p>
          </table:table-cell>
          <table:table-cell ns42:value-type="float" table:style-name="ce35" office:value="1649" office:value-type="float">
            <text:p>164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3769" office:value-type="float">
            <text:p>13769</text:p>
          </table:table-cell>
          <table:table-cell ns42:value-type="float" table:style-name="TL_20_Data" office:value="369" office:value-type="float">
            <text:p>369</text:p>
          </table:table-cell>
          <table:table-cell ns42:value-type="float" table:style-name="TL_20_Data" office:value="36" office:value-type="float">
            <text:p>36</text:p>
          </table:table-cell>
          <table:table-cell ns42:value-type="float" table:style-name="TL_20_Data" office:value="112" office:value-type="float">
            <text:p>112</text:p>
          </table:table-cell>
          <table:table-cell ns42:value-type="float" table:style-name="TL_20_Data" office:value="1" office:value-type="float">
            <text:p>1</text:p>
          </table:table-cell>
          <table:table-cell ns42:value-type="float" table:style-name="TL_20_Data" office:value="800" office:value-type="float">
            <text:p>800</text:p>
          </table:table-cell>
          <table:table-cell ns42:value-type="float" table:style-name="TL_20_Data" office:value="323" office:value-type="float">
            <text:p>323</text:p>
          </table:table-cell>
          <table:table-cell table:style-name="TL_20_Data"/>
          <table:table-cell ns42:value-type="float" table:style-name="TL_20_Data" office:value="37744" office:value-type="float">
            <text:p>37744</text:p>
          </table:table-cell>
          <table:table-cell ns42:value-type="float" table:style-name="TL_20_Data" office:value="36065" office:value-type="float">
            <text:p>36065</text:p>
          </table:table-cell>
          <table:table-cell ns42:value-type="float" table:style-name="TL_20_Data" office:value="73809" office:value-type="float">
            <text:p>73809</text:p>
          </table:table-cell>
          <table:table-cell ns42:value-type="float" table:style-name="TL_20_Data" office:value="1870" office:value-type="float">
            <text:p>1870</text:p>
          </table:table-cell>
          <table:table-cell ns42:value-type="float" table:style-name="ce35" office:value="1054" office:value-type="float">
            <text:p>105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09" office:value-type="float">
            <text:p>109</text:p>
          </table:table-cell>
          <table:table-cell ns42:value-type="float" table:style-name="TL_20_Data" office:value="10" office:value-type="float">
            <text:p>10</text:p>
          </table:table-cell>
          <table:table-cell table:style-name="TL_20_Data" table:number-columns-repeated="3"/>
          <table:table-cell ns42:value-type="float" table:style-name="TL_20_Data" office:value="2" office:value-type="float">
            <text:p>2</text:p>
          </table:table-cell>
          <table:table-cell table:style-name="TL_20_Data" table:number-columns-repeated="2"/>
          <table:table-cell ns42:value-type="float" table:style-name="TL_20_Data" office:value="290" office:value-type="float">
            <text:p>290</text:p>
          </table:table-cell>
          <table:table-cell ns42:value-type="float" table:style-name="TL_20_Data" office:value="276" office:value-type="float">
            <text:p>276</text:p>
          </table:table-cell>
          <table:table-cell ns42:value-type="float" table:style-name="TL_20_Data" office:value="566" office:value-type="float">
            <text:p>566</text:p>
          </table:table-cell>
          <table:table-cell ns42:value-type="float" table:style-name="TL_20_Data" office:value="12" office:value-type="float">
            <text:p>12</text:p>
          </table:table-cell>
          <table:table-cell ns42:value-type="float" table:style-name="ce35" office:value="12" office:value-type="float">
            <text:p>1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ce12" office:value-type="string">
            <office:annotation draw:style-name="gr3" svg:height="81.04pt" draw:caption-point-y="7.8pt" svg:width="137.06pt" svg:x="263.88pt" draw:caption-point-x="-12.08pt" svg:y="416.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1: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1" office:value-type="float">
            <text:p>11</text:p>
          </table:table-cell>
          <table:table-cell ns42:value-type="float" table:style-name="TL_20_Data" office:value="4" office:value-type="float">
            <text:p>4</text:p>
          </table:table-cell>
          <table:table-cell ns42:value-type="float" table:style-name="TL_20_Data" office:value="15" office:value-type="float">
            <text:p>1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42232" office:value-type="float">
            <text:p>42232</text:p>
          </table:table-cell>
          <table:table-cell ns42:value-type="float" table:style-name="TL_20_Data" office:value="1097" office:value-type="float">
            <text:p>1097</text:p>
          </table:table-cell>
          <table:table-cell ns42:value-type="float" table:style-name="TL_20_Data" office:value="155" office:value-type="float">
            <text:p>155</text:p>
          </table:table-cell>
          <table:table-cell ns42:value-type="float" table:style-name="TL_20_Data" office:value="237" office:value-type="float">
            <text:p>237</text:p>
          </table:table-cell>
          <table:table-cell ns42:value-type="float" table:style-name="TL_20_Data" office:value="1" office:value-type="float">
            <text:p>1</text:p>
          </table:table-cell>
          <table:table-cell ns42:value-type="float" table:style-name="TL_20_Data" office:value="4364" office:value-type="float">
            <text:p>4364</text:p>
          </table:table-cell>
          <table:table-cell ns42:value-type="float" table:style-name="TL_20_Data" office:value="376" office:value-type="float">
            <text:p>376</text:p>
          </table:table-cell>
          <table:table-cell ns42:value-type="float" table:style-name="TL_20_Data" office:value="1" office:value-type="float">
            <text:p>1</text:p>
          </table:table-cell>
          <table:table-cell ns42:value-type="float" table:style-name="TL_20_Data" office:value="106929" office:value-type="float">
            <text:p>106929</text:p>
          </table:table-cell>
          <table:table-cell ns42:value-type="float" table:style-name="TL_20_Data" office:value="109366" office:value-type="float">
            <text:p>109366</text:p>
          </table:table-cell>
          <table:table-cell ns42:value-type="float" table:style-name="TL_20_Data" office:value="216295" office:value-type="float">
            <text:p>216295</text:p>
          </table:table-cell>
          <table:table-cell ns42:value-type="float" table:style-name="TL_20_Data" office:value="4250" office:value-type="float">
            <text:p>4250</text:p>
          </table:table-cell>
          <table:table-cell ns42:value-type="float" table:style-name="ce35" office:value="2715" office:value-type="float">
            <text:p>271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31963" office:value-type="float">
            <text:p>31963</text:p>
          </table:table-cell>
          <table:table-cell ns42:value-type="float" table:style-name="TL_20_Data" office:value="1481" office:value-type="float">
            <text:p>1481</text:p>
          </table:table-cell>
          <table:table-cell ns42:value-type="float" table:style-name="TL_20_Data" office:value="257" office:value-type="float">
            <text:p>257</text:p>
          </table:table-cell>
          <table:table-cell ns42:value-type="float" table:style-name="TL_20_Data" office:value="87" office:value-type="float">
            <text:p>87</text:p>
          </table:table-cell>
          <table:table-cell ns42:value-type="float" table:style-name="TL_20_Data" office:value="4" office:value-type="float">
            <text:p>4</text:p>
          </table:table-cell>
          <table:table-cell ns42:value-type="float" table:style-name="TL_20_Data" office:value="2331" office:value-type="float">
            <text:p>2331</text:p>
          </table:table-cell>
          <table:table-cell ns42:value-type="float" table:style-name="TL_20_Data" office:value="115" office:value-type="float">
            <text:p>115</text:p>
          </table:table-cell>
          <table:table-cell ns42:value-type="float" table:style-name="TL_20_Data" office:value="7" office:value-type="float">
            <text:p>7</text:p>
          </table:table-cell>
          <table:table-cell ns42:value-type="float" table:style-name="TL_20_Data" office:value="80977" office:value-type="float">
            <text:p>80977</text:p>
          </table:table-cell>
          <table:table-cell ns42:value-type="float" table:style-name="TL_20_Data" office:value="88146" office:value-type="float">
            <text:p>88146</text:p>
          </table:table-cell>
          <table:table-cell ns42:value-type="float" table:style-name="TL_20_Data" office:value="169123" office:value-type="float">
            <text:p>169123</text:p>
          </table:table-cell>
          <table:table-cell ns42:value-type="float" table:style-name="TL_20_Data" office:value="3691" office:value-type="float">
            <text:p>3691</text:p>
          </table:table-cell>
          <table:table-cell ns42:value-type="float" table:style-name="ce35" office:value="2684" office:value-type="float">
            <text:p>26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1660" office:value-type="float">
            <text:p>11660</text:p>
          </table:table-cell>
          <table:table-cell ns42:value-type="float" table:style-name="TL_20_Data" office:value="504" office:value-type="float">
            <text:p>504</text:p>
          </table:table-cell>
          <table:table-cell ns42:value-type="float" table:style-name="TL_20_Data" office:value="43" office:value-type="float">
            <text:p>43</text:p>
          </table:table-cell>
          <table:table-cell ns42:value-type="float" table:style-name="TL_20_Data" office:value="112" office:value-type="float">
            <text:p>112</text:p>
          </table:table-cell>
          <table:table-cell ns42:value-type="float" table:style-name="TL_20_Data" office:value="6" office:value-type="float">
            <text:p>6</text:p>
          </table:table-cell>
          <table:table-cell ns42:value-type="float" table:style-name="TL_20_Data" office:value="615" office:value-type="float">
            <text:p>615</text:p>
          </table:table-cell>
          <table:table-cell ns42:value-type="float" table:style-name="TL_20_Data" office:value="99" office:value-type="float">
            <text:p>99</text:p>
          </table:table-cell>
          <table:table-cell ns42:value-type="float" table:style-name="TL_20_Data" office:value="3" office:value-type="float">
            <text:p>3</text:p>
          </table:table-cell>
          <table:table-cell ns42:value-type="float" table:style-name="TL_20_Data" office:value="31276" office:value-type="float">
            <text:p>31276</text:p>
          </table:table-cell>
          <table:table-cell ns42:value-type="float" table:style-name="TL_20_Data" office:value="28959" office:value-type="float">
            <text:p>28959</text:p>
          </table:table-cell>
          <table:table-cell ns42:value-type="float" table:style-name="TL_20_Data" office:value="60235" office:value-type="float">
            <text:p>60235</text:p>
          </table:table-cell>
          <table:table-cell ns42:value-type="float" table:style-name="TL_20_Data" office:value="1239" office:value-type="float">
            <text:p>1239</text:p>
          </table:table-cell>
          <table:table-cell ns42:value-type="float" table:style-name="ce35" office:value="956" office:value-type="float">
            <text:p>95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4376" office:value-type="float">
            <text:p>4376</text:p>
          </table:table-cell>
          <table:table-cell ns42:value-type="float" table:style-name="TL_20_Data" office:value="204" office:value-type="float">
            <text:p>204</text:p>
          </table:table-cell>
          <table:table-cell ns42:value-type="float" table:style-name="TL_20_Data" office:value="18" office:value-type="float">
            <text:p>18</text:p>
          </table:table-cell>
          <table:table-cell ns42:value-type="float" table:style-name="TL_20_Data" office:value="5" office:value-type="float">
            <text:p>5</text:p>
          </table:table-cell>
          <table:table-cell table:style-name="TL_20_Data"/>
          <table:table-cell ns42:value-type="float" table:style-name="TL_20_Data" office:value="209" office:value-type="float">
            <text:p>209</text:p>
          </table:table-cell>
          <table:table-cell ns42:value-type="float" table:style-name="TL_20_Data" office:value="3" office:value-type="float">
            <text:p>3</text:p>
          </table:table-cell>
          <table:table-cell ns42:value-type="float" table:style-name="TL_20_Data" office:value="2" office:value-type="float">
            <text:p>2</text:p>
          </table:table-cell>
          <table:table-cell ns42:value-type="float" table:style-name="TL_20_Data" office:value="11169" office:value-type="float">
            <text:p>11169</text:p>
          </table:table-cell>
          <table:table-cell ns42:value-type="float" table:style-name="TL_20_Data" office:value="10429" office:value-type="float">
            <text:p>10429</text:p>
          </table:table-cell>
          <table:table-cell ns42:value-type="float" table:style-name="TL_20_Data" office:value="21598" office:value-type="float">
            <text:p>21598</text:p>
          </table:table-cell>
          <table:table-cell ns42:value-type="float" table:style-name="TL_20_Data" office:value="288" office:value-type="float">
            <text:p>288</text:p>
          </table:table-cell>
          <table:table-cell ns42:value-type="float" table:style-name="ce35" office:value="300" office:value-type="float">
            <text:p>30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ce12" office:value-type="string">
            <office:annotation draw:style-name="gr3" svg:height="81.04pt" draw:caption-point-y="7.8pt" svg:width="137.06pt" svg:x="263.88pt" draw:caption-point-x="-12.08pt" svg:y="480.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1: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0" office:value-type="float">
            <text:p>60</text:p>
          </table:table-cell>
          <table:table-cell ns42:value-type="float" table:style-name="TL_20_Data" office:value="18" office:value-type="float">
            <text:p>18</text:p>
          </table:table-cell>
          <table:table-cell ns42:value-type="float" table:style-name="TL_20_Data" office:value="78" office:value-type="float">
            <text:p>7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47999" office:value-type="float">
            <text:p>47999</text:p>
          </table:table-cell>
          <table:table-cell ns42:value-type="float" table:style-name="TL_20_Data" office:value="2189" office:value-type="float">
            <text:p>2189</text:p>
          </table:table-cell>
          <table:table-cell ns42:value-type="float" table:style-name="TL_20_Data" office:value="318" office:value-type="float">
            <text:p>318</text:p>
          </table:table-cell>
          <table:table-cell ns42:value-type="float" table:style-name="TL_20_Data" office:value="204" office:value-type="float">
            <text:p>204</text:p>
          </table:table-cell>
          <table:table-cell ns42:value-type="float" table:style-name="TL_20_Data" office:value="10" office:value-type="float">
            <text:p>10</text:p>
          </table:table-cell>
          <table:table-cell ns42:value-type="float" table:style-name="TL_20_Data" office:value="3155" office:value-type="float">
            <text:p>3155</text:p>
          </table:table-cell>
          <table:table-cell ns42:value-type="float" table:style-name="TL_20_Data" office:value="217" office:value-type="float">
            <text:p>217</text:p>
          </table:table-cell>
          <table:table-cell ns42:value-type="float" table:style-name="TL_20_Data" office:value="12" office:value-type="float">
            <text:p>12</text:p>
          </table:table-cell>
          <table:table-cell ns42:value-type="float" table:style-name="TL_20_Data" office:value="123482" office:value-type="float">
            <text:p>123482</text:p>
          </table:table-cell>
          <table:table-cell ns42:value-type="float" table:style-name="TL_20_Data" office:value="127552" office:value-type="float">
            <text:p>127552</text:p>
          </table:table-cell>
          <table:table-cell ns42:value-type="float" table:style-name="TL_20_Data" office:value="251034" office:value-type="float">
            <text:p>251034</text:p>
          </table:table-cell>
          <table:table-cell ns42:value-type="float" table:style-name="TL_20_Data" office:value="5218" office:value-type="float">
            <text:p>5218</text:p>
          </table:table-cell>
          <table:table-cell ns42:value-type="float" table:style-name="ce35" office:value="3940" office:value-type="float">
            <text:p>394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40656" office:value-type="float">
            <text:p>40656</text:p>
          </table:table-cell>
          <table:table-cell ns42:value-type="float" table:style-name="TL_20_Data" office:value="933" office:value-type="float">
            <text:p>933</text:p>
          </table:table-cell>
          <table:table-cell ns42:value-type="float" table:style-name="TL_20_Data" office:value="86" office:value-type="float">
            <text:p>86</text:p>
          </table:table-cell>
          <table:table-cell ns42:value-type="float" table:style-name="TL_20_Data" office:value="829" office:value-type="float">
            <text:p>829</text:p>
          </table:table-cell>
          <table:table-cell ns42:value-type="float" table:style-name="TL_20_Data" office:value="2" office:value-type="float">
            <text:p>2</text:p>
          </table:table-cell>
          <table:table-cell ns42:value-type="float" table:style-name="TL_20_Data" office:value="3500" office:value-type="float">
            <text:p>3500</text:p>
          </table:table-cell>
          <table:table-cell ns42:value-type="float" table:style-name="TL_20_Data" office:value="391" office:value-type="float">
            <text:p>391</text:p>
          </table:table-cell>
          <table:table-cell ns42:value-type="float" table:style-name="TL_20_Data" office:value="3" office:value-type="float">
            <text:p>3</text:p>
          </table:table-cell>
          <table:table-cell ns42:value-type="float" table:style-name="TL_20_Data" office:value="89991" office:value-type="float">
            <text:p>89991</text:p>
          </table:table-cell>
          <table:table-cell ns42:value-type="float" table:style-name="TL_20_Data" office:value="96658" office:value-type="float">
            <text:p>96658</text:p>
          </table:table-cell>
          <table:table-cell ns42:value-type="float" table:style-name="TL_20_Data" office:value="186649" office:value-type="float">
            <text:p>186649</text:p>
          </table:table-cell>
          <table:table-cell ns42:value-type="float" table:style-name="TL_20_Data" office:value="4195" office:value-type="float">
            <text:p>4195</text:p>
          </table:table-cell>
          <table:table-cell ns42:value-type="float" table:style-name="ce35" office:value="3513" office:value-type="float">
            <text:p>351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31740" office:value-type="float">
            <text:p>31740</text:p>
          </table:table-cell>
          <table:table-cell ns42:value-type="float" table:style-name="TL_20_Data" office:value="499" office:value-type="float">
            <text:p>499</text:p>
          </table:table-cell>
          <table:table-cell ns42:value-type="float" table:style-name="TL_20_Data" office:value="11" office:value-type="float">
            <text:p>11</text:p>
          </table:table-cell>
          <table:table-cell ns42:value-type="float" table:style-name="TL_20_Data" office:value="1631" office:value-type="float">
            <text:p>1631</text:p>
          </table:table-cell>
          <table:table-cell ns42:value-type="float" table:style-name="TL_20_Data" office:value="9" office:value-type="float">
            <text:p>9</text:p>
          </table:table-cell>
          <table:table-cell ns42:value-type="float" table:style-name="TL_20_Data" office:value="870" office:value-type="float">
            <text:p>870</text:p>
          </table:table-cell>
          <table:table-cell ns42:value-type="float" table:style-name="TL_20_Data" office:value="508" office:value-type="float">
            <text:p>508</text:p>
          </table:table-cell>
          <table:table-cell ns42:value-type="float" table:style-name="TL_20_Data" office:value="7" office:value-type="float">
            <text:p>7</text:p>
          </table:table-cell>
          <table:table-cell ns42:value-type="float" table:style-name="TL_20_Data" office:value="79679" office:value-type="float">
            <text:p>79679</text:p>
          </table:table-cell>
          <table:table-cell ns42:value-type="float" table:style-name="TL_20_Data" office:value="73837" office:value-type="float">
            <text:p>73837</text:p>
          </table:table-cell>
          <table:table-cell ns42:value-type="float" table:style-name="TL_20_Data" office:value="153516" office:value-type="float">
            <text:p>153516</text:p>
          </table:table-cell>
          <table:table-cell ns42:value-type="float" table:style-name="TL_20_Data" office:value="2586" office:value-type="float">
            <text:p>2586</text:p>
          </table:table-cell>
          <table:table-cell ns42:value-type="float" table:style-name="ce35" office:value="2302" office:value-type="float">
            <text:p>230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table:style-name="ce22"/>
          <table:table-cell table:style-name="TL_20_Data" table:number-columns-repeated="11"/>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ce12" office:value-type="string">
            <office:annotation draw:style-name="gr3" svg:height="81.04pt" draw:caption-point-y="7.8pt" svg:width="137.06pt" svg:x="263.88pt" draw:caption-point-x="-12.08pt" svg:y="544.4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1: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2" office:value-type="float">
            <text:p>62</text:p>
          </table:table-cell>
          <table:table-cell ns42:value-type="float" table:style-name="TL_20_Data" office:value="35" office:value-type="float">
            <text:p>35</text:p>
          </table:table-cell>
          <table:table-cell ns42:value-type="float" table:style-name="TL_20_Data" office:value="97" office:value-type="float">
            <text:p>97</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72396" office:value-type="float">
            <text:p>72396</text:p>
          </table:table-cell>
          <table:table-cell ns42:value-type="float" table:style-name="TL_20_Data" office:value="1432" office:value-type="float">
            <text:p>1432</text:p>
          </table:table-cell>
          <table:table-cell ns42:value-type="float" table:style-name="TL_20_Data" office:value="97" office:value-type="float">
            <text:p>97</text:p>
          </table:table-cell>
          <table:table-cell ns42:value-type="float" table:style-name="TL_20_Data" office:value="2460" office:value-type="float">
            <text:p>2460</text:p>
          </table:table-cell>
          <table:table-cell ns42:value-type="float" table:style-name="TL_20_Data" office:value="11" office:value-type="float">
            <text:p>11</text:p>
          </table:table-cell>
          <table:table-cell ns42:value-type="float" table:style-name="TL_20_Data" office:value="4370" office:value-type="float">
            <text:p>4370</text:p>
          </table:table-cell>
          <table:table-cell ns42:value-type="float" table:style-name="TL_20_Data" office:value="899" office:value-type="float">
            <text:p>899</text:p>
          </table:table-cell>
          <table:table-cell ns42:value-type="float" table:style-name="TL_20_Data" office:value="10" office:value-type="float">
            <text:p>10</text:p>
          </table:table-cell>
          <table:table-cell ns42:value-type="float" table:style-name="TL_20_Data" office:value="169732" office:value-type="float">
            <text:p>169732</text:p>
          </table:table-cell>
          <table:table-cell ns42:value-type="float" table:style-name="TL_20_Data" office:value="170530" office:value-type="float">
            <text:p>170530</text:p>
          </table:table-cell>
          <table:table-cell ns42:value-type="float" table:style-name="TL_20_Data" office:value="340262" office:value-type="float">
            <text:p>340262</text:p>
          </table:table-cell>
          <table:table-cell ns42:value-type="float" table:style-name="TL_20_Data" office:value="6781" office:value-type="float">
            <text:p>6781</text:p>
          </table:table-cell>
          <table:table-cell ns42:value-type="float" table:style-name="ce35" office:value="5815" office:value-type="float">
            <text:p>581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33688" office:value-type="float">
            <text:p>33688</text:p>
          </table:table-cell>
          <table:table-cell ns42:value-type="float" table:style-name="TL_20_Data" office:value="1016" office:value-type="float">
            <text:p>1016</text:p>
          </table:table-cell>
          <table:table-cell ns42:value-type="float" table:style-name="TL_20_Data" office:value="115" office:value-type="float">
            <text:p>115</text:p>
          </table:table-cell>
          <table:table-cell ns42:value-type="float" table:style-name="TL_20_Data" office:value="275" office:value-type="float">
            <text:p>275</text:p>
          </table:table-cell>
          <table:table-cell ns42:value-type="float" table:style-name="TL_20_Data" office:value="10" office:value-type="float">
            <text:p>10</text:p>
          </table:table-cell>
          <table:table-cell ns42:value-type="float" table:style-name="TL_20_Data" office:value="3351" office:value-type="float">
            <text:p>3351</text:p>
          </table:table-cell>
          <table:table-cell ns42:value-type="float" table:style-name="TL_20_Data" office:value="183" office:value-type="float">
            <text:p>183</text:p>
          </table:table-cell>
          <table:table-cell ns42:value-type="float" table:style-name="TL_20_Data" office:value="2" office:value-type="float">
            <text:p>2</text:p>
          </table:table-cell>
          <table:table-cell ns42:value-type="float" table:style-name="TL_20_Data" office:value="82934" office:value-type="float">
            <text:p>82934</text:p>
          </table:table-cell>
          <table:table-cell ns42:value-type="float" table:style-name="TL_20_Data" office:value="84725" office:value-type="float">
            <text:p>84725</text:p>
          </table:table-cell>
          <table:table-cell ns42:value-type="float" table:style-name="TL_20_Data" office:value="167659" office:value-type="float">
            <text:p>167659</text:p>
          </table:table-cell>
          <table:table-cell ns42:value-type="float" table:style-name="TL_20_Data" office:value="3213" office:value-type="float">
            <text:p>3213</text:p>
          </table:table-cell>
          <table:table-cell ns42:value-type="float" table:style-name="ce35" office:value="2383" office:value-type="float">
            <text:p>238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0983" office:value-type="float">
            <text:p>20983</text:p>
          </table:table-cell>
          <table:table-cell ns42:value-type="float" table:style-name="TL_20_Data" office:value="707" office:value-type="float">
            <text:p>707</text:p>
          </table:table-cell>
          <table:table-cell ns42:value-type="float" table:style-name="TL_20_Data" office:value="65" office:value-type="float">
            <text:p>65</text:p>
          </table:table-cell>
          <table:table-cell ns42:value-type="float" table:style-name="TL_20_Data" office:value="492" office:value-type="float">
            <text:p>492</text:p>
          </table:table-cell>
          <table:table-cell ns42:value-type="float" table:style-name="TL_20_Data" office:value="15" office:value-type="float">
            <text:p>15</text:p>
          </table:table-cell>
          <table:table-cell ns42:value-type="float" table:style-name="TL_20_Data" office:value="1118" office:value-type="float">
            <text:p>1118</text:p>
          </table:table-cell>
          <table:table-cell ns42:value-type="float" table:style-name="TL_20_Data" office:value="210" office:value-type="float">
            <text:p>210</text:p>
          </table:table-cell>
          <table:table-cell ns42:value-type="float" table:style-name="TL_20_Data" office:value="19" office:value-type="float">
            <text:p>19</text:p>
          </table:table-cell>
          <table:table-cell ns42:value-type="float" table:style-name="TL_20_Data" office:value="57874" office:value-type="float">
            <text:p>57874</text:p>
          </table:table-cell>
          <table:table-cell ns42:value-type="float" table:style-name="TL_20_Data" office:value="52707" office:value-type="float">
            <text:p>52707</text:p>
          </table:table-cell>
          <table:table-cell ns42:value-type="float" table:style-name="TL_20_Data" office:value="110581" office:value-type="float">
            <text:p>110581</text:p>
          </table:table-cell>
          <table:table-cell ns42:value-type="float" table:style-name="TL_20_Data" office:value="1870" office:value-type="float">
            <text:p>1870</text:p>
          </table:table-cell>
          <table:table-cell ns42:value-type="float" table:style-name="ce35" office:value="1686" office:value-type="float">
            <text:p>168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0461" office:value-type="float">
            <text:p>10461</text:p>
          </table:table-cell>
          <table:table-cell ns42:value-type="float" table:style-name="TL_20_Data" office:value="329" office:value-type="float">
            <text:p>329</text:p>
          </table:table-cell>
          <table:table-cell ns42:value-type="float" table:style-name="TL_20_Data" office:value="23" office:value-type="float">
            <text:p>23</text:p>
          </table:table-cell>
          <table:table-cell ns42:value-type="float" table:style-name="TL_20_Data" office:value="133" office:value-type="float">
            <text:p>133</text:p>
          </table:table-cell>
          <table:table-cell ns42:value-type="float" table:style-name="TL_20_Data" office:value="2" office:value-type="float">
            <text:p>2</text:p>
          </table:table-cell>
          <table:table-cell ns42:value-type="float" table:style-name="TL_20_Data" office:value="677" office:value-type="float">
            <text:p>677</text:p>
          </table:table-cell>
          <table:table-cell ns42:value-type="float" table:style-name="TL_20_Data" office:value="37" office:value-type="float">
            <text:p>37</text:p>
          </table:table-cell>
          <table:table-cell ns42:value-type="float" table:style-name="TL_20_Data" office:value="30" office:value-type="float">
            <text:p>30</text:p>
          </table:table-cell>
          <table:table-cell ns42:value-type="float" table:style-name="TL_20_Data" office:value="28468" office:value-type="float">
            <text:p>28468</text:p>
          </table:table-cell>
          <table:table-cell ns42:value-type="float" table:style-name="TL_20_Data" office:value="26563" office:value-type="float">
            <text:p>26563</text:p>
          </table:table-cell>
          <table:table-cell ns42:value-type="float" table:style-name="TL_20_Data" office:value="55031" office:value-type="float">
            <text:p>55031</text:p>
          </table:table-cell>
          <table:table-cell ns42:value-type="float" table:style-name="TL_20_Data" office:value="810" office:value-type="float">
            <text:p>810</text:p>
          </table:table-cell>
          <table:table-cell ns42:value-type="float" table:style-name="ce35" office:value="652" office:value-type="float">
            <text:p>65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ce12" office:value-type="string">
            <office:annotation draw:style-name="gr3" svg:height="81.04pt" draw:caption-point-y="7.8pt" svg:width="137.06pt" svg:x="263.88pt" draw:caption-point-x="-12.08pt" svg:y="608.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1: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37" office:value-type="float">
            <text:p>37</text:p>
          </table:table-cell>
          <table:table-cell ns42:value-type="float" table:style-name="TL_20_Data" office:value="30" office:value-type="float">
            <text:p>30</text:p>
          </table:table-cell>
          <table:table-cell ns42:value-type="float" table:style-name="TL_20_Data" office:value="67" office:value-type="float">
            <text:p>67</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65132" office:value-type="float">
            <text:p>65132</text:p>
          </table:table-cell>
          <table:table-cell ns42:value-type="float" table:style-name="TL_20_Data" office:value="2052" office:value-type="float">
            <text:p>2052</text:p>
          </table:table-cell>
          <table:table-cell ns42:value-type="float" table:style-name="TL_20_Data" office:value="203" office:value-type="float">
            <text:p>203</text:p>
          </table:table-cell>
          <table:table-cell ns42:value-type="float" table:style-name="TL_20_Data" office:value="900" office:value-type="float">
            <text:p>900</text:p>
          </table:table-cell>
          <table:table-cell ns42:value-type="float" table:style-name="TL_20_Data" office:value="27" office:value-type="float">
            <text:p>27</text:p>
          </table:table-cell>
          <table:table-cell ns42:value-type="float" table:style-name="TL_20_Data" office:value="5146" office:value-type="float">
            <text:p>5146</text:p>
          </table:table-cell>
          <table:table-cell ns42:value-type="float" table:style-name="TL_20_Data" office:value="430" office:value-type="float">
            <text:p>430</text:p>
          </table:table-cell>
          <table:table-cell ns42:value-type="float" table:style-name="TL_20_Data" office:value="51" office:value-type="float">
            <text:p>51</text:p>
          </table:table-cell>
          <table:table-cell ns42:value-type="float" table:style-name="TL_20_Data" office:value="169313" office:value-type="float">
            <text:p>169313</text:p>
          </table:table-cell>
          <table:table-cell ns42:value-type="float" table:style-name="TL_20_Data" office:value="164025" office:value-type="float">
            <text:p>164025</text:p>
          </table:table-cell>
          <table:table-cell ns42:value-type="float" table:style-name="TL_20_Data" office:value="333338" office:value-type="float">
            <text:p>333338</text:p>
          </table:table-cell>
          <table:table-cell ns42:value-type="float" table:style-name="TL_20_Data" office:value="5893" office:value-type="float">
            <text:p>5893</text:p>
          </table:table-cell>
          <table:table-cell ns42:value-type="float" table:style-name="ce35" office:value="4721" office:value-type="float">
            <text:p>472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34912" office:value-type="float">
            <text:p>34912</text:p>
          </table:table-cell>
          <table:table-cell ns42:value-type="float" table:style-name="TL_20_Data" office:value="684" office:value-type="float">
            <text:p>684</text:p>
          </table:table-cell>
          <table:table-cell ns42:value-type="float" table:style-name="TL_20_Data" office:value="200" office:value-type="float">
            <text:p>200</text:p>
          </table:table-cell>
          <table:table-cell ns42:value-type="float" table:style-name="TL_20_Data" office:value="922" office:value-type="float">
            <text:p>922</text:p>
          </table:table-cell>
          <table:table-cell ns42:value-type="float" table:style-name="TL_20_Data" office:value="6" office:value-type="float">
            <text:p>6</text:p>
          </table:table-cell>
          <table:table-cell ns42:value-type="float" table:style-name="TL_20_Data" office:value="2106" office:value-type="float">
            <text:p>2106</text:p>
          </table:table-cell>
          <table:table-cell ns42:value-type="float" table:style-name="TL_20_Data" office:value="215" office:value-type="float">
            <text:p>215</text:p>
          </table:table-cell>
          <table:table-cell table:style-name="TL_20_Data"/>
          <table:table-cell ns42:value-type="float" table:style-name="TL_20_Data" office:value="87021" office:value-type="float">
            <text:p>87021</text:p>
          </table:table-cell>
          <table:table-cell ns42:value-type="float" table:style-name="TL_20_Data" office:value="93775" office:value-type="float">
            <text:p>93775</text:p>
          </table:table-cell>
          <table:table-cell ns42:value-type="float" table:style-name="TL_20_Data" office:value="180796" office:value-type="float">
            <text:p>180796</text:p>
          </table:table-cell>
          <table:table-cell ns42:value-type="float" table:style-name="TL_20_Data" office:value="2974" office:value-type="float">
            <text:p>2974</text:p>
          </table:table-cell>
          <table:table-cell ns42:value-type="float" table:style-name="ce35" office:value="2349" office:value-type="float">
            <text:p>234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1582" office:value-type="float">
            <text:p>21582</text:p>
          </table:table-cell>
          <table:table-cell ns42:value-type="float" table:style-name="TL_20_Data" office:value="435" office:value-type="float">
            <text:p>435</text:p>
          </table:table-cell>
          <table:table-cell ns42:value-type="float" table:style-name="TL_20_Data" office:value="14" office:value-type="float">
            <text:p>14</text:p>
          </table:table-cell>
          <table:table-cell ns42:value-type="float" table:style-name="TL_20_Data" office:value="1146" office:value-type="float">
            <text:p>1146</text:p>
          </table:table-cell>
          <table:table-cell ns42:value-type="float" table:style-name="TL_20_Data" office:value="3" office:value-type="float">
            <text:p>3</text:p>
          </table:table-cell>
          <table:table-cell ns42:value-type="float" table:style-name="TL_20_Data" office:value="654" office:value-type="float">
            <text:p>654</text:p>
          </table:table-cell>
          <table:table-cell ns42:value-type="float" table:style-name="TL_20_Data" office:value="737" office:value-type="float">
            <text:p>737</text:p>
          </table:table-cell>
          <table:table-cell ns42:value-type="float" table:style-name="TL_20_Data" office:value="2" office:value-type="float">
            <text:p>2</text:p>
          </table:table-cell>
          <table:table-cell ns42:value-type="float" table:style-name="TL_20_Data" office:value="58550" office:value-type="float">
            <text:p>58550</text:p>
          </table:table-cell>
          <table:table-cell ns42:value-type="float" table:style-name="TL_20_Data" office:value="55885" office:value-type="float">
            <text:p>55885</text:p>
          </table:table-cell>
          <table:table-cell ns42:value-type="float" table:style-name="TL_20_Data" office:value="114435" office:value-type="float">
            <text:p>114435</text:p>
          </table:table-cell>
          <table:table-cell ns42:value-type="float" table:style-name="TL_20_Data" office:value="2767" office:value-type="float">
            <text:p>2767</text:p>
          </table:table-cell>
          <table:table-cell ns42:value-type="float" table:style-name="ce35" office:value="2348" office:value-type="float">
            <text:p>234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908" office:value-type="float">
            <text:p>908</text:p>
          </table:table-cell>
          <table:table-cell ns42:value-type="float" table:style-name="TL_20_Data" office:value="9" office:value-type="float">
            <text:p>9</text:p>
          </table:table-cell>
          <table:table-cell table:style-name="TL_20_Data"/>
          <table:table-cell ns42:value-type="float" table:style-name="TL_20_Data" office:value="12" office:value-type="float">
            <text:p>12</text:p>
          </table:table-cell>
          <table:table-cell table:style-name="TL_20_Data"/>
          <table:table-cell ns42:value-type="float" table:style-name="TL_20_Data" office:value="18" office:value-type="float">
            <text:p>18</text:p>
          </table:table-cell>
          <table:table-cell ns42:value-type="float" table:style-name="TL_20_Data" office:value="1" office:value-type="float">
            <text:p>1</text:p>
          </table:table-cell>
          <table:table-cell table:style-name="TL_20_Data"/>
          <table:table-cell ns42:value-type="float" table:style-name="TL_20_Data" office:value="2202" office:value-type="float">
            <text:p>2202</text:p>
          </table:table-cell>
          <table:table-cell ns42:value-type="float" table:style-name="TL_20_Data" office:value="2090" office:value-type="float">
            <text:p>2090</text:p>
          </table:table-cell>
          <table:table-cell ns42:value-type="float" table:style-name="TL_20_Data" office:value="4292" office:value-type="float">
            <text:p>4292</text:p>
          </table:table-cell>
          <table:table-cell ns42:value-type="float" table:style-name="TL_20_Data" office:value="27" office:value-type="float">
            <text:p>27</text:p>
          </table:table-cell>
          <table:table-cell ns42:value-type="float" table:style-name="ce35" office:value="22" office:value-type="float">
            <text:p>2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ce12" office:value-type="string">
            <office:annotation draw:style-name="gr3" svg:height="81.04pt" draw:caption-point-y="7.8pt" svg:width="137.06pt" svg:x="263.88pt" draw:caption-point-x="-12.08pt" svg:y="671.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1: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51" office:value-type="float">
            <text:p>51</text:p>
          </table:table-cell>
          <table:table-cell ns42:value-type="float" table:style-name="TL_20_Data" office:value="28" office:value-type="float">
            <text:p>28</text:p>
          </table:table-cell>
          <table:table-cell ns42:value-type="float" table:style-name="TL_20_Data" office:value="79" office:value-type="float">
            <text:p>79</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57402" office:value-type="float">
            <text:p>57402</text:p>
          </table:table-cell>
          <table:table-cell ns42:value-type="float" table:style-name="TL_20_Data" office:value="1128" office:value-type="float">
            <text:p>1128</text:p>
          </table:table-cell>
          <table:table-cell ns42:value-type="float" table:style-name="TL_20_Data" office:value="214" office:value-type="float">
            <text:p>214</text:p>
          </table:table-cell>
          <table:table-cell ns42:value-type="float" table:style-name="TL_20_Data" office:value="2080" office:value-type="float">
            <text:p>2080</text:p>
          </table:table-cell>
          <table:table-cell ns42:value-type="float" table:style-name="TL_20_Data" office:value="9" office:value-type="float">
            <text:p>9</text:p>
          </table:table-cell>
          <table:table-cell ns42:value-type="float" table:style-name="TL_20_Data" office:value="2778" office:value-type="float">
            <text:p>2778</text:p>
          </table:table-cell>
          <table:table-cell ns42:value-type="float" table:style-name="TL_20_Data" office:value="953" office:value-type="float">
            <text:p>953</text:p>
          </table:table-cell>
          <table:table-cell ns42:value-type="float" table:style-name="TL_20_Data" office:value="2" office:value-type="float">
            <text:p>2</text:p>
          </table:table-cell>
          <table:table-cell ns42:value-type="float" table:style-name="TL_20_Data" office:value="147824" office:value-type="float">
            <text:p>147824</text:p>
          </table:table-cell>
          <table:table-cell ns42:value-type="float" table:style-name="TL_20_Data" office:value="151778" office:value-type="float">
            <text:p>151778</text:p>
          </table:table-cell>
          <table:table-cell ns42:value-type="float" table:style-name="TL_20_Data" office:value="299602" office:value-type="float">
            <text:p>299602</text:p>
          </table:table-cell>
          <table:table-cell ns42:value-type="float" table:style-name="TL_20_Data" office:value="5768" office:value-type="float">
            <text:p>5768</text:p>
          </table:table-cell>
          <table:table-cell ns42:value-type="float" table:style-name="ce35" office:value="4719" office:value-type="float">
            <text:p>471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1764" office:value-type="float">
            <text:p>11764</text:p>
          </table:table-cell>
          <table:table-cell ns42:value-type="float" table:style-name="TL_20_Data" office:value="218" office:value-type="float">
            <text:p>218</text:p>
          </table:table-cell>
          <table:table-cell ns42:value-type="float" table:style-name="TL_20_Data" office:value="19" office:value-type="float">
            <text:p>19</text:p>
          </table:table-cell>
          <table:table-cell ns42:value-type="float" table:style-name="TL_20_Data" office:value="108" office:value-type="float">
            <text:p>108</text:p>
          </table:table-cell>
          <table:table-cell ns42:value-type="float" table:style-name="TL_20_Data" office:value="6" office:value-type="float">
            <text:p>6</text:p>
          </table:table-cell>
          <table:table-cell ns42:value-type="float" table:style-name="TL_20_Data" office:value="630" office:value-type="float">
            <text:p>630</text:p>
          </table:table-cell>
          <table:table-cell ns42:value-type="float" table:style-name="TL_20_Data" office:value="101" office:value-type="float">
            <text:p>101</text:p>
          </table:table-cell>
          <table:table-cell ns42:value-type="float" table:style-name="TL_20_Data" office:value="6" office:value-type="float">
            <text:p>6</text:p>
          </table:table-cell>
          <table:table-cell ns42:value-type="float" table:style-name="TL_20_Data" office:value="29279" office:value-type="float">
            <text:p>29279</text:p>
          </table:table-cell>
          <table:table-cell ns42:value-type="float" table:style-name="TL_20_Data" office:value="28952" office:value-type="float">
            <text:p>28952</text:p>
          </table:table-cell>
          <table:table-cell ns42:value-type="float" table:style-name="TL_20_Data" office:value="58231" office:value-type="float">
            <text:p>58231</text:p>
          </table:table-cell>
          <table:table-cell ns42:value-type="float" table:style-name="TL_20_Data" office:value="1066" office:value-type="float">
            <text:p>1066</text:p>
          </table:table-cell>
          <table:table-cell ns42:value-type="float" table:style-name="ce35" office:value="739" office:value-type="float">
            <text:p>73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5140" office:value-type="float">
            <text:p>15140</text:p>
          </table:table-cell>
          <table:table-cell ns42:value-type="float" table:style-name="TL_20_Data" office:value="304" office:value-type="float">
            <text:p>304</text:p>
          </table:table-cell>
          <table:table-cell ns42:value-type="float" table:style-name="TL_20_Data" office:value="21" office:value-type="float">
            <text:p>21</text:p>
          </table:table-cell>
          <table:table-cell ns42:value-type="float" table:style-name="TL_20_Data" office:value="220" office:value-type="float">
            <text:p>220</text:p>
          </table:table-cell>
          <table:table-cell ns42:value-type="float" table:style-name="TL_20_Data" office:value="31" office:value-type="float">
            <text:p>31</text:p>
          </table:table-cell>
          <table:table-cell ns42:value-type="float" table:style-name="TL_20_Data" office:value="371" office:value-type="float">
            <text:p>371</text:p>
          </table:table-cell>
          <table:table-cell ns42:value-type="float" table:style-name="TL_20_Data" office:value="217" office:value-type="float">
            <text:p>217</text:p>
          </table:table-cell>
          <table:table-cell ns42:value-type="float" table:style-name="TL_20_Data" office:value="14" office:value-type="float">
            <text:p>14</text:p>
          </table:table-cell>
          <table:table-cell ns42:value-type="float" table:style-name="TL_20_Data" office:value="45191" office:value-type="float">
            <text:p>45191</text:p>
          </table:table-cell>
          <table:table-cell ns42:value-type="float" table:style-name="TL_20_Data" office:value="38616" office:value-type="float">
            <text:p>38616</text:p>
          </table:table-cell>
          <table:table-cell ns42:value-type="float" table:style-name="TL_20_Data" office:value="83807" office:value-type="float">
            <text:p>83807</text:p>
          </table:table-cell>
          <table:table-cell ns42:value-type="float" table:style-name="TL_20_Data" office:value="1077" office:value-type="float">
            <text:p>1077</text:p>
          </table:table-cell>
          <table:table-cell ns42:value-type="float" table:style-name="ce35" office:value="845" office:value-type="float">
            <text:p>84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301" office:value-type="float">
            <text:p>1301</text:p>
          </table:table-cell>
          <table:table-cell ns42:value-type="float" table:style-name="TL_20_Data" office:value="15" office:value-type="float">
            <text:p>15</text:p>
          </table:table-cell>
          <table:table-cell table:style-name="TL_20_Data"/>
          <table:table-cell ns42:value-type="float" table:style-name="TL_20_Data" office:value="1" office:value-type="float">
            <text:p>1</text:p>
          </table:table-cell>
          <table:table-cell table:style-name="TL_20_Data"/>
          <table:table-cell ns42:value-type="float" table:style-name="TL_20_Data" office:value="43" office:value-type="float">
            <text:p>43</text:p>
          </table:table-cell>
          <table:table-cell table:style-name="TL_20_Data"/>
          <table:table-cell ns42:value-type="float" table:style-name="TL_20_Data" office:value="2" office:value-type="float">
            <text:p>2</text:p>
          </table:table-cell>
          <table:table-cell ns42:value-type="float" table:style-name="TL_20_Data" office:value="3413" office:value-type="float">
            <text:p>3413</text:p>
          </table:table-cell>
          <table:table-cell ns42:value-type="float" table:style-name="TL_20_Data" office:value="3070" office:value-type="float">
            <text:p>3070</text:p>
          </table:table-cell>
          <table:table-cell ns42:value-type="float" table:style-name="TL_20_Data" office:value="6483" office:value-type="float">
            <text:p>6483</text:p>
          </table:table-cell>
          <table:table-cell ns42:value-type="float" table:style-name="TL_20_Data" office:value="58" office:value-type="float">
            <text:p>58</text:p>
          </table:table-cell>
          <table:table-cell ns42:value-type="float" table:style-name="ce35" office:value="37" office:value-type="float">
            <text:p>3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ce12" office:value-type="string">
            <office:annotation draw:style-name="gr3" svg:height="81.04pt" draw:caption-point-y="7.8pt" svg:width="137.06pt" svg:x="263.88pt" draw:caption-point-x="-12.08pt" svg:y="735.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1: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8" office:value-type="float">
            <text:p>18</text:p>
          </table:table-cell>
          <table:table-cell ns42:value-type="float" table:style-name="TL_20_Data" office:value="5" office:value-type="float">
            <text:p>5</text:p>
          </table:table-cell>
          <table:table-cell ns42:value-type="float" table:style-name="TL_20_Data" office:value="23" office:value-type="float">
            <text:p>23</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28205" office:value-type="float">
            <text:p>28205</text:p>
          </table:table-cell>
          <table:table-cell ns42:value-type="float" table:style-name="TL_20_Data" office:value="537" office:value-type="float">
            <text:p>537</text:p>
          </table:table-cell>
          <table:table-cell ns42:value-type="float" table:style-name="TL_20_Data" office:value="40" office:value-type="float">
            <text:p>40</text:p>
          </table:table-cell>
          <table:table-cell ns42:value-type="float" table:style-name="TL_20_Data" office:value="329" office:value-type="float">
            <text:p>329</text:p>
          </table:table-cell>
          <table:table-cell ns42:value-type="float" table:style-name="TL_20_Data" office:value="37" office:value-type="float">
            <text:p>37</text:p>
          </table:table-cell>
          <table:table-cell ns42:value-type="float" table:style-name="TL_20_Data" office:value="1044" office:value-type="float">
            <text:p>1044</text:p>
          </table:table-cell>
          <table:table-cell ns42:value-type="float" table:style-name="TL_20_Data" office:value="318" office:value-type="float">
            <text:p>318</text:p>
          </table:table-cell>
          <table:table-cell ns42:value-type="float" table:style-name="TL_20_Data" office:value="22" office:value-type="float">
            <text:p>22</text:p>
          </table:table-cell>
          <table:table-cell ns42:value-type="float" table:style-name="TL_20_Data" office:value="77901" office:value-type="float">
            <text:p>77901</text:p>
          </table:table-cell>
          <table:table-cell ns42:value-type="float" table:style-name="TL_20_Data" office:value="70643" office:value-type="float">
            <text:p>70643</text:p>
          </table:table-cell>
          <table:table-cell ns42:value-type="float" table:style-name="TL_20_Data" office:value="148544" office:value-type="float">
            <text:p>148544</text:p>
          </table:table-cell>
          <table:table-cell ns42:value-type="float" table:style-name="TL_20_Data" office:value="2201" office:value-type="float">
            <text:p>2201</text:p>
          </table:table-cell>
          <table:table-cell ns42:value-type="float" table:style-name="ce35" office:value="1621" office:value-type="float">
            <text:p>162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26395" office:value-type="float">
            <text:p>26395</text:p>
          </table:table-cell>
          <table:table-cell ns42:value-type="float" table:style-name="TL_20_Data" office:value="893" office:value-type="float">
            <text:p>893</text:p>
          </table:table-cell>
          <table:table-cell ns42:value-type="float" table:style-name="TL_20_Data" office:value="114" office:value-type="float">
            <text:p>114</text:p>
          </table:table-cell>
          <table:table-cell ns42:value-type="float" table:style-name="TL_20_Data" office:value="22" office:value-type="float">
            <text:p>22</text:p>
          </table:table-cell>
          <table:table-cell ns42:value-type="float" table:style-name="TL_20_Data" office:value="14" office:value-type="float">
            <text:p>14</text:p>
          </table:table-cell>
          <table:table-cell ns42:value-type="float" table:style-name="TL_20_Data" office:value="1413" office:value-type="float">
            <text:p>1413</text:p>
          </table:table-cell>
          <table:table-cell ns42:value-type="float" table:style-name="TL_20_Data" office:value="72" office:value-type="float">
            <text:p>72</text:p>
          </table:table-cell>
          <table:table-cell ns42:value-type="float" table:style-name="TL_20_Data" office:value="7" office:value-type="float">
            <text:p>7</text:p>
          </table:table-cell>
          <table:table-cell ns42:value-type="float" table:style-name="TL_20_Data" office:value="80216" office:value-type="float">
            <text:p>80216</text:p>
          </table:table-cell>
          <table:table-cell ns42:value-type="float" table:style-name="TL_20_Data" office:value="82571" office:value-type="float">
            <text:p>82571</text:p>
          </table:table-cell>
          <table:table-cell ns42:value-type="float" table:style-name="TL_20_Data" office:value="162787" office:value-type="float">
            <text:p>162787</text:p>
          </table:table-cell>
          <table:table-cell ns42:value-type="float" table:style-name="TL_20_Data" office:value="1847" office:value-type="float">
            <text:p>1847</text:p>
          </table:table-cell>
          <table:table-cell ns42:value-type="float" table:style-name="ce35" office:value="998" office:value-type="float">
            <text:p>99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0406" office:value-type="float">
            <text:p>20406</text:p>
          </table:table-cell>
          <table:table-cell ns42:value-type="float" table:style-name="TL_20_Data" office:value="640" office:value-type="float">
            <text:p>640</text:p>
          </table:table-cell>
          <table:table-cell ns42:value-type="float" table:style-name="TL_20_Data" office:value="70" office:value-type="float">
            <text:p>70</text:p>
          </table:table-cell>
          <table:table-cell ns42:value-type="float" table:style-name="TL_20_Data" office:value="18" office:value-type="float">
            <text:p>18</text:p>
          </table:table-cell>
          <table:table-cell ns42:value-type="float" table:style-name="TL_20_Data" office:value="20" office:value-type="float">
            <text:p>20</text:p>
          </table:table-cell>
          <table:table-cell ns42:value-type="float" table:style-name="TL_20_Data" office:value="762" office:value-type="float">
            <text:p>762</text:p>
          </table:table-cell>
          <table:table-cell ns42:value-type="float" table:style-name="TL_20_Data" office:value="20" office:value-type="float">
            <text:p>20</text:p>
          </table:table-cell>
          <table:table-cell ns42:value-type="float" table:style-name="TL_20_Data" office:value="10" office:value-type="float">
            <text:p>10</text:p>
          </table:table-cell>
          <table:table-cell ns42:value-type="float" table:style-name="TL_20_Data" office:value="61068" office:value-type="float">
            <text:p>61068</text:p>
          </table:table-cell>
          <table:table-cell ns42:value-type="float" table:style-name="TL_20_Data" office:value="55327" office:value-type="float">
            <text:p>55327</text:p>
          </table:table-cell>
          <table:table-cell ns42:value-type="float" table:style-name="TL_20_Data" office:value="116395" office:value-type="float">
            <text:p>116395</text:p>
          </table:table-cell>
          <table:table-cell ns42:value-type="float" table:style-name="TL_20_Data" office:value="658" office:value-type="float">
            <text:p>658</text:p>
          </table:table-cell>
          <table:table-cell ns42:value-type="float" table:style-name="ce35" office:value="401" office:value-type="float">
            <text:p>40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418" office:value-type="float">
            <text:p>418</text:p>
          </table:table-cell>
          <table:table-cell ns42:value-type="float" table:style-name="TL_20_Data" office:value="19" office:value-type="float">
            <text:p>19</text:p>
          </table:table-cell>
          <table:table-cell ns42:value-type="float" table:style-name="TL_20_Data" office:value="4" office:value-type="float">
            <text:p>4</text:p>
          </table:table-cell>
          <table:table-cell table:style-name="TL_20_Data" table:number-columns-repeated="2"/>
          <table:table-cell ns42:value-type="float" table:style-name="TL_20_Data" office:value="6" office:value-type="float">
            <text:p>6</text:p>
          </table:table-cell>
          <table:table-cell table:style-name="TL_20_Data" table:number-columns-repeated="2"/>
          <table:table-cell ns42:value-type="float" table:style-name="TL_20_Data" office:value="1428" office:value-type="float">
            <text:p>1428</text:p>
          </table:table-cell>
          <table:table-cell ns42:value-type="float" table:style-name="TL_20_Data" office:value="1266" office:value-type="float">
            <text:p>1266</text:p>
          </table:table-cell>
          <table:table-cell ns42:value-type="float" table:style-name="TL_20_Data" office:value="2694" office:value-type="float">
            <text:p>2694</text:p>
          </table:table-cell>
          <table:table-cell ns42:value-type="float" table:style-name="TL_20_Data" office:value="15" office:value-type="float">
            <text:p>15</text:p>
          </table:table-cell>
          <table:table-cell ns42:value-type="float" table:style-name="ce35" office:value="7" office:value-type="float">
            <text:p>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ce12" office:value-type="string">
            <office:annotation draw:style-name="gr5" svg:height="81.01pt" draw:caption-point-y="7.8pt" svg:width="137.06pt" svg:x="263.88pt" draw:caption-point-x="-12.08pt" svg:y="799.4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1: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42" office:value-type="float">
            <text:p>42</text:p>
          </table:table-cell>
          <table:table-cell ns42:value-type="float" table:style-name="TL_20_Data" office:value="16" office:value-type="float">
            <text:p>16</text:p>
          </table:table-cell>
          <table:table-cell ns42:value-type="float" table:style-name="TL_20_Data" office:value="58" office:value-type="float">
            <text:p>5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47219" office:value-type="float">
            <text:p>47219</text:p>
          </table:table-cell>
          <table:table-cell ns42:value-type="float" table:style-name="TL_20_Data" office:value="1552" office:value-type="float">
            <text:p>1552</text:p>
          </table:table-cell>
          <table:table-cell ns42:value-type="float" table:style-name="TL_20_Data" office:value="188" office:value-type="float">
            <text:p>188</text:p>
          </table:table-cell>
          <table:table-cell ns42:value-type="float" table:style-name="TL_20_Data" office:value="40" office:value-type="float">
            <text:p>40</text:p>
          </table:table-cell>
          <table:table-cell ns42:value-type="float" table:style-name="TL_20_Data" office:value="34" office:value-type="float">
            <text:p>34</text:p>
          </table:table-cell>
          <table:table-cell ns42:value-type="float" table:style-name="TL_20_Data" office:value="2181" office:value-type="float">
            <text:p>2181</text:p>
          </table:table-cell>
          <table:table-cell ns42:value-type="float" table:style-name="TL_20_Data" office:value="92" office:value-type="float">
            <text:p>92</text:p>
          </table:table-cell>
          <table:table-cell ns42:value-type="float" table:style-name="TL_20_Data" office:value="17" office:value-type="float">
            <text:p>17</text:p>
          </table:table-cell>
          <table:table-cell ns42:value-type="float" table:style-name="TL_20_Data" office:value="142754" office:value-type="float">
            <text:p>142754</text:p>
          </table:table-cell>
          <table:table-cell ns42:value-type="float" table:style-name="TL_20_Data" office:value="139180" office:value-type="float">
            <text:p>139180</text:p>
          </table:table-cell>
          <table:table-cell ns42:value-type="float" table:style-name="TL_20_Data" office:value="281934" office:value-type="float">
            <text:p>281934</text:p>
          </table:table-cell>
          <table:table-cell ns42:value-type="float" table:style-name="TL_20_Data" office:value="2520" office:value-type="float">
            <text:p>2520</text:p>
          </table:table-cell>
          <table:table-cell ns42:value-type="float" table:style-name="ce35" office:value="1406" office:value-type="float">
            <text:p>140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845" office:value-type="float">
            <text:p>1845</text:p>
          </table:table-cell>
          <table:table-cell ns42:value-type="float" table:style-name="TL_20_Data" office:value="165" office:value-type="float">
            <text:p>165</text:p>
          </table:table-cell>
          <table:table-cell ns42:value-type="float" table:style-name="TL_20_Data" office:value="2" office:value-type="float">
            <text:p>2</text:p>
          </table:table-cell>
          <table:table-cell ns42:value-type="float" table:style-name="TL_20_Data" office:value="5" office:value-type="float">
            <text:p>5</text:p>
          </table:table-cell>
          <table:table-cell ns42:value-type="float" table:style-name="TL_20_Data" office:value="2" office:value-type="float">
            <text:p>2</text:p>
          </table:table-cell>
          <table:table-cell ns42:value-type="float" table:style-name="TL_20_Data" office:value="255" office:value-type="float">
            <text:p>255</text:p>
          </table:table-cell>
          <table:table-cell table:style-name="TL_20_Data" table:number-columns-repeated="2"/>
          <table:table-cell ns42:value-type="float" table:style-name="TL_20_Data" office:value="4323" office:value-type="float">
            <text:p>4323</text:p>
          </table:table-cell>
          <table:table-cell ns42:value-type="float" table:style-name="TL_20_Data" office:value="4211" office:value-type="float">
            <text:p>4211</text:p>
          </table:table-cell>
          <table:table-cell ns42:value-type="float" table:style-name="TL_20_Data" office:value="8534" office:value-type="float">
            <text:p>8534</text:p>
          </table:table-cell>
          <table:table-cell ns42:value-type="float" table:style-name="TL_20_Data" office:value="141" office:value-type="float">
            <text:p>141</text:p>
          </table:table-cell>
          <table:table-cell ns42:value-type="float" table:style-name="ce35" office:value="84" office:value-type="float">
            <text:p>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208" office:value-type="float">
            <text:p>1208</text:p>
          </table:table-cell>
          <table:table-cell ns42:value-type="float" table:style-name="TL_20_Data" office:value="45" office:value-type="float">
            <text:p>45</text:p>
          </table:table-cell>
          <table:table-cell ns42:value-type="float" table:style-name="TL_20_Data" office:value="1" office:value-type="float">
            <text:p>1</text:p>
          </table:table-cell>
          <table:table-cell ns42:value-type="float" table:style-name="TL_20_Data" office:value="3" office:value-type="float">
            <text:p>3</text:p>
          </table:table-cell>
          <table:table-cell table:style-name="TL_20_Data"/>
          <table:table-cell ns42:value-type="float" table:style-name="TL_20_Data" office:value="106" office:value-type="float">
            <text:p>106</text:p>
          </table:table-cell>
          <table:table-cell ns42:value-type="float" table:style-name="TL_20_Data" office:value="5" office:value-type="float">
            <text:p>5</text:p>
          </table:table-cell>
          <table:table-cell table:style-name="TL_20_Data"/>
          <table:table-cell ns42:value-type="float" table:style-name="TL_20_Data" office:value="3271" office:value-type="float">
            <text:p>3271</text:p>
          </table:table-cell>
          <table:table-cell ns42:value-type="float" table:style-name="TL_20_Data" office:value="3074" office:value-type="float">
            <text:p>3074</text:p>
          </table:table-cell>
          <table:table-cell ns42:value-type="float" table:style-name="TL_20_Data" office:value="6345" office:value-type="float">
            <text:p>6345</text:p>
          </table:table-cell>
          <table:table-cell ns42:value-type="float" table:style-name="TL_20_Data" office:value="100" office:value-type="float">
            <text:p>100</text:p>
          </table:table-cell>
          <table:table-cell ns42:value-type="float" table:style-name="ce35" office:value="83" office:value-type="float">
            <text:p>8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927" office:value-type="float">
            <text:p>927</text:p>
          </table:table-cell>
          <table:table-cell ns42:value-type="float" table:style-name="TL_20_Data" office:value="31" office:value-type="float">
            <text:p>31</text:p>
          </table:table-cell>
          <table:table-cell ns42:value-type="float" table:style-name="TL_20_Data" office:value="1" office:value-type="float">
            <text:p>1</text:p>
          </table:table-cell>
          <table:table-cell table:style-name="TL_20_Data" table:number-columns-repeated="2"/>
          <table:table-cell ns42:value-type="float" table:style-name="TL_20_Data" office:value="37" office:value-type="float">
            <text:p>37</text:p>
          </table:table-cell>
          <table:table-cell ns42:value-type="float" table:style-name="TL_20_Data" office:value="2" office:value-type="float">
            <text:p>2</text:p>
          </table:table-cell>
          <table:table-cell table:style-name="TL_20_Data"/>
          <table:table-cell ns42:value-type="float" table:style-name="TL_20_Data" office:value="2348" office:value-type="float">
            <text:p>2348</text:p>
          </table:table-cell>
          <table:table-cell ns42:value-type="float" table:style-name="TL_20_Data" office:value="2195" office:value-type="float">
            <text:p>2195</text:p>
          </table:table-cell>
          <table:table-cell ns42:value-type="float" table:style-name="TL_20_Data" office:value="4543" office:value-type="float">
            <text:p>4543</text:p>
          </table:table-cell>
          <table:table-cell ns42:value-type="float" table:style-name="TL_20_Data" office:value="75" office:value-type="float">
            <text:p>75</text:p>
          </table:table-cell>
          <table:table-cell ns42:value-type="float" table:style-name="ce35" office:value="65" office:value-type="float">
            <text:p>6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ce12" office:value-type="string">
            <office:annotation draw:style-name="gr5" svg:height="81.01pt" draw:caption-point-y="7.8pt" svg:width="137.06pt" svg:x="263.88pt" draw:caption-point-x="-12.08pt" svg:y="863.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1: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 office:value-type="float">
            <text:p>1</text:p>
          </table:table-cell>
          <table:table-cell table:style-name="TL_20_Data"/>
          <table:table-cell ns42:value-type="float" table:style-name="TL_20_Data" office:value="1" office:value-type="float">
            <text:p>1</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3980" office:value-type="float">
            <text:p>3980</text:p>
          </table:table-cell>
          <table:table-cell ns42:value-type="float" table:style-name="TL_20_Data" office:value="241" office:value-type="float">
            <text:p>241</text:p>
          </table:table-cell>
          <table:table-cell ns42:value-type="float" table:style-name="TL_20_Data" office:value="4" office:value-type="float">
            <text:p>4</text:p>
          </table:table-cell>
          <table:table-cell ns42:value-type="float" table:style-name="TL_20_Data" office:value="8" office:value-type="float">
            <text:p>8</text:p>
          </table:table-cell>
          <table:table-cell ns42:value-type="float" table:style-name="TL_20_Data" office:value="2" office:value-type="float">
            <text:p>2</text:p>
          </table:table-cell>
          <table:table-cell ns42:value-type="float" table:style-name="TL_20_Data" office:value="398" office:value-type="float">
            <text:p>398</text:p>
          </table:table-cell>
          <table:table-cell ns42:value-type="float" table:style-name="TL_20_Data" office:value="7" office:value-type="float">
            <text:p>7</text:p>
          </table:table-cell>
          <table:table-cell table:style-name="TL_20_Data"/>
          <table:table-cell ns42:value-type="float" table:style-name="TL_20_Data" office:value="9943" office:value-type="float">
            <text:p>9943</text:p>
          </table:table-cell>
          <table:table-cell ns42:value-type="float" table:style-name="TL_20_Data" office:value="9480" office:value-type="float">
            <text:p>9480</text:p>
          </table:table-cell>
          <table:table-cell ns42:value-type="float" table:style-name="TL_20_Data" office:value="19423" office:value-type="float">
            <text:p>19423</text:p>
          </table:table-cell>
          <table:table-cell ns42:value-type="float" table:style-name="TL_20_Data" office:value="316" office:value-type="float">
            <text:p>316</text:p>
          </table:table-cell>
          <table:table-cell ns42:value-type="float" table:style-name="ce35" office:value="232" office:value-type="float">
            <text:p>23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4192" office:value-type="float">
            <text:p>14192</text:p>
          </table:table-cell>
          <table:table-cell ns42:value-type="float" table:style-name="TL_20_Data" office:value="641" office:value-type="float">
            <text:p>641</text:p>
          </table:table-cell>
          <table:table-cell ns42:value-type="float" table:style-name="TL_20_Data" office:value="9" office:value-type="float">
            <text:p>9</text:p>
          </table:table-cell>
          <table:table-cell ns42:value-type="float" table:style-name="TL_20_Data" office:value="35" office:value-type="float">
            <text:p>35</text:p>
          </table:table-cell>
          <table:table-cell table:style-name="TL_20_Data"/>
          <table:table-cell ns42:value-type="float" table:style-name="TL_20_Data" office:value="1858" office:value-type="float">
            <text:p>1858</text:p>
          </table:table-cell>
          <table:table-cell ns42:value-type="float" table:style-name="TL_20_Data" office:value="15" office:value-type="float">
            <text:p>15</text:p>
          </table:table-cell>
          <table:table-cell ns42:value-type="float" table:style-name="TL_20_Data" office:value="2" office:value-type="float">
            <text:p>2</text:p>
          </table:table-cell>
          <table:table-cell ns42:value-type="float" table:style-name="TL_20_Data" office:value="33399" office:value-type="float">
            <text:p>33399</text:p>
          </table:table-cell>
          <table:table-cell ns42:value-type="float" table:style-name="TL_20_Data" office:value="32433" office:value-type="float">
            <text:p>32433</text:p>
          </table:table-cell>
          <table:table-cell ns42:value-type="float" table:style-name="TL_20_Data" office:value="65832" office:value-type="float">
            <text:p>65832</text:p>
          </table:table-cell>
          <table:table-cell ns42:value-type="float" table:style-name="TL_20_Data" office:value="1020" office:value-type="float">
            <text:p>1020</text:p>
          </table:table-cell>
          <table:table-cell ns42:value-type="float" table:style-name="ce35" office:value="896" office:value-type="float">
            <text:p>89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1494" office:value-type="float">
            <text:p>11494</text:p>
          </table:table-cell>
          <table:table-cell ns42:value-type="float" table:style-name="TL_20_Data" office:value="411" office:value-type="float">
            <text:p>411</text:p>
          </table:table-cell>
          <table:table-cell ns42:value-type="float" table:style-name="TL_20_Data" office:value="18" office:value-type="float">
            <text:p>18</text:p>
          </table:table-cell>
          <table:table-cell ns42:value-type="float" table:style-name="TL_20_Data" office:value="51" office:value-type="float">
            <text:p>51</text:p>
          </table:table-cell>
          <table:table-cell ns42:value-type="float" table:style-name="TL_20_Data" office:value="1" office:value-type="float">
            <text:p>1</text:p>
          </table:table-cell>
          <table:table-cell ns42:value-type="float" table:style-name="TL_20_Data" office:value="886" office:value-type="float">
            <text:p>886</text:p>
          </table:table-cell>
          <table:table-cell ns42:value-type="float" table:style-name="TL_20_Data" office:value="49" office:value-type="float">
            <text:p>49</text:p>
          </table:table-cell>
          <table:table-cell table:style-name="TL_20_Data"/>
          <table:table-cell ns42:value-type="float" table:style-name="TL_20_Data" office:value="30175" office:value-type="float">
            <text:p>30175</text:p>
          </table:table-cell>
          <table:table-cell ns42:value-type="float" table:style-name="TL_20_Data" office:value="28166" office:value-type="float">
            <text:p>28166</text:p>
          </table:table-cell>
          <table:table-cell ns42:value-type="float" table:style-name="TL_20_Data" office:value="58341" office:value-type="float">
            <text:p>58341</text:p>
          </table:table-cell>
          <table:table-cell ns42:value-type="float" table:style-name="TL_20_Data" office:value="930" office:value-type="float">
            <text:p>930</text:p>
          </table:table-cell>
          <table:table-cell ns42:value-type="float" table:style-name="ce35" office:value="774" office:value-type="float">
            <text:p>77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496" office:value-type="float">
            <text:p>3496</text:p>
          </table:table-cell>
          <table:table-cell ns42:value-type="float" table:style-name="TL_20_Data" office:value="162" office:value-type="float">
            <text:p>162</text:p>
          </table:table-cell>
          <table:table-cell table:style-name="TL_20_Data"/>
          <table:table-cell ns42:value-type="float" table:style-name="TL_20_Data" office:value="14" office:value-type="float">
            <text:p>14</text:p>
          </table:table-cell>
          <table:table-cell table:style-name="TL_20_Data"/>
          <table:table-cell ns42:value-type="float" table:style-name="TL_20_Data" office:value="310" office:value-type="float">
            <text:p>310</text:p>
          </table:table-cell>
          <table:table-cell ns42:value-type="float" table:style-name="TL_20_Data" office:value="7" office:value-type="float">
            <text:p>7</text:p>
          </table:table-cell>
          <table:table-cell table:style-name="TL_20_Data"/>
          <table:table-cell ns42:value-type="float" table:style-name="TL_20_Data" office:value="8770" office:value-type="float">
            <text:p>8770</text:p>
          </table:table-cell>
          <table:table-cell ns42:value-type="float" table:style-name="TL_20_Data" office:value="8255" office:value-type="float">
            <text:p>8255</text:p>
          </table:table-cell>
          <table:table-cell ns42:value-type="float" table:style-name="TL_20_Data" office:value="17025" office:value-type="float">
            <text:p>17025</text:p>
          </table:table-cell>
          <table:table-cell ns42:value-type="float" table:style-name="TL_20_Data" office:value="262" office:value-type="float">
            <text:p>262</text:p>
          </table:table-cell>
          <table:table-cell ns42:value-type="float" table:style-name="ce35" office:value="274" office:value-type="float">
            <text:p>27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ce12" office:value-type="string">
            <office:annotation draw:style-name="gr5" svg:height="81.01pt" draw:caption-point-y="7.8pt" svg:width="137.06pt" svg:x="263.88pt" draw:caption-point-x="-12.08pt" svg:y="926.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1: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 office:value-type="float">
            <text:p>6</text:p>
          </table:table-cell>
          <table:table-cell ns42:value-type="float" table:style-name="TL_20_Data" office:value="2" office:value-type="float">
            <text:p>2</text:p>
          </table:table-cell>
          <table:table-cell ns42:value-type="float" table:style-name="TL_20_Data" office:value="8" office:value-type="float">
            <text:p>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29182" office:value-type="float">
            <text:p>29182</text:p>
          </table:table-cell>
          <table:table-cell ns42:value-type="float" table:style-name="TL_20_Data" office:value="1214" office:value-type="float">
            <text:p>1214</text:p>
          </table:table-cell>
          <table:table-cell ns42:value-type="float" table:style-name="TL_20_Data" office:value="27" office:value-type="float">
            <text:p>27</text:p>
          </table:table-cell>
          <table:table-cell ns42:value-type="float" table:style-name="TL_20_Data" office:value="100" office:value-type="float">
            <text:p>100</text:p>
          </table:table-cell>
          <table:table-cell ns42:value-type="float" table:style-name="TL_20_Data" office:value="1" office:value-type="float">
            <text:p>1</text:p>
          </table:table-cell>
          <table:table-cell ns42:value-type="float" table:style-name="TL_20_Data" office:value="3054" office:value-type="float">
            <text:p>3054</text:p>
          </table:table-cell>
          <table:table-cell ns42:value-type="float" table:style-name="TL_20_Data" office:value="71" office:value-type="float">
            <text:p>71</text:p>
          </table:table-cell>
          <table:table-cell ns42:value-type="float" table:style-name="TL_20_Data" office:value="2" office:value-type="float">
            <text:p>2</text:p>
          </table:table-cell>
          <table:table-cell ns42:value-type="float" table:style-name="TL_20_Data" office:value="72350" office:value-type="float">
            <text:p>72350</text:p>
          </table:table-cell>
          <table:table-cell ns42:value-type="float" table:style-name="TL_20_Data" office:value="68856" office:value-type="float">
            <text:p>68856</text:p>
          </table:table-cell>
          <table:table-cell ns42:value-type="float" table:style-name="TL_20_Data" office:value="141206" office:value-type="float">
            <text:p>141206</text:p>
          </table:table-cell>
          <table:table-cell ns42:value-type="float" table:style-name="TL_20_Data" office:value="2212" office:value-type="float">
            <text:p>2212</text:p>
          </table:table-cell>
          <table:table-cell ns42:value-type="float" table:style-name="ce35" office:value="1944" office:value-type="float">
            <text:p>194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47759" office:value-type="float">
            <text:p>47759</text:p>
          </table:table-cell>
          <table:table-cell ns42:value-type="float" table:style-name="TL_20_Data" office:value="1837" office:value-type="float">
            <text:p>1837</text:p>
          </table:table-cell>
          <table:table-cell ns42:value-type="float" table:style-name="TL_20_Data" office:value="93" office:value-type="float">
            <text:p>93</text:p>
          </table:table-cell>
          <table:table-cell ns42:value-type="float" table:style-name="TL_20_Data" office:value="146" office:value-type="float">
            <text:p>146</text:p>
          </table:table-cell>
          <table:table-cell ns42:value-type="float" table:style-name="TL_20_Data" office:value="4" office:value-type="float">
            <text:p>4</text:p>
          </table:table-cell>
          <table:table-cell ns42:value-type="float" table:style-name="TL_20_Data" office:value="4963" office:value-type="float">
            <text:p>4963</text:p>
          </table:table-cell>
          <table:table-cell ns42:value-type="float" table:style-name="TL_20_Data" office:value="85" office:value-type="float">
            <text:p>85</text:p>
          </table:table-cell>
          <table:table-cell ns42:value-type="float" table:style-name="TL_20_Data" office:value="6" office:value-type="float">
            <text:p>6</text:p>
          </table:table-cell>
          <table:table-cell ns42:value-type="float" table:style-name="TL_20_Data" office:value="111445" office:value-type="float">
            <text:p>111445</text:p>
          </table:table-cell>
          <table:table-cell ns42:value-type="float" table:style-name="TL_20_Data" office:value="110214" office:value-type="float">
            <text:p>110214</text:p>
          </table:table-cell>
          <table:table-cell ns42:value-type="float" table:style-name="TL_20_Data" office:value="221659" office:value-type="float">
            <text:p>221659</text:p>
          </table:table-cell>
          <table:table-cell ns42:value-type="float" table:style-name="TL_20_Data" office:value="3695" office:value-type="float">
            <text:p>3695</text:p>
          </table:table-cell>
          <table:table-cell ns42:value-type="float" table:style-name="ce35" office:value="2925" office:value-type="float">
            <text:p>292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41043" office:value-type="float">
            <text:p>41043</text:p>
          </table:table-cell>
          <table:table-cell ns42:value-type="float" table:style-name="TL_20_Data" office:value="1421" office:value-type="float">
            <text:p>1421</text:p>
          </table:table-cell>
          <table:table-cell ns42:value-type="float" table:style-name="TL_20_Data" office:value="77" office:value-type="float">
            <text:p>77</text:p>
          </table:table-cell>
          <table:table-cell ns42:value-type="float" table:style-name="TL_20_Data" office:value="268" office:value-type="float">
            <text:p>268</text:p>
          </table:table-cell>
          <table:table-cell ns42:value-type="float" table:style-name="TL_20_Data" office:value="4" office:value-type="float">
            <text:p>4</text:p>
          </table:table-cell>
          <table:table-cell ns42:value-type="float" table:style-name="TL_20_Data" office:value="2693" office:value-type="float">
            <text:p>2693</text:p>
          </table:table-cell>
          <table:table-cell ns42:value-type="float" table:style-name="TL_20_Data" office:value="216" office:value-type="float">
            <text:p>216</text:p>
          </table:table-cell>
          <table:table-cell ns42:value-type="float" table:style-name="TL_20_Data" office:value="11" office:value-type="float">
            <text:p>11</text:p>
          </table:table-cell>
          <table:table-cell ns42:value-type="float" table:style-name="TL_20_Data" office:value="110178" office:value-type="float">
            <text:p>110178</text:p>
          </table:table-cell>
          <table:table-cell ns42:value-type="float" table:style-name="TL_20_Data" office:value="102286" office:value-type="float">
            <text:p>102286</text:p>
          </table:table-cell>
          <table:table-cell ns42:value-type="float" table:style-name="TL_20_Data" office:value="212464" office:value-type="float">
            <text:p>212464</text:p>
          </table:table-cell>
          <table:table-cell ns42:value-type="float" table:style-name="TL_20_Data" office:value="2935" office:value-type="float">
            <text:p>2935</text:p>
          </table:table-cell>
          <table:table-cell ns42:value-type="float" table:style-name="ce35" office:value="2492" office:value-type="float">
            <text:p>249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5396" office:value-type="float">
            <text:p>5396</text:p>
          </table:table-cell>
          <table:table-cell ns42:value-type="float" table:style-name="TL_20_Data" office:value="187" office:value-type="float">
            <text:p>187</text:p>
          </table:table-cell>
          <table:table-cell ns42:value-type="float" table:style-name="TL_20_Data" office:value="9" office:value-type="float">
            <text:p>9</text:p>
          </table:table-cell>
          <table:table-cell ns42:value-type="float" table:style-name="TL_20_Data" office:value="15" office:value-type="float">
            <text:p>15</text:p>
          </table:table-cell>
          <table:table-cell table:style-name="TL_20_Data"/>
          <table:table-cell ns42:value-type="float" table:style-name="TL_20_Data" office:value="489" office:value-type="float">
            <text:p>489</text:p>
          </table:table-cell>
          <table:table-cell ns42:value-type="float" table:style-name="TL_20_Data" office:value="5" office:value-type="float">
            <text:p>5</text:p>
          </table:table-cell>
          <table:table-cell table:style-name="TL_20_Data"/>
          <table:table-cell ns42:value-type="float" table:style-name="TL_20_Data" office:value="14141" office:value-type="float">
            <text:p>14141</text:p>
          </table:table-cell>
          <table:table-cell ns42:value-type="float" table:style-name="TL_20_Data" office:value="13144" office:value-type="float">
            <text:p>13144</text:p>
          </table:table-cell>
          <table:table-cell ns42:value-type="float" table:style-name="TL_20_Data" office:value="27285" office:value-type="float">
            <text:p>27285</text:p>
          </table:table-cell>
          <table:table-cell ns42:value-type="float" table:style-name="TL_20_Data" office:value="294" office:value-type="float">
            <text:p>294</text:p>
          </table:table-cell>
          <table:table-cell ns42:value-type="float" table:style-name="ce35" office:value="303" office:value-type="float">
            <text:p>30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ce12" office:value-type="string">
            <office:annotation draw:style-name="gr5" svg:height="81.01pt" draw:caption-point-y="7.8pt" svg:width="137.06pt" svg:x="263.88pt" draw:caption-point-x="-12.08pt" svg:y="990.74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1: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22" office:value-type="float">
            <text:p>22</text:p>
          </table:table-cell>
          <table:table-cell ns42:value-type="float" table:style-name="TL_20_Data" office:value="7" office:value-type="float">
            <text:p>7</text:p>
          </table:table-cell>
          <table:table-cell ns42:value-type="float" table:style-name="TL_20_Data" office:value="29" office:value-type="float">
            <text:p>29</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94198" office:value-type="float">
            <text:p>94198</text:p>
          </table:table-cell>
          <table:table-cell ns42:value-type="float" table:style-name="TL_20_Data" office:value="3445" office:value-type="float">
            <text:p>3445</text:p>
          </table:table-cell>
          <table:table-cell ns42:value-type="float" table:style-name="TL_20_Data" office:value="179" office:value-type="float">
            <text:p>179</text:p>
          </table:table-cell>
          <table:table-cell ns42:value-type="float" table:style-name="TL_20_Data" office:value="429" office:value-type="float">
            <text:p>429</text:p>
          </table:table-cell>
          <table:table-cell ns42:value-type="float" table:style-name="TL_20_Data" office:value="8" office:value-type="float">
            <text:p>8</text:p>
          </table:table-cell>
          <table:table-cell ns42:value-type="float" table:style-name="TL_20_Data" office:value="8145" office:value-type="float">
            <text:p>8145</text:p>
          </table:table-cell>
          <table:table-cell ns42:value-type="float" table:style-name="TL_20_Data" office:value="306" office:value-type="float">
            <text:p>306</text:p>
          </table:table-cell>
          <table:table-cell ns42:value-type="float" table:style-name="TL_20_Data" office:value="17" office:value-type="float">
            <text:p>17</text:p>
          </table:table-cell>
          <table:table-cell ns42:value-type="float" table:style-name="TL_20_Data" office:value="235786" office:value-type="float">
            <text:p>235786</text:p>
          </table:table-cell>
          <table:table-cell ns42:value-type="float" table:style-name="TL_20_Data" office:value="225651" office:value-type="float">
            <text:p>225651</text:p>
          </table:table-cell>
          <table:table-cell ns42:value-type="float" table:style-name="TL_20_Data" office:value="461437" office:value-type="float">
            <text:p>461437</text:p>
          </table:table-cell>
          <table:table-cell ns42:value-type="float" table:style-name="TL_20_Data" office:value="6924" office:value-type="float">
            <text:p>6924</text:p>
          </table:table-cell>
          <table:table-cell ns42:value-type="float" table:style-name="ce35" office:value="5720" office:value-type="float">
            <text:p>572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06387" office:value-type="float">
            <text:p>106387</text:p>
          </table:table-cell>
          <table:table-cell ns42:value-type="float" table:style-name="TL_20_Data" office:value="3662" office:value-type="float">
            <text:p>3662</text:p>
          </table:table-cell>
          <table:table-cell ns42:value-type="float" table:style-name="TL_20_Data" office:value="386" office:value-type="float">
            <text:p>386</text:p>
          </table:table-cell>
          <table:table-cell ns42:value-type="float" table:style-name="TL_20_Data" office:value="712" office:value-type="float">
            <text:p>712</text:p>
          </table:table-cell>
          <table:table-cell ns42:value-type="float" table:style-name="TL_20_Data" office:value="10" office:value-type="float">
            <text:p>10</text:p>
          </table:table-cell>
          <table:table-cell ns42:value-type="float" table:style-name="TL_20_Data" office:value="10713" office:value-type="float">
            <text:p>10713</text:p>
          </table:table-cell>
          <table:table-cell ns42:value-type="float" table:style-name="TL_20_Data" office:value="432" office:value-type="float">
            <text:p>432</text:p>
          </table:table-cell>
          <table:table-cell ns42:value-type="float" table:style-name="TL_20_Data" office:value="13" office:value-type="float">
            <text:p>13</text:p>
          </table:table-cell>
          <table:table-cell ns42:value-type="float" table:style-name="TL_20_Data" office:value="251761" office:value-type="float">
            <text:p>251761</text:p>
          </table:table-cell>
          <table:table-cell ns42:value-type="float" table:style-name="TL_20_Data" office:value="258410" office:value-type="float">
            <text:p>258410</text:p>
          </table:table-cell>
          <table:table-cell ns42:value-type="float" table:style-name="TL_20_Data" office:value="510171" office:value-type="float">
            <text:p>510171</text:p>
          </table:table-cell>
          <table:table-cell ns42:value-type="float" table:style-name="TL_20_Data" office:value="9457" office:value-type="float">
            <text:p>9457</text:p>
          </table:table-cell>
          <table:table-cell ns42:value-type="float" table:style-name="ce35" office:value="7237" office:value-type="float">
            <text:p>723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05520" office:value-type="float">
            <text:p>105520</text:p>
          </table:table-cell>
          <table:table-cell ns42:value-type="float" table:style-name="TL_20_Data" office:value="3326" office:value-type="float">
            <text:p>3326</text:p>
          </table:table-cell>
          <table:table-cell ns42:value-type="float" table:style-name="TL_20_Data" office:value="254" office:value-type="float">
            <text:p>254</text:p>
          </table:table-cell>
          <table:table-cell ns42:value-type="float" table:style-name="TL_20_Data" office:value="1445" office:value-type="float">
            <text:p>1445</text:p>
          </table:table-cell>
          <table:table-cell ns42:value-type="float" table:style-name="TL_20_Data" office:value="16" office:value-type="float">
            <text:p>16</text:p>
          </table:table-cell>
          <table:table-cell ns42:value-type="float" table:style-name="TL_20_Data" office:value="5780" office:value-type="float">
            <text:p>5780</text:p>
          </table:table-cell>
          <table:table-cell ns42:value-type="float" table:style-name="TL_20_Data" office:value="1019" office:value-type="float">
            <text:p>1019</text:p>
          </table:table-cell>
          <table:table-cell ns42:value-type="float" table:style-name="TL_20_Data" office:value="55" office:value-type="float">
            <text:p>55</text:p>
          </table:table-cell>
          <table:table-cell ns42:value-type="float" table:style-name="TL_20_Data" office:value="289435" office:value-type="float">
            <text:p>289435</text:p>
          </table:table-cell>
          <table:table-cell ns42:value-type="float" table:style-name="TL_20_Data" office:value="267602" office:value-type="float">
            <text:p>267602</text:p>
          </table:table-cell>
          <table:table-cell ns42:value-type="float" table:style-name="TL_20_Data" office:value="557037" office:value-type="float">
            <text:p>557037</text:p>
          </table:table-cell>
          <table:table-cell ns42:value-type="float" table:style-name="TL_20_Data" office:value="8444" office:value-type="float">
            <text:p>8444</text:p>
          </table:table-cell>
          <table:table-cell ns42:value-type="float" table:style-name="ce35" office:value="6675" office:value-type="float">
            <text:p>667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2443" office:value-type="float">
            <text:p>12443</text:p>
          </table:table-cell>
          <table:table-cell ns42:value-type="float" table:style-name="TL_20_Data" office:value="374" office:value-type="float">
            <text:p>374</text:p>
          </table:table-cell>
          <table:table-cell ns42:value-type="float" table:style-name="TL_20_Data" office:value="24" office:value-type="float">
            <text:p>24</text:p>
          </table:table-cell>
          <table:table-cell ns42:value-type="float" table:style-name="TL_20_Data" office:value="44" office:value-type="float">
            <text:p>44</text:p>
          </table:table-cell>
          <table:table-cell ns42:value-type="float" table:style-name="TL_20_Data" office:value="4" office:value-type="float">
            <text:p>4</text:p>
          </table:table-cell>
          <table:table-cell ns42:value-type="float" table:style-name="TL_20_Data" office:value="536" office:value-type="float">
            <text:p>536</text:p>
          </table:table-cell>
          <table:table-cell ns42:value-type="float" table:style-name="TL_20_Data" office:value="26" office:value-type="float">
            <text:p>26</text:p>
          </table:table-cell>
          <table:table-cell ns42:value-type="float" table:style-name="TL_20_Data" office:value="14" office:value-type="float">
            <text:p>14</text:p>
          </table:table-cell>
          <table:table-cell ns42:value-type="float" table:style-name="TL_20_Data" office:value="32604" office:value-type="float">
            <text:p>32604</text:p>
          </table:table-cell>
          <table:table-cell ns42:value-type="float" table:style-name="TL_20_Data" office:value="30319" office:value-type="float">
            <text:p>30319</text:p>
          </table:table-cell>
          <table:table-cell ns42:value-type="float" table:style-name="TL_20_Data" office:value="62923" office:value-type="float">
            <text:p>62923</text:p>
          </table:table-cell>
          <table:table-cell ns42:value-type="float" table:style-name="TL_20_Data" office:value="772" office:value-type="float">
            <text:p>772</text:p>
          </table:table-cell>
          <table:table-cell ns42:value-type="float" table:style-name="ce35" office:value="706" office:value-type="float">
            <text:p>70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ce12" office:value-type="string">
            <office:annotation draw:style-name="gr5" svg:height="81.01pt" draw:caption-point-y="7.8pt" svg:width="137.06pt" svg:x="263.88pt" draw:caption-point-x="-12.08pt" svg:y="1054.4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1: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83" office:value-type="float">
            <text:p>83</text:p>
          </table:table-cell>
          <table:table-cell ns42:value-type="float" table:style-name="TL_20_Data" office:value="49" office:value-type="float">
            <text:p>49</text:p>
          </table:table-cell>
          <table:table-cell ns42:value-type="float" table:style-name="TL_20_Data" office:value="132" office:value-type="float">
            <text:p>132</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224350" office:value-type="float">
            <text:p>224350</text:p>
          </table:table-cell>
          <table:table-cell ns42:value-type="float" table:style-name="TL_20_Data" office:value="7362" office:value-type="float">
            <text:p>7362</text:p>
          </table:table-cell>
          <table:table-cell ns42:value-type="float" table:style-name="TL_20_Data" office:value="664" office:value-type="float">
            <text:p>664</text:p>
          </table:table-cell>
          <table:table-cell ns42:value-type="float" table:style-name="TL_20_Data" office:value="2201" office:value-type="float">
            <text:p>2201</text:p>
          </table:table-cell>
          <table:table-cell ns42:value-type="float" table:style-name="TL_20_Data" office:value="30" office:value-type="float">
            <text:p>30</text:p>
          </table:table-cell>
          <table:table-cell ns42:value-type="float" table:style-name="TL_20_Data" office:value="17029" office:value-type="float">
            <text:p>17029</text:p>
          </table:table-cell>
          <table:table-cell ns42:value-type="float" table:style-name="TL_20_Data" office:value="1477" office:value-type="float">
            <text:p>1477</text:p>
          </table:table-cell>
          <table:table-cell ns42:value-type="float" table:style-name="TL_20_Data" office:value="82" office:value-type="float">
            <text:p>82</text:p>
          </table:table-cell>
          <table:table-cell ns42:value-type="float" table:style-name="TL_20_Data" office:value="573883" office:value-type="float">
            <text:p>573883</text:p>
          </table:table-cell>
          <table:table-cell ns42:value-type="float" table:style-name="TL_20_Data" office:value="556380" office:value-type="float">
            <text:p>556380</text:p>
          </table:table-cell>
          <table:table-cell ns42:value-type="float" table:style-name="TL_20_Data" office:value="1130263" office:value-type="float">
            <text:p>1130263</text:p>
          </table:table-cell>
          <table:table-cell ns42:value-type="float" table:style-name="TL_20_Data" office:value="18673" office:value-type="float">
            <text:p>18673</text:p>
          </table:table-cell>
          <table:table-cell ns42:value-type="float" table:style-name="ce35" office:value="14618" office:value-type="float">
            <text:p>1461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86052" office:value-type="float">
            <text:p>86052</text:p>
          </table:table-cell>
          <table:table-cell ns42:value-type="float" table:style-name="TL_20_Data" office:value="2700" office:value-type="float">
            <text:p>2700</text:p>
          </table:table-cell>
          <table:table-cell ns42:value-type="float" table:style-name="TL_20_Data" office:value="350" office:value-type="float">
            <text:p>350</text:p>
          </table:table-cell>
          <table:table-cell ns42:value-type="float" table:style-name="TL_20_Data" office:value="983" office:value-type="float">
            <text:p>983</text:p>
          </table:table-cell>
          <table:table-cell ns42:value-type="float" table:style-name="TL_20_Data" office:value="18" office:value-type="float">
            <text:p>18</text:p>
          </table:table-cell>
          <table:table-cell ns42:value-type="float" table:style-name="TL_20_Data" office:value="8989" office:value-type="float">
            <text:p>8989</text:p>
          </table:table-cell>
          <table:table-cell ns42:value-type="float" table:style-name="TL_20_Data" office:value="289" office:value-type="float">
            <text:p>289</text:p>
          </table:table-cell>
          <table:table-cell ns42:value-type="float" table:style-name="TL_20_Data" office:value="4" office:value-type="float">
            <text:p>4</text:p>
          </table:table-cell>
          <table:table-cell ns42:value-type="float" table:style-name="TL_20_Data" office:value="207695" office:value-type="float">
            <text:p>207695</text:p>
          </table:table-cell>
          <table:table-cell ns42:value-type="float" table:style-name="TL_20_Data" office:value="218831" office:value-type="float">
            <text:p>218831</text:p>
          </table:table-cell>
          <table:table-cell ns42:value-type="float" table:style-name="TL_20_Data" office:value="426526" office:value-type="float">
            <text:p>426526</text:p>
          </table:table-cell>
          <table:table-cell ns42:value-type="float" table:style-name="TL_20_Data" office:value="6947" office:value-type="float">
            <text:p>6947</text:p>
          </table:table-cell>
          <table:table-cell ns42:value-type="float" table:style-name="ce35" office:value="5810" office:value-type="float">
            <text:p>581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77739" office:value-type="float">
            <text:p>77739</text:p>
          </table:table-cell>
          <table:table-cell ns42:value-type="float" table:style-name="TL_20_Data" office:value="2509" office:value-type="float">
            <text:p>2509</text:p>
          </table:table-cell>
          <table:table-cell ns42:value-type="float" table:style-name="TL_20_Data" office:value="262" office:value-type="float">
            <text:p>262</text:p>
          </table:table-cell>
          <table:table-cell ns42:value-type="float" table:style-name="TL_20_Data" office:value="1169" office:value-type="float">
            <text:p>1169</text:p>
          </table:table-cell>
          <table:table-cell ns42:value-type="float" table:style-name="TL_20_Data" office:value="24" office:value-type="float">
            <text:p>24</text:p>
          </table:table-cell>
          <table:table-cell ns42:value-type="float" table:style-name="TL_20_Data" office:value="3868" office:value-type="float">
            <text:p>3868</text:p>
          </table:table-cell>
          <table:table-cell ns42:value-type="float" table:style-name="TL_20_Data" office:value="845" office:value-type="float">
            <text:p>845</text:p>
          </table:table-cell>
          <table:table-cell ns42:value-type="float" table:style-name="TL_20_Data" office:value="34" office:value-type="float">
            <text:p>34</text:p>
          </table:table-cell>
          <table:table-cell ns42:value-type="float" table:style-name="TL_20_Data" office:value="215011" office:value-type="float">
            <text:p>215011</text:p>
          </table:table-cell>
          <table:table-cell ns42:value-type="float" table:style-name="TL_20_Data" office:value="197446" office:value-type="float">
            <text:p>197446</text:p>
          </table:table-cell>
          <table:table-cell ns42:value-type="float" table:style-name="TL_20_Data" office:value="412457" office:value-type="float">
            <text:p>412457</text:p>
          </table:table-cell>
          <table:table-cell ns42:value-type="float" table:style-name="TL_20_Data" office:value="5692" office:value-type="float">
            <text:p>5692</text:p>
          </table:table-cell>
          <table:table-cell ns42:value-type="float" table:style-name="ce35" office:value="4850" office:value-type="float">
            <text:p>485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6472" office:value-type="float">
            <text:p>6472</text:p>
          </table:table-cell>
          <table:table-cell ns42:value-type="float" table:style-name="TL_20_Data" office:value="190" office:value-type="float">
            <text:p>190</text:p>
          </table:table-cell>
          <table:table-cell ns42:value-type="float" table:style-name="TL_20_Data" office:value="11" office:value-type="float">
            <text:p>11</text:p>
          </table:table-cell>
          <table:table-cell ns42:value-type="float" table:style-name="TL_20_Data" office:value="120" office:value-type="float">
            <text:p>120</text:p>
          </table:table-cell>
          <table:table-cell table:style-name="TL_20_Data"/>
          <table:table-cell ns42:value-type="float" table:style-name="TL_20_Data" office:value="545" office:value-type="float">
            <text:p>545</text:p>
          </table:table-cell>
          <table:table-cell ns42:value-type="float" table:style-name="TL_20_Data" office:value="35" office:value-type="float">
            <text:p>35</text:p>
          </table:table-cell>
          <table:table-cell ns42:value-type="float" table:style-name="TL_20_Data" office:value="7" office:value-type="float">
            <text:p>7</text:p>
          </table:table-cell>
          <table:table-cell ns42:value-type="float" table:style-name="TL_20_Data" office:value="17352" office:value-type="float">
            <text:p>17352</text:p>
          </table:table-cell>
          <table:table-cell ns42:value-type="float" table:style-name="TL_20_Data" office:value="16197" office:value-type="float">
            <text:p>16197</text:p>
          </table:table-cell>
          <table:table-cell ns42:value-type="float" table:style-name="TL_20_Data" office:value="33549" office:value-type="float">
            <text:p>33549</text:p>
          </table:table-cell>
          <table:table-cell ns42:value-type="float" table:style-name="TL_20_Data" office:value="526" office:value-type="float">
            <text:p>526</text:p>
          </table:table-cell>
          <table:table-cell ns42:value-type="float" table:style-name="ce35" office:value="385" office:value-type="float">
            <text:p>38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ce12" office:value-type="string">
            <office:annotation draw:style-name="gr5" svg:height="81.01pt" draw:caption-point-y="7.77pt" svg:width="137.06pt" svg:x="263.88pt" draw:caption-point-x="-12.08pt" svg:y="1118.24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1: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80" office:value-type="float">
            <text:p>80</text:p>
          </table:table-cell>
          <table:table-cell ns42:value-type="float" table:style-name="TL_20_Data" office:value="41" office:value-type="float">
            <text:p>41</text:p>
          </table:table-cell>
          <table:table-cell ns42:value-type="float" table:style-name="TL_20_Data" office:value="121" office:value-type="float">
            <text:p>121</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70263" office:value-type="float">
            <text:p>170263</text:p>
          </table:table-cell>
          <table:table-cell ns42:value-type="float" table:style-name="TL_20_Data" office:value="5399" office:value-type="float">
            <text:p>5399</text:p>
          </table:table-cell>
          <table:table-cell ns42:value-type="float" table:style-name="TL_20_Data" office:value="623" office:value-type="float">
            <text:p>623</text:p>
          </table:table-cell>
          <table:table-cell ns42:value-type="float" table:style-name="TL_20_Data" office:value="2272" office:value-type="float">
            <text:p>2272</text:p>
          </table:table-cell>
          <table:table-cell ns42:value-type="float" table:style-name="TL_20_Data" office:value="42" office:value-type="float">
            <text:p>42</text:p>
          </table:table-cell>
          <table:table-cell ns42:value-type="float" table:style-name="TL_20_Data" office:value="13402" office:value-type="float">
            <text:p>13402</text:p>
          </table:table-cell>
          <table:table-cell ns42:value-type="float" table:style-name="TL_20_Data" office:value="1169" office:value-type="float">
            <text:p>1169</text:p>
          </table:table-cell>
          <table:table-cell ns42:value-type="float" table:style-name="TL_20_Data" office:value="45" office:value-type="float">
            <text:p>45</text:p>
          </table:table-cell>
          <table:table-cell ns42:value-type="float" table:style-name="TL_20_Data" office:value="440138" office:value-type="float">
            <text:p>440138</text:p>
          </table:table-cell>
          <table:table-cell ns42:value-type="float" table:style-name="TL_20_Data" office:value="432515" office:value-type="float">
            <text:p>432515</text:p>
          </table:table-cell>
          <table:table-cell ns42:value-type="float" table:style-name="TL_20_Data" office:value="872653" office:value-type="float">
            <text:p>872653</text:p>
          </table:table-cell>
          <table:table-cell ns42:value-type="float" table:style-name="TL_20_Data" office:value="13165" office:value-type="float">
            <text:p>13165</text:p>
          </table:table-cell>
          <table:table-cell ns42:value-type="float" table:style-name="ce35" office:value="11045" office:value-type="float">
            <text:p>1104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74288" office:value-type="float">
            <text:p>74288</text:p>
          </table:table-cell>
          <table:table-cell ns42:value-type="float" table:style-name="TL_20_Data" office:value="2486" office:value-type="float">
            <text:p>2486</text:p>
          </table:table-cell>
          <table:table-cell ns42:value-type="float" table:style-name="TL_20_Data" office:value="375" office:value-type="float">
            <text:p>375</text:p>
          </table:table-cell>
          <table:table-cell ns42:value-type="float" table:style-name="TL_20_Data" office:value="700" office:value-type="float">
            <text:p>700</text:p>
          </table:table-cell>
          <table:table-cell ns42:value-type="float" table:style-name="TL_20_Data" office:value="21" office:value-type="float">
            <text:p>21</text:p>
          </table:table-cell>
          <table:table-cell ns42:value-type="float" table:style-name="TL_20_Data" office:value="8177" office:value-type="float">
            <text:p>8177</text:p>
          </table:table-cell>
          <table:table-cell ns42:value-type="float" table:style-name="TL_20_Data" office:value="395" office:value-type="float">
            <text:p>395</text:p>
          </table:table-cell>
          <table:table-cell ns42:value-type="float" table:style-name="TL_20_Data" office:value="7" office:value-type="float">
            <text:p>7</text:p>
          </table:table-cell>
          <table:table-cell ns42:value-type="float" table:style-name="TL_20_Data" office:value="178236" office:value-type="float">
            <text:p>178236</text:p>
          </table:table-cell>
          <table:table-cell ns42:value-type="float" table:style-name="TL_20_Data" office:value="190393" office:value-type="float">
            <text:p>190393</text:p>
          </table:table-cell>
          <table:table-cell ns42:value-type="float" table:style-name="TL_20_Data" office:value="368629" office:value-type="float">
            <text:p>368629</text:p>
          </table:table-cell>
          <table:table-cell ns42:value-type="float" table:style-name="TL_20_Data" office:value="7874" office:value-type="float">
            <text:p>7874</text:p>
          </table:table-cell>
          <table:table-cell ns42:value-type="float" table:style-name="ce35" office:value="5892" office:value-type="float">
            <text:p>589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45333" office:value-type="float">
            <text:p>45333</text:p>
          </table:table-cell>
          <table:table-cell ns42:value-type="float" table:style-name="TL_20_Data" office:value="1274" office:value-type="float">
            <text:p>1274</text:p>
          </table:table-cell>
          <table:table-cell ns42:value-type="float" table:style-name="TL_20_Data" office:value="120" office:value-type="float">
            <text:p>120</text:p>
          </table:table-cell>
          <table:table-cell ns42:value-type="float" table:style-name="TL_20_Data" office:value="1092" office:value-type="float">
            <text:p>1092</text:p>
          </table:table-cell>
          <table:table-cell ns42:value-type="float" table:style-name="TL_20_Data" office:value="67" office:value-type="float">
            <text:p>67</text:p>
          </table:table-cell>
          <table:table-cell ns42:value-type="float" table:style-name="TL_20_Data" office:value="2829" office:value-type="float">
            <text:p>2829</text:p>
          </table:table-cell>
          <table:table-cell ns42:value-type="float" table:style-name="TL_20_Data" office:value="761" office:value-type="float">
            <text:p>761</text:p>
          </table:table-cell>
          <table:table-cell ns42:value-type="float" table:style-name="TL_20_Data" office:value="12" office:value-type="float">
            <text:p>12</text:p>
          </table:table-cell>
          <table:table-cell ns42:value-type="float" table:style-name="TL_20_Data" office:value="124692" office:value-type="float">
            <text:p>124692</text:p>
          </table:table-cell>
          <table:table-cell ns42:value-type="float" table:style-name="TL_20_Data" office:value="117226" office:value-type="float">
            <text:p>117226</text:p>
          </table:table-cell>
          <table:table-cell ns42:value-type="float" table:style-name="TL_20_Data" office:value="241918" office:value-type="float">
            <text:p>241918</text:p>
          </table:table-cell>
          <table:table-cell ns42:value-type="float" table:style-name="TL_20_Data" office:value="4272" office:value-type="float">
            <text:p>4272</text:p>
          </table:table-cell>
          <table:table-cell ns42:value-type="float" table:style-name="ce35" office:value="2847" office:value-type="float">
            <text:p>284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960" office:value-type="float">
            <text:p>1960</text:p>
          </table:table-cell>
          <table:table-cell ns42:value-type="float" table:style-name="TL_20_Data" office:value="79" office:value-type="float">
            <text:p>79</text:p>
          </table:table-cell>
          <table:table-cell ns42:value-type="float" table:style-name="TL_20_Data" office:value="11" office:value-type="float">
            <text:p>11</text:p>
          </table:table-cell>
          <table:table-cell table:style-name="TL_20_Data" table:number-columns-repeated="2"/>
          <table:table-cell ns42:value-type="float" table:style-name="TL_20_Data" office:value="76" office:value-type="float">
            <text:p>76</text:p>
          </table:table-cell>
          <table:table-cell table:style-name="TL_20_Data"/>
          <table:table-cell ns42:value-type="float" table:style-name="TL_20_Data" office:value="13" office:value-type="float">
            <text:p>13</text:p>
          </table:table-cell>
          <table:table-cell ns42:value-type="float" table:style-name="TL_20_Data" office:value="5713" office:value-type="float">
            <text:p>5713</text:p>
          </table:table-cell>
          <table:table-cell ns42:value-type="float" table:style-name="TL_20_Data" office:value="5236" office:value-type="float">
            <text:p>5236</text:p>
          </table:table-cell>
          <table:table-cell ns42:value-type="float" table:style-name="TL_20_Data" office:value="10949" office:value-type="float">
            <text:p>10949</text:p>
          </table:table-cell>
          <table:table-cell ns42:value-type="float" table:style-name="TL_20_Data" office:value="89" office:value-type="float">
            <text:p>89</text:p>
          </table:table-cell>
          <table:table-cell ns42:value-type="float" table:style-name="ce35" office:value="96" office:value-type="float">
            <text:p>9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ce12" office:value-type="string">
            <office:annotation draw:style-name="gr5" svg:height="81.01pt" draw:caption-point-y="7.77pt" svg:width="137.06pt" svg:x="263.88pt" draw:caption-point-x="-12.08pt" svg:y="1181.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1: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29" office:value-type="float">
            <text:p>129</text:p>
          </table:table-cell>
          <table:table-cell ns42:value-type="float" table:style-name="TL_20_Data" office:value="63" office:value-type="float">
            <text:p>63</text:p>
          </table:table-cell>
          <table:table-cell ns42:value-type="float" table:style-name="TL_20_Data" office:value="192" office:value-type="float">
            <text:p>192</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21581" office:value-type="float">
            <text:p>121581</text:p>
          </table:table-cell>
          <table:table-cell ns42:value-type="float" table:style-name="TL_20_Data" office:value="3839" office:value-type="float">
            <text:p>3839</text:p>
          </table:table-cell>
          <table:table-cell ns42:value-type="float" table:style-name="TL_20_Data" office:value="506" office:value-type="float">
            <text:p>506</text:p>
          </table:table-cell>
          <table:table-cell ns42:value-type="float" table:style-name="TL_20_Data" office:value="1792" office:value-type="float">
            <text:p>1792</text:p>
          </table:table-cell>
          <table:table-cell ns42:value-type="float" table:style-name="TL_20_Data" office:value="88" office:value-type="float">
            <text:p>88</text:p>
          </table:table-cell>
          <table:table-cell ns42:value-type="float" table:style-name="TL_20_Data" office:value="11082" office:value-type="float">
            <text:p>11082</text:p>
          </table:table-cell>
          <table:table-cell ns42:value-type="float" table:style-name="TL_20_Data" office:value="1156" office:value-type="float">
            <text:p>1156</text:p>
          </table:table-cell>
          <table:table-cell ns42:value-type="float" table:style-name="TL_20_Data" office:value="32" office:value-type="float">
            <text:p>32</text:p>
          </table:table-cell>
          <table:table-cell ns42:value-type="float" table:style-name="TL_20_Data" office:value="308770" office:value-type="float">
            <text:p>308770</text:p>
          </table:table-cell>
          <table:table-cell ns42:value-type="float" table:style-name="TL_20_Data" office:value="312918" office:value-type="float">
            <text:p>312918</text:p>
          </table:table-cell>
          <table:table-cell ns42:value-type="float" table:style-name="TL_20_Data" office:value="621688" office:value-type="float">
            <text:p>621688</text:p>
          </table:table-cell>
          <table:table-cell ns42:value-type="float" table:style-name="TL_20_Data" office:value="12235" office:value-type="float">
            <text:p>12235</text:p>
          </table:table-cell>
          <table:table-cell ns42:value-type="float" table:style-name="ce35" office:value="8835" office:value-type="float">
            <text:p>883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72090" office:value-type="float">
            <text:p>72090</text:p>
          </table:table-cell>
          <table:table-cell ns42:value-type="float" table:style-name="TL_20_Data" office:value="2933" office:value-type="float">
            <text:p>2933</text:p>
          </table:table-cell>
          <table:table-cell ns42:value-type="float" table:style-name="TL_20_Data" office:value="522" office:value-type="float">
            <text:p>522</text:p>
          </table:table-cell>
          <table:table-cell ns42:value-type="float" table:style-name="TL_20_Data" office:value="773" office:value-type="float">
            <text:p>773</text:p>
          </table:table-cell>
          <table:table-cell ns42:value-type="float" table:style-name="TL_20_Data" office:value="15" office:value-type="float">
            <text:p>15</text:p>
          </table:table-cell>
          <table:table-cell ns42:value-type="float" table:style-name="TL_20_Data" office:value="6910" office:value-type="float">
            <text:p>6910</text:p>
          </table:table-cell>
          <table:table-cell ns42:value-type="float" table:style-name="TL_20_Data" office:value="651" office:value-type="float">
            <text:p>651</text:p>
          </table:table-cell>
          <table:table-cell ns42:value-type="float" table:style-name="TL_20_Data" office:value="5" office:value-type="float">
            <text:p>5</text:p>
          </table:table-cell>
          <table:table-cell ns42:value-type="float" table:style-name="TL_20_Data" office:value="198355" office:value-type="float">
            <text:p>198355</text:p>
          </table:table-cell>
          <table:table-cell ns42:value-type="float" table:style-name="TL_20_Data" office:value="217239" office:value-type="float">
            <text:p>217239</text:p>
          </table:table-cell>
          <table:table-cell ns42:value-type="float" table:style-name="TL_20_Data" office:value="415594" office:value-type="float">
            <text:p>415594</text:p>
          </table:table-cell>
          <table:table-cell ns42:value-type="float" table:style-name="TL_20_Data" office:value="9632" office:value-type="float">
            <text:p>9632</text:p>
          </table:table-cell>
          <table:table-cell ns42:value-type="float" table:style-name="ce35" office:value="6430" office:value-type="float">
            <text:p>643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1560" office:value-type="float">
            <text:p>11560</text:p>
          </table:table-cell>
          <table:table-cell ns42:value-type="float" table:style-name="TL_20_Data" office:value="624" office:value-type="float">
            <text:p>624</text:p>
          </table:table-cell>
          <table:table-cell ns42:value-type="float" table:style-name="TL_20_Data" office:value="128" office:value-type="float">
            <text:p>128</text:p>
          </table:table-cell>
          <table:table-cell ns42:value-type="float" table:style-name="TL_20_Data" office:value="337" office:value-type="float">
            <text:p>337</text:p>
          </table:table-cell>
          <table:table-cell ns42:value-type="float" table:style-name="TL_20_Data" office:value="14" office:value-type="float">
            <text:p>14</text:p>
          </table:table-cell>
          <table:table-cell ns42:value-type="float" table:style-name="TL_20_Data" office:value="511" office:value-type="float">
            <text:p>511</text:p>
          </table:table-cell>
          <table:table-cell ns42:value-type="float" table:style-name="TL_20_Data" office:value="214" office:value-type="float">
            <text:p>214</text:p>
          </table:table-cell>
          <table:table-cell ns42:value-type="float" table:style-name="TL_20_Data" office:value="9" office:value-type="float">
            <text:p>9</text:p>
          </table:table-cell>
          <table:table-cell ns42:value-type="float" table:style-name="TL_20_Data" office:value="32362" office:value-type="float">
            <text:p>32362</text:p>
          </table:table-cell>
          <table:table-cell ns42:value-type="float" table:style-name="TL_20_Data" office:value="30685" office:value-type="float">
            <text:p>30685</text:p>
          </table:table-cell>
          <table:table-cell ns42:value-type="float" table:style-name="TL_20_Data" office:value="63047" office:value-type="float">
            <text:p>63047</text:p>
          </table:table-cell>
          <table:table-cell ns42:value-type="float" table:style-name="TL_20_Data" office:value="1141" office:value-type="float">
            <text:p>1141</text:p>
          </table:table-cell>
          <table:table-cell ns42:value-type="float" table:style-name="ce35" office:value="840" office:value-type="float">
            <text:p>84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ce12" office:value-type="string">
            <office:annotation draw:style-name="gr5" svg:height="81.01pt" draw:caption-point-y="7.8pt" svg:width="137.06pt" svg:x="263.88pt" draw:caption-point-x="-12.08pt" svg:y="1232.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1: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79" office:value-type="float">
            <text:p>79</text:p>
          </table:table-cell>
          <table:table-cell ns42:value-type="float" table:style-name="TL_20_Data" office:value="36" office:value-type="float">
            <text:p>36</text:p>
          </table:table-cell>
          <table:table-cell ns42:value-type="float" table:style-name="TL_20_Data" office:value="115" office:value-type="float">
            <text:p>11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83650" office:value-type="float">
            <text:p>83650</text:p>
          </table:table-cell>
          <table:table-cell ns42:value-type="float" table:style-name="TL_20_Data" office:value="3557" office:value-type="float">
            <text:p>3557</text:p>
          </table:table-cell>
          <table:table-cell ns42:value-type="float" table:style-name="TL_20_Data" office:value="650" office:value-type="float">
            <text:p>650</text:p>
          </table:table-cell>
          <table:table-cell ns42:value-type="float" table:style-name="TL_20_Data" office:value="1110" office:value-type="float">
            <text:p>1110</text:p>
          </table:table-cell>
          <table:table-cell ns42:value-type="float" table:style-name="TL_20_Data" office:value="29" office:value-type="float">
            <text:p>29</text:p>
          </table:table-cell>
          <table:table-cell ns42:value-type="float" table:style-name="TL_20_Data" office:value="7421" office:value-type="float">
            <text:p>7421</text:p>
          </table:table-cell>
          <table:table-cell ns42:value-type="float" table:style-name="TL_20_Data" office:value="865" office:value-type="float">
            <text:p>865</text:p>
          </table:table-cell>
          <table:table-cell ns42:value-type="float" table:style-name="TL_20_Data" office:value="14" office:value-type="float">
            <text:p>14</text:p>
          </table:table-cell>
          <table:table-cell ns42:value-type="float" table:style-name="TL_20_Data" office:value="230796" office:value-type="float">
            <text:p>230796</text:p>
          </table:table-cell>
          <table:table-cell ns42:value-type="float" table:style-name="TL_20_Data" office:value="247960" office:value-type="float">
            <text:p>247960</text:p>
          </table:table-cell>
          <table:table-cell ns42:value-type="float" table:style-name="TL_20_Data" office:value="478756" office:value-type="float">
            <text:p>478756</text:p>
          </table:table-cell>
          <table:table-cell ns42:value-type="float" table:style-name="TL_20_Data" office:value="10773" office:value-type="float">
            <text:p>10773</text:p>
          </table:table-cell>
          <table:table-cell ns42:value-type="float" table:style-name="ce35" office:value="7270" office:value-type="float">
            <text:p>727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40162" office:value-type="float">
            <text:p>40162</text:p>
          </table:table-cell>
          <table:table-cell ns42:value-type="float" table:style-name="TL_20_Data" office:value="1122" office:value-type="float">
            <text:p>1122</text:p>
          </table:table-cell>
          <table:table-cell ns42:value-type="float" table:style-name="TL_20_Data" office:value="385" office:value-type="float">
            <text:p>385</text:p>
          </table:table-cell>
          <table:table-cell ns42:value-type="float" table:style-name="TL_20_Data" office:value="96" office:value-type="float">
            <text:p>96</text:p>
          </table:table-cell>
          <table:table-cell ns42:value-type="float" table:style-name="TL_20_Data" office:value="1" office:value-type="float">
            <text:p>1</text:p>
          </table:table-cell>
          <table:table-cell ns42:value-type="float" table:style-name="TL_20_Data" office:value="3284" office:value-type="float">
            <text:p>3284</text:p>
          </table:table-cell>
          <table:table-cell ns42:value-type="float" table:style-name="TL_20_Data" office:value="92" office:value-type="float">
            <text:p>92</text:p>
          </table:table-cell>
          <table:table-cell table:style-name="TL_20_Data"/>
          <table:table-cell ns42:value-type="float" table:style-name="TL_20_Data" office:value="110554" office:value-type="float">
            <text:p>110554</text:p>
          </table:table-cell>
          <table:table-cell ns42:value-type="float" table:style-name="TL_20_Data" office:value="124830" office:value-type="float">
            <text:p>124830</text:p>
          </table:table-cell>
          <table:table-cell ns42:value-type="float" table:style-name="TL_20_Data" office:value="235384" office:value-type="float">
            <text:p>235384</text:p>
          </table:table-cell>
          <table:table-cell ns42:value-type="float" table:style-name="TL_20_Data" office:value="4354" office:value-type="float">
            <text:p>4354</text:p>
          </table:table-cell>
          <table:table-cell ns42:value-type="float" table:style-name="ce35" office:value="3231" office:value-type="float">
            <text:p>323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468" office:value-type="float">
            <text:p>468</text:p>
          </table:table-cell>
          <table:table-cell ns42:value-type="float" table:style-name="TL_20_Data" office:value="16" office:value-type="float">
            <text:p>16</text:p>
          </table:table-cell>
          <table:table-cell ns42:value-type="float" table:style-name="TL_20_Data" office:value="1" office:value-type="float">
            <text:p>1</text:p>
          </table:table-cell>
          <table:table-cell ns42:value-type="float" table:style-name="TL_20_Data" office:value="638" office:value-type="float">
            <text:p>638</text:p>
          </table:table-cell>
          <table:table-cell ns42:value-type="float" table:style-name="TL_20_Data" office:value="3" office:value-type="float">
            <text:p>3</text:p>
          </table:table-cell>
          <table:table-cell ns42:value-type="float" table:style-name="TL_20_Data" office:value="64" office:value-type="float">
            <text:p>64</text:p>
          </table:table-cell>
          <table:table-cell ns42:value-type="float" table:style-name="TL_20_Data" office:value="254" office:value-type="float">
            <text:p>254</text:p>
          </table:table-cell>
          <table:table-cell table:style-name="TL_20_Data"/>
          <table:table-cell ns42:value-type="float" table:style-name="TL_20_Data" office:value="2910" office:value-type="float">
            <text:p>2910</text:p>
          </table:table-cell>
          <table:table-cell ns42:value-type="float" table:style-name="TL_20_Data" office:value="2720" office:value-type="float">
            <text:p>2720</text:p>
          </table:table-cell>
          <table:table-cell ns42:value-type="float" table:style-name="TL_20_Data" office:value="5630" office:value-type="float">
            <text:p>5630</text:p>
          </table:table-cell>
          <table:table-cell ns42:value-type="float" table:style-name="TL_20_Data" office:value="670" office:value-type="float">
            <text:p>670</text:p>
          </table:table-cell>
          <table:table-cell ns42:value-type="float" table:style-name="ce35" office:value="599" office:value-type="float">
            <text:p>59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ce12" office:value-type="string">
            <office:annotation draw:style-name="gr3" svg:height="81.04pt" draw:caption-point-y="7.8pt" svg:width="137.06pt" svg:x="263.88pt" draw:caption-point-x="-12.08pt" svg:y="1283.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1: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47" office:value-type="float">
            <text:p>47</text:p>
          </table:table-cell>
          <table:table-cell ns42:value-type="float" table:style-name="TL_20_Data" office:value="24" office:value-type="float">
            <text:p>24</text:p>
          </table:table-cell>
          <table:table-cell ns42:value-type="float" table:style-name="TL_20_Data" office:value="71" office:value-type="float">
            <text:p>71</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40630" office:value-type="float">
            <text:p>40630</text:p>
          </table:table-cell>
          <table:table-cell ns42:value-type="float" table:style-name="TL_20_Data" office:value="1138" office:value-type="float">
            <text:p>1138</text:p>
          </table:table-cell>
          <table:table-cell ns42:value-type="float" table:style-name="TL_20_Data" office:value="386" office:value-type="float">
            <text:p>386</text:p>
          </table:table-cell>
          <table:table-cell ns42:value-type="float" table:style-name="TL_20_Data" office:value="734" office:value-type="float">
            <text:p>734</text:p>
          </table:table-cell>
          <table:table-cell ns42:value-type="float" table:style-name="TL_20_Data" office:value="4" office:value-type="float">
            <text:p>4</text:p>
          </table:table-cell>
          <table:table-cell ns42:value-type="float" table:style-name="TL_20_Data" office:value="3348" office:value-type="float">
            <text:p>3348</text:p>
          </table:table-cell>
          <table:table-cell ns42:value-type="float" table:style-name="TL_20_Data" office:value="346" office:value-type="float">
            <text:p>346</text:p>
          </table:table-cell>
          <table:table-cell table:style-name="TL_20_Data"/>
          <table:table-cell ns42:value-type="float" table:style-name="TL_20_Data" office:value="113511" office:value-type="float">
            <text:p>113511</text:p>
          </table:table-cell>
          <table:table-cell ns42:value-type="float" table:style-name="TL_20_Data" office:value="127574" office:value-type="float">
            <text:p>127574</text:p>
          </table:table-cell>
          <table:table-cell ns42:value-type="float" table:style-name="TL_20_Data" office:value="241085" office:value-type="float">
            <text:p>241085</text:p>
          </table:table-cell>
          <table:table-cell ns42:value-type="float" table:style-name="TL_20_Data" office:value="5024" office:value-type="float">
            <text:p>5024</text:p>
          </table:table-cell>
          <table:table-cell ns42:value-type="float" table:style-name="ce35" office:value="3830" office:value-type="float">
            <text:p>383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20803" office:value-type="float">
            <text:p>120803</text:p>
          </table:table-cell>
          <table:table-cell ns42:value-type="float" table:style-name="TL_20_Data" office:value="4456" office:value-type="float">
            <text:p>4456</text:p>
          </table:table-cell>
          <table:table-cell ns42:value-type="float" table:style-name="TL_20_Data" office:value="1291" office:value-type="float">
            <text:p>1291</text:p>
          </table:table-cell>
          <table:table-cell ns42:value-type="float" table:style-name="TL_20_Data" office:value="138" office:value-type="float">
            <text:p>138</text:p>
          </table:table-cell>
          <table:table-cell ns42:value-type="float" table:style-name="TL_20_Data" office:value="20" office:value-type="float">
            <text:p>20</text:p>
          </table:table-cell>
          <table:table-cell ns42:value-type="float" table:style-name="TL_20_Data" office:value="6021" office:value-type="float">
            <text:p>6021</text:p>
          </table:table-cell>
          <table:table-cell ns42:value-type="float" table:style-name="TL_20_Data" office:value="170" office:value-type="float">
            <text:p>170</text:p>
          </table:table-cell>
          <table:table-cell ns42:value-type="float" table:style-name="TL_20_Data" office:value="18" office:value-type="float">
            <text:p>18</text:p>
          </table:table-cell>
          <table:table-cell ns42:value-type="float" table:style-name="TL_20_Data" office:value="526844" office:value-type="float">
            <text:p>526844</text:p>
          </table:table-cell>
          <table:table-cell ns42:value-type="float" table:style-name="TL_20_Data" office:value="594727" office:value-type="float">
            <text:p>594727</text:p>
          </table:table-cell>
          <table:table-cell ns42:value-type="float" table:style-name="TL_20_Data" office:value="1121571" office:value-type="float">
            <text:p>1121571</text:p>
          </table:table-cell>
          <table:table-cell ns42:value-type="float" table:style-name="TL_20_Data" office:value="14076" office:value-type="float">
            <text:p>14076</text:p>
          </table:table-cell>
          <table:table-cell ns42:value-type="float" table:style-name="ce35" office:value="11352" office:value-type="float">
            <text:p>1135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520" office:value-type="float">
            <text:p>1520</text:p>
          </table:table-cell>
          <table:table-cell ns42:value-type="float" table:style-name="TL_20_Data" office:value="57" office:value-type="float">
            <text:p>57</text:p>
          </table:table-cell>
          <table:table-cell ns42:value-type="float" table:style-name="TL_20_Data" office:value="16" office:value-type="float">
            <text:p>16</text:p>
          </table:table-cell>
          <table:table-cell ns42:value-type="float" table:style-name="TL_20_Data" office:value="1661" office:value-type="float">
            <text:p>1661</text:p>
          </table:table-cell>
          <table:table-cell table:style-name="TL_20_Data"/>
          <table:table-cell ns42:value-type="float" table:style-name="TL_20_Data" office:value="95" office:value-type="float">
            <text:p>95</text:p>
          </table:table-cell>
          <table:table-cell ns42:value-type="float" table:style-name="TL_20_Data" office:value="1722" office:value-type="float">
            <text:p>1722</text:p>
          </table:table-cell>
          <table:table-cell table:style-name="TL_20_Data"/>
          <table:table-cell ns42:value-type="float" table:style-name="TL_20_Data" office:value="8269" office:value-type="float">
            <text:p>8269</text:p>
          </table:table-cell>
          <table:table-cell ns42:value-type="float" table:style-name="TL_20_Data" office:value="7383" office:value-type="float">
            <text:p>7383</text:p>
          </table:table-cell>
          <table:table-cell ns42:value-type="float" table:style-name="TL_20_Data" office:value="15652" office:value-type="float">
            <text:p>15652</text:p>
          </table:table-cell>
          <table:table-cell ns42:value-type="float" table:style-name="TL_20_Data" office:value="4501" office:value-type="float">
            <text:p>4501</text:p>
          </table:table-cell>
          <table:table-cell ns42:value-type="float" table:style-name="ce35" office:value="2898" office:value-type="float">
            <text:p>289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ce12" office:value-type="string">
            <office:annotation draw:style-name="gr3" svg:height="81.04pt" draw:caption-point-y="7.8pt" svg:width="137.06pt" svg:x="263.88pt" draw:caption-point-x="-12.08pt" svg:y="1334.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1: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81" office:value-type="float">
            <text:p>181</text:p>
          </table:table-cell>
          <table:table-cell ns42:value-type="float" table:style-name="TL_20_Data" office:value="64" office:value-type="float">
            <text:p>64</text:p>
          </table:table-cell>
          <table:table-cell ns42:value-type="float" table:style-name="TL_20_Data" office:value="245" office:value-type="float">
            <text:p>24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22323" office:value-type="float">
            <text:p>122323</text:p>
          </table:table-cell>
          <table:table-cell ns42:value-type="float" table:style-name="TL_20_Data" office:value="4513" office:value-type="float">
            <text:p>4513</text:p>
          </table:table-cell>
          <table:table-cell ns42:value-type="float" table:style-name="TL_20_Data" office:value="1307" office:value-type="float">
            <text:p>1307</text:p>
          </table:table-cell>
          <table:table-cell ns42:value-type="float" table:style-name="TL_20_Data" office:value="1799" office:value-type="float">
            <text:p>1799</text:p>
          </table:table-cell>
          <table:table-cell ns42:value-type="float" table:style-name="TL_20_Data" office:value="20" office:value-type="float">
            <text:p>20</text:p>
          </table:table-cell>
          <table:table-cell ns42:value-type="float" table:style-name="TL_20_Data" office:value="6116" office:value-type="float">
            <text:p>6116</text:p>
          </table:table-cell>
          <table:table-cell ns42:value-type="float" table:style-name="TL_20_Data" office:value="1892" office:value-type="float">
            <text:p>1892</text:p>
          </table:table-cell>
          <table:table-cell ns42:value-type="float" table:style-name="TL_20_Data" office:value="18" office:value-type="float">
            <text:p>18</text:p>
          </table:table-cell>
          <table:table-cell ns42:value-type="float" table:style-name="TL_20_Data" office:value="535294" office:value-type="float">
            <text:p>535294</text:p>
          </table:table-cell>
          <table:table-cell ns42:value-type="float" table:style-name="TL_20_Data" office:value="602174" office:value-type="float">
            <text:p>602174</text:p>
          </table:table-cell>
          <table:table-cell ns42:value-type="float" table:style-name="TL_20_Data" office:value="1137468" office:value-type="float">
            <text:p>1137468</text:p>
          </table:table-cell>
          <table:table-cell ns42:value-type="float" table:style-name="TL_20_Data" office:value="18577" office:value-type="float">
            <text:p>18577</text:p>
          </table:table-cell>
          <table:table-cell ns42:value-type="float" table:style-name="ce35" office:value="14250" office:value-type="float">
            <text:p>1425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563578" office:value-type="float">
            <text:p>563578</text:p>
          </table:table-cell>
          <table:table-cell ns42:value-type="float" table:style-name="TL_20_Data" office:value="20002" office:value-type="float">
            <text:p>20002</text:p>
          </table:table-cell>
          <table:table-cell ns42:value-type="float" table:style-name="TL_20_Data" office:value="3413" office:value-type="float">
            <text:p>3413</text:p>
          </table:table-cell>
          <table:table-cell ns42:value-type="float" table:style-name="TL_20_Data" office:value="3588" office:value-type="float">
            <text:p>3588</text:p>
          </table:table-cell>
          <table:table-cell ns42:value-type="float" table:style-name="TL_20_Data" office:value="91" office:value-type="float">
            <text:p>91</text:p>
          </table:table-cell>
          <table:table-cell ns42:value-type="float" table:style-name="TL_20_Data" office:value="51170" office:value-type="float">
            <text:p>51170</text:p>
          </table:table-cell>
          <table:table-cell ns42:value-type="float" table:style-name="TL_20_Data" office:value="2129" office:value-type="float">
            <text:p>2129</text:p>
          </table:table-cell>
          <table:table-cell ns42:value-type="float" table:style-name="TL_20_Data" office:value="55" office:value-type="float">
            <text:p>55</text:p>
          </table:table-cell>
          <table:table-cell ns42:value-type="float" table:style-name="TL_20_Data" office:value="1622612" office:value-type="float">
            <text:p>1622612</text:p>
          </table:table-cell>
          <table:table-cell ns42:value-type="float" table:style-name="TL_20_Data" office:value="1751288" office:value-type="float">
            <text:p>1751288</text:p>
          </table:table-cell>
          <table:table-cell ns42:value-type="float" table:style-name="TL_20_Data" office:value="3373900" office:value-type="float">
            <text:p>3373900</text:p>
          </table:table-cell>
          <table:table-cell ns42:value-type="float" table:style-name="TL_20_Data" office:value="57198" office:value-type="float">
            <text:p>57198</text:p>
          </table:table-cell>
          <table:table-cell ns42:value-type="float" table:style-name="ce35" office:value="43857" office:value-type="float">
            <text:p>4385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95885" office:value-type="float">
            <text:p>295885</text:p>
          </table:table-cell>
          <table:table-cell ns42:value-type="float" table:style-name="TL_20_Data" office:value="9683" office:value-type="float">
            <text:p>9683</text:p>
          </table:table-cell>
          <table:table-cell ns42:value-type="float" table:style-name="TL_20_Data" office:value="877" office:value-type="float">
            <text:p>877</text:p>
          </table:table-cell>
          <table:table-cell ns42:value-type="float" table:style-name="TL_20_Data" office:value="6664" office:value-type="float">
            <text:p>6664</text:p>
          </table:table-cell>
          <table:table-cell ns42:value-type="float" table:style-name="TL_20_Data" office:value="129" office:value-type="float">
            <text:p>129</text:p>
          </table:table-cell>
          <table:table-cell ns42:value-type="float" table:style-name="TL_20_Data" office:value="16832" office:value-type="float">
            <text:p>16832</text:p>
          </table:table-cell>
          <table:table-cell ns42:value-type="float" table:style-name="TL_20_Data" office:value="5085" office:value-type="float">
            <text:p>5085</text:p>
          </table:table-cell>
          <table:table-cell ns42:value-type="float" table:style-name="TL_20_Data" office:value="121" office:value-type="float">
            <text:p>121</text:p>
          </table:table-cell>
          <table:table-cell ns42:value-type="float" table:style-name="TL_20_Data" office:value="816303" office:value-type="float">
            <text:p>816303</text:p>
          </table:table-cell>
          <table:table-cell ns42:value-type="float" table:style-name="TL_20_Data" office:value="756588" office:value-type="float">
            <text:p>756588</text:p>
          </table:table-cell>
          <table:table-cell ns42:value-type="float" table:style-name="TL_20_Data" office:value="1572891" office:value-type="float">
            <text:p>1572891</text:p>
          </table:table-cell>
          <table:table-cell ns42:value-type="float" table:style-name="TL_20_Data" office:value="28685" office:value-type="float">
            <text:p>28685</text:p>
          </table:table-cell>
          <table:table-cell ns42:value-type="float" table:style-name="ce35" office:value="22058" office:value-type="float">
            <text:p>2205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0694" office:value-type="float">
            <text:p>30694</text:p>
          </table:table-cell>
          <table:table-cell ns42:value-type="float" table:style-name="TL_20_Data" office:value="1023" office:value-type="float">
            <text:p>1023</text:p>
          </table:table-cell>
          <table:table-cell ns42:value-type="float" table:style-name="TL_20_Data" office:value="56" office:value-type="float">
            <text:p>56</text:p>
          </table:table-cell>
          <table:table-cell ns42:value-type="float" table:style-name="TL_20_Data" office:value="193" office:value-type="float">
            <text:p>193</text:p>
          </table:table-cell>
          <table:table-cell ns42:value-type="float" table:style-name="TL_20_Data" office:value="4" office:value-type="float">
            <text:p>4</text:p>
          </table:table-cell>
          <table:table-cell ns42:value-type="float" table:style-name="TL_20_Data" office:value="1993" office:value-type="float">
            <text:p>1993</text:p>
          </table:table-cell>
          <table:table-cell ns42:value-type="float" table:style-name="TL_20_Data" office:value="75" office:value-type="float">
            <text:p>75</text:p>
          </table:table-cell>
          <table:table-cell ns42:value-type="float" table:style-name="TL_20_Data" office:value="34" office:value-type="float">
            <text:p>34</text:p>
          </table:table-cell>
          <table:table-cell ns42:value-type="float" table:style-name="TL_20_Data" office:value="80928" office:value-type="float">
            <text:p>80928</text:p>
          </table:table-cell>
          <table:table-cell ns42:value-type="float" table:style-name="TL_20_Data" office:value="75346" office:value-type="float">
            <text:p>75346</text:p>
          </table:table-cell>
          <table:table-cell ns42:value-type="float" table:style-name="TL_20_Data" office:value="156274" office:value-type="float">
            <text:p>156274</text:p>
          </table:table-cell>
          <table:table-cell ns42:value-type="float" table:style-name="TL_20_Data" office:value="2018" office:value-type="float">
            <text:p>2018</text:p>
          </table:table-cell>
          <table:table-cell ns42:value-type="float" table:style-name="ce35" office:value="1829" office:value-type="float">
            <text:p>182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ce12" office:value-type="string">
            <office:annotation draw:style-name="gr3" svg:height="81.04pt" draw:caption-point-y="7.8pt" svg:width="137.06pt" svg:x="263.88pt" draw:caption-point-x="-12.08pt" svg:y="1398.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www.w3.org/ns/openannotation/core/serializedAt=2015-02-05+01:00</text:p>
              <text:p>http://www.w3.org/ns/openannotation/core/annotatedBy=cgm</text:p>
              <text:p>http://lod.cedar-project.nl/vocab/cedar-tablink#value=deze personen komen in de deelen betreffende de provincien voor als personen die bij de volkstelling verklaard hebben in de betreffende gemeente te wonen, doch wier woonplaats aldaar niet is gevonden.</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28" office:value-type="float">
            <text:p>628</text:p>
          </table:table-cell>
          <table:table-cell ns42:value-type="float" table:style-name="TL_20_Data" office:value="286" office:value-type="float">
            <text:p>286</text:p>
          </table:table-cell>
          <table:table-cell ns42:value-type="float" table:style-name="TL_20_Data" office:value="914" office:value-type="float">
            <text:p>914</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1">
          <table:table-cell ns42:value-type="string" table:style-name="ce7" office:value-type="string">
            <office:annotation draw:style-name="gr6" svg:height="72.03pt" draw:caption-point-y="7.8pt" svg:width="146.38pt" svg:x="182.32pt" draw:caption-point-x="-12.16pt" svg:y="1411.48pt" draw:text-style-name="P2">
              <dc:creator>CGM</dc:creator>
              <dc:date>2015-02-05T00:00:00</dc:date>
              <text:p text:style-name="P1"><text:span text:style-name="T1">Hieronder begrepen 131 mannen en 27 vrouwen die, hoewel zij hebben opgegeven in Nederland werkelijke woonplaats te hebben, niet konden worden gerekend te behooren tot de bevolking van eenige gemeente.</text:span></text:p>
              <text:p text:style-name="P1"><text:span text:style-name="T3"/></text:p>
            </office:annotation>
            <text:p>Totaal voor het geheele Rijk</text:p>
            <office:annotation>
              <text:p>http://www.w3.org/1999/02/22-rdf-syntax-ns#type=http://www.w3.org/2000/01/rdf-schema#Resource</text:p>
              <text:p>http://www.w3.org/ns/openannotation/core/serializedAt=2015-02-05+01:00</text:p>
              <text:p>http://www.w3.org/ns/openannotation/core/annotatedBy=cgm</text:p>
              <text:p>http://lod.cedar-project.nl/vocab/cedar-tablink#value=hieronder begrepen 131 mannen en 27 vrouwen die, hoewel zij hebben opgegeven in nederland werkelijke woonplaats te hebben, niet konden worden gerekend te behooren tot de bevolking van eenige gemeente.</text:p>
            </office:annotation>
          </table:table-cell>
          <table:table-cell ns42:value-type="string" table:style-name="ce13" office:value-type="string">
            <text:p>Algemeen totaal</text:p>
            <office:annotation>
              <text:p>http://lod.cedar-project.nl/vocab/cedar#isTotal=1</text:p>
            </office:annotation>
          </table:table-cell>
          <table:table-cell table:style-name="ce13" table:number-columns-repeated="2"/>
          <table:table-cell table:style-name="ce18"/>
          <table:table-cell/>
          <table:table-cell ns42:value-type="float" table:style-name="ce23" office:value="890157" office:value-type="float">
            <office:annotation draw:style-name="gr7" svg:height="55.53pt" draw:caption-point-y="7.8pt" svg:width="101.62pt" svg:x="660.73pt" draw:caption-point-x="-12.19pt" svg:y="1411.48pt" draw:text-style-name="P2">
              <dc:creator>CGM</dc:creator>
              <dc:date>2015-02-05T00:00:00</dc:date>
              <text:p text:style-name="P1"><text:span text:style-name="T1">Waaronder 141 keeten en 1 schuur.</text:span></text:p>
              <text:p text:style-name="P1"><text:span text:style-name="T2"/></text:p>
              <text:p text:style-name="P1"><text:span text:style-name="T2"/></text:p>
            </office:annotation>
            <text:p>890157</text:p>
            <office:annotation>
              <text:p>http://www.w3.org/1999/02/22-rdf-syntax-ns#type=http://www.w3.org/2000/01/rdf-schema#Resource</text:p>
              <text:p>http://www.w3.org/ns/openannotation/core/serializedAt=2015-02-05+01:00</text:p>
              <text:p>http://www.w3.org/ns/openannotation/core/annotatedBy=cgm</text:p>
              <text:p>http://lod.cedar-project.nl/vocab/cedar-tablink#value=waaronder 141 keeten en 1 schuur.</text:p>
            </office:annotation>
          </table:table-cell>
          <table:table-cell ns42:value-type="float" table:style-name="ce27" office:value="30708" office:value-type="float">
            <text:p>30708</text:p>
          </table:table-cell>
          <table:table-cell ns42:value-type="float" table:style-name="ce27" office:value="4346" office:value-type="float">
            <text:p>4346</text:p>
          </table:table-cell>
          <table:table-cell ns42:value-type="float" table:style-name="ce27" office:value="10445" office:value-type="float">
            <office:annotation draw:style-name="gr8" svg:height="55.53pt" draw:caption-point-y="7.8pt" svg:width="101.51pt" svg:x="867.71pt" draw:caption-point-x="-12.22pt" svg:y="1411.48pt" draw:text-style-name="P2">
              <dc:creator>CGM</dc:creator>
              <dc:date>2015-02-05T00:00:00</dc:date>
              <text:p text:style-name="P1"><text:span text:style-name="T1">Waaronder 35 arken.</text:span></text:p>
              <text:p text:style-name="P1"><text:span text:style-name="T2"/></text:p>
              <text:p text:style-name="P1"><text:span text:style-name="T2"/></text:p>
            </office:annotation>
            <text:p>10445</text:p>
            <office:annotation>
              <text:p>http://www.w3.org/1999/02/22-rdf-syntax-ns#type=http://www.w3.org/2000/01/rdf-schema#Resource</text:p>
              <text:p>http://www.w3.org/ns/openannotation/core/serializedAt=2015-02-05+01:00</text:p>
              <text:p>http://www.w3.org/ns/openannotation/core/annotatedBy=cgm</text:p>
              <text:p>http://lod.cedar-project.nl/vocab/cedar-tablink#value=waaronder 35 arken.</text:p>
            </office:annotation>
          </table:table-cell>
          <table:table-cell ns42:value-type="float" table:style-name="ce27" office:value="224" office:value-type="float">
            <text:p>224</text:p>
          </table:table-cell>
          <table:table-cell ns42:value-type="float" table:style-name="ce27" office:value="69995" office:value-type="float">
            <text:p>69995</text:p>
          </table:table-cell>
          <table:table-cell ns42:value-type="float" table:style-name="ce27" office:value="7289" office:value-type="float">
            <text:p>7289</text:p>
          </table:table-cell>
          <table:table-cell ns42:value-type="float" table:style-name="ce27" office:value="210" office:value-type="float">
            <office:annotation draw:style-name="gr4" svg:height="55.53pt" draw:caption-point-y="7.8pt" svg:width="101.48pt" svg:x="1138.79pt" draw:caption-point-x="-12.19pt" svg:y="1411.48pt" draw:text-style-name="P2">
              <dc:creator>CGM</dc:creator>
              <dc:date>2015-02-05T00:00:00</dc:date>
              <text:p text:style-name="P1"><text:span text:style-name="T1">Waaronder 5 tijdelijke keeten.</text:span></text:p>
              <text:p text:style-name="P1"><text:span text:style-name="T2"/></text:p>
              <text:p text:style-name="P1"><text:span text:style-name="T2"/></text:p>
            </office:annotation>
            <text:p>210</text:p>
            <office:annotation>
              <text:p>http://www.w3.org/1999/02/22-rdf-syntax-ns#type=http://www.w3.org/2000/01/rdf-schema#Resource</text:p>
              <text:p>http://www.w3.org/ns/openannotation/core/serializedAt=2015-02-05+01:00</text:p>
              <text:p>http://www.w3.org/ns/openannotation/core/annotatedBy=cgm</text:p>
              <text:p>http://lod.cedar-project.nl/vocab/cedar-tablink#value=waaronder 5 tijdelijke keeten.</text:p>
            </office:annotation>
          </table:table-cell>
          <table:table-cell ns42:value-type="float" table:style-name="ce27" office:value="2520602" office:value-type="float">
            <text:p>2520602</text:p>
          </table:table-cell>
          <table:table-cell ns42:value-type="float" table:style-name="ce27" office:value="2583535" office:value-type="float">
            <text:p>2583535</text:p>
          </table:table-cell>
          <table:table-cell ns42:value-type="float" table:style-name="ce27" office:value="5104137" office:value-type="float">
            <text:p>5104137</text:p>
          </table:table-cell>
          <table:table-cell ns42:value-type="float" table:style-name="ce27" office:value="87901" office:value-type="float">
            <text:p>87901</text:p>
          </table:table-cell>
          <table:table-cell ns42:value-type="float" table:style-name="ce36" office:value="67744" office:value-type="float">
            <text:p>67744</text:p>
          </table:table-cell>
          <table:table-cell ns42:value-type="string" table:style-name="ce41" office:value-type="string">
            <text:p>VT_1899</text:p>
          </table:table-cell>
          <table:table-cell ns42:value-type="string" table:style-name="ce45" office:value-type="string">
            <text:p>12_D1</text:p>
          </table:table-cell>
          <table:table-cell ns42:value-type="float" table:style-name="ce45" office:value="24" office:value-type="float">
            <text:p>24</text:p>
          </table:table-cell>
          <table:table-cell ns42:value-type="string" table:style-name="ce45" office:value-type="string">
            <text:p>RY</text:p>
          </table:table-cell>
          <table:table-cell ns42:value-type="string" table:style-name="ce51" office:value-type="string">
            <text:p>04_0138</text:p>
          </table:table-cell>
          <table:table-cell table:number-columns-repeated="1000"/>
        </table:table-row>
        <table:table-row table:style-name="ro4" table:number-rows-repeated="104846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font-face-decls>
    <style:font-face svg:font-family="Arial" style:name="Arial"/>
    <style:font-face svg:font-family="'Liberation Sans'" style:font-family-generic="swiss" style:name="Liberation Sans" style:font-pitch="variable"/>
    <style:font-face svg:font-family="'DejaVu Sans'" style:font-family-generic="system" style:name="DejaVu Sans" style:font-pitch="variable"/>
    <style:font-face svg:font-family="'Lucida Sans Unicode'" style:font-family-generic="system" style:name="Lucida Sans Unicode" style:font-pitch="variable"/>
    <style:font-face svg:font-family="Tahoma" style:font-family-generic="system" style:name="Tahoma" style:font-pitch="variable"/>
  </office:font-face-decls>
  <office:styles>
    <style:default-style style:family="table-cell">
      <style:paragraph-properties style:tab-stop-distance="35.43pt"/>
      <style:text-properties fo:language="en" style:font-name="Liberation Sans" fo:country="GB" style:language-complex="hi" style:language-asian="zh" style:country-complex="IN" style:country-asian="CN" style:font-name-asian="Lucida Sans Unicode" style:font-name-complex="DejaVu Sans"/>
    </style:default-style>
    <number:number-style style:name="N0">
      <number:number number:min-integer-digits="1"/>
    </number:number-style>
    <number:currency-style style:volatile="true" style:name="N121P0">
      <number:currency-symbol number:country="GB" number:language="en">£</number:currency-symbol>
      <number:number number:grouping="true" number:decimal-places="2" number:min-integer-digits="1"/>
    </number:currency-style>
    <number:currency-style style:name="N121">
      <style:text-properties fo:color="#ff0000"/>
      <number:text>-</number:text>
      <number:currency-symbol number:country="GB" number:language="en">£</number:currency-symbol>
      <number:number number:grouping="true" number:decimal-places="2" number:min-integer-digits="1"/>
      <style:map style:condition="value()&gt;=0" style:apply-style-name="N121P0"/>
    </number:currency-style>
    <number:number-style style:volatile="true" style:name="N123P0">
      <number:text>€ </number:text>
      <number:number number:grouping="true" number:decimal-places="0" number:min-integer-digits="1"/>
    </number:number-style>
    <number:number-style style:name="N123">
      <number:text>€ </number:text>
      <number:number number:grouping="true" number:decimal-places="0" number:min-integer-digits="1"/>
      <number:text>-</number:text>
      <style:map style:condition="value()&gt;=0" style:apply-style-name="N123P0"/>
    </number:number-style>
    <number:number-style style:volatile="true" style:name="N124P0">
      <number:text>€ </number:text>
      <number:number number:grouping="true" number:decimal-places="0" number:min-integer-digits="1"/>
    </number:number-style>
    <number:number-style style:name="N124">
      <style:text-properties fo:color="#ff0000"/>
      <number:text>€ </number:text>
      <number:number number:grouping="true" number:decimal-places="0" number:min-integer-digits="1"/>
      <number:text>-</number:text>
      <style:map style:condition="value()&gt;=0" style:apply-style-name="N124P0"/>
    </number:number-style>
    <number:number-style style:volatile="true" style:name="N126P0">
      <number:text>€ </number:text>
      <number:number number:grouping="true" number:decimal-places="2" number:min-integer-digits="1"/>
    </number:number-style>
    <number:number-style style:name="N126">
      <number:text>€ </number:text>
      <number:number number:grouping="true" number:decimal-places="2" number:min-integer-digits="1"/>
      <number:text>-</number:text>
      <style:map style:condition="value()&gt;=0" style:apply-style-name="N126P0"/>
    </number:number-style>
    <number:number-style style:volatile="true" style:name="N127P0">
      <number:text>€ </number:text>
      <number:number number:grouping="true" number:decimal-places="2" number:min-integer-digits="1"/>
    </number:number-style>
    <number:number-style style:name="N127">
      <style:text-properties fo:color="#ff0000"/>
      <number:text>€ </number:text>
      <number:number number:grouping="true" number:decimal-places="2" number:min-integer-digits="1"/>
      <number:text>-</number:text>
      <style:map style:condition="value()&gt;=0" style:apply-style-name="N127P0"/>
    </number:number-style>
    <number:number-style style:volatile="true" style:name="N128P0">
      <number:number number:grouping="true" number:decimal-places="0" number:min-integer-digits="1"/>
    </number:number-style>
    <number:number-style style:name="N128">
      <number:text>-</number:text>
      <number:number number:grouping="true" number:decimal-places="0" number:min-integer-digits="1"/>
      <style:map style:condition="value()&gt;=0" style:apply-style-name="N128P0"/>
    </number:number-style>
    <number:number-style style:volatile="true" style:name="N129P0">
      <number:number number:grouping="true" number:decimal-places="0" number:min-integer-digits="1"/>
    </number:number-style>
    <number:number-style style:name="N129">
      <style:text-properties fo:color="#ff0000"/>
      <number:text>-</number:text>
      <number:number number:grouping="true" number:decimal-places="0" number:min-integer-digits="1"/>
      <style:map style:condition="value()&gt;=0" style:apply-style-name="N129P0"/>
    </number:number-style>
    <number:number-style style:volatile="true" style:name="N130P0">
      <number:number number:grouping="true" number:decimal-places="2" number:min-integer-digits="1"/>
    </number:number-style>
    <number:number-style style:name="N130">
      <number:text>-</number:text>
      <number:number number:grouping="true" number:decimal-places="2" number:min-integer-digits="1"/>
      <style:map style:condition="value()&gt;=0" style:apply-style-name="N130P0"/>
    </number:number-style>
    <number:number-style style:volatile="true" style:name="N131P0">
      <number:number number:grouping="true" number:decimal-places="2" number:min-integer-digits="1"/>
    </number:number-style>
    <number:number-style style:name="N131">
      <style:text-properties fo:color="#ff0000"/>
      <number:text>-</number:text>
      <number:number number:grouping="true" number:decimal-places="2" number:min-integer-digits="1"/>
      <style:map style:condition="value()&gt;=0" style:apply-style-name="N131P0"/>
    </number:number-style>
    <number:number-style style:volatile="true" style:name="N134P0">
      <number:number number:grouping="true" number:decimal-places="0" number:min-integer-digits="1"/>
    </number:number-style>
    <number:number-style style:volatile="true" style:name="N134P1">
      <number:number number:grouping="true" number:decimal-places="0" number:min-integer-digits="1"/>
      <number:text>-</number:text>
    </number:number-style>
    <number:number-style style:volatile="true" style:name="N134P2">
      <number:text>- </number:text>
    </number:number-style>
    <number:text-style style:name="N134">
      <number:text-content/>
      <style:map style:condition="value()&gt;0" style:apply-style-name="N134P0"/>
      <style:map style:condition="value()&lt;0" style:apply-style-name="N134P1"/>
      <style:map style:condition="value()=0" style:apply-style-name="N134P2"/>
    </number:text-style>
    <number:number-style style:volatile="true" style:name="N138P0">
      <number:text> € </number:text>
      <number:number number:grouping="true" number:decimal-places="0" number:min-integer-digits="1"/>
    </number:number-style>
    <number:number-style style:volatile="true" style:name="N138P1">
      <number:text> € </number:text>
      <number:number number:grouping="true" number:decimal-places="0" number:min-integer-digits="1"/>
      <number:text>-</number:text>
    </number:number-style>
    <number:number-style style:volatile="true" style:name="N138P2">
      <number:text> € - </number:text>
    </number:number-style>
    <number:text-style style:name="N138">
      <number:text-content/>
      <style:map style:condition="value()&gt;0" style:apply-style-name="N138P0"/>
      <style:map style:condition="value()&lt;0" style:apply-style-name="N138P1"/>
      <style:map style:condition="value()=0" style:apply-style-name="N138P2"/>
    </number:text-style>
    <number:number-style style:volatile="true" style:name="N141P0">
      <number:number number:grouping="true" number:decimal-places="2" number:min-integer-digits="1"/>
    </number:number-style>
    <number:number-style style:volatile="true" style:name="N141P1">
      <number:number number:grouping="true" number:decimal-places="2" number:min-integer-digits="1"/>
      <number:text>-</number:text>
    </number:number-style>
    <number:number-style style:volatile="true" style:name="N141P2">
      <number:text>-</number:text>
      <number:number number:decimal-places="0" number:min-integer-digits="0"/>
    </number:number-style>
    <number:text-style style:name="N141">
      <number:text-content/>
      <style:map style:condition="value()&gt;0" style:apply-style-name="N141P0"/>
      <style:map style:condition="value()&lt;0" style:apply-style-name="N141P1"/>
      <style:map style:condition="value()=0" style:apply-style-name="N141P2"/>
    </number:text-style>
    <number:number-style style:volatile="true" style:name="N145P0">
      <number:text> € </number:text>
      <number:number number:grouping="true" number:decimal-places="2" number:min-integer-digits="1"/>
    </number:number-style>
    <number:number-style style:volatile="true" style:name="N145P1">
      <number:text> € </number:text>
      <number:number number:grouping="true" number:decimal-places="2" number:min-integer-digits="1"/>
      <number:text>-</number:text>
    </number:number-style>
    <number:number-style style:volatile="true" style:name="N145P2">
      <number:text> € -</number:text>
      <number:number number:decimal-places="0" number:min-integer-digits="0"/>
    </number:number-style>
    <number:text-style style:name="N145">
      <number:text-conten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min-exponent-digits="1" number:decimal-places="1" number:min-integer-digits="3"/>
    </number:number-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am-pm/>
    </number:time-style>
    <number:time-style number:country="GB" style:name="N10114" number:language="en">
      <number:hours/>
      <number:text>:</number:text>
      <number:minutes number:style="long"/>
      <number:text>:</number:text>
      <number:seconds number:style="long"/>
      <number:am-pm/>
    </number:time-style>
    <number:date-style number:country="GB" style:name="N10115" number:language="en">
      <number:day number:style="long"/>
      <number:text>/</number:text>
      <number:month number:style="long"/>
      <number:text>/</number:text>
      <number:year number:style="long"/>
      <number:hours number:style="long"/>
      <number:text>:</number:text>
      <number:minutes number:style="long"/>
    </number:date-style>
    <style:style style:family="table-cell" style:name="Default">
      <style:table-cell-properties fo:padding="2.01pt" style:rotation-align="none"/>
      <style:text-properties style:font-family-complex="Arial" style:font-name="Arial" fo:font-family="Arial" style:font-name-complex="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21"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draw:marker draw:name="Arrowheads_20_1" draw:display-name="Arrowheads 1" svg:d="M10 0l-10 30h20z" svg:viewBox="0 0 20 30"/>
  </office:styles>
  <office:automatic-styles>
    <style:page-layout style:name="Mpm1">
      <style:page-layout-properties style:writing-mode="lr-tb" style:first-page-number="continue"/>
      <style:header-style>
        <style:header-footer-properties fo:margin-left="0pt" fo:margin-right="0pt" fo:margin-bottom="7.09pt" fo:min-height="21.26pt"/>
      </style:header-style>
      <style:footer-style>
        <style:header-footer-properties fo:margin-left="0pt" fo:margin-right="0pt" fo:min-height="21.26pt" fo:margin-top="7.09pt"/>
      </style:footer-style>
    </style:page-layout>
    <style:page-layout style:name="Mpm2">
      <style:page-layout-properties style:writing-mode="lr-tb"/>
      <style:header-style>
        <style:header-footer-properties fo:padding="0.51pt" fo:border="2.49pt solid #000000" fo:margin-right="0pt" fo:background-color="#c0c0c0" fo:margin-left="0pt" fo:margin-bottom="7.09pt" fo:min-height="21.26pt"/>
      </style:header-style>
      <style:footer-style>
        <style:header-footer-properties fo:padding="0.51pt" fo:background-color="#c0c0c0" fo:border="2.49pt solid #000000" fo:margin-top="7.09pt" fo:margin-left="0pt" fo:margin-right="0pt" fo:min-height="21.26pt"/>
      </style:footer-style>
    </style:page-layout>
    <style:page-layout style:name="Mpm3">
      <style:page-layout-properties fo:margin-right="53.86pt" fo:margin-top="70.84pt" fo:margin-left="53.86pt" style:writing-mode="lr-tb" fo:margin-bottom="70.84pt" style:first-page-number="continue"/>
      <style:header-style>
        <style:header-footer-properties fo:margin-left="0pt" fo:margin-right="0pt" fo:margin-bottom="0pt" fo:min-height="21.26pt"/>
      </style:header-style>
      <style:footer-style>
        <style:header-footer-properties fo:margin-left="0pt" fo:margin-right="0pt" fo:min-height="21.26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30">00/00/0000</text:date>, <text:time style:data-style-name="N2" text:time-value="17:16:48.345350000">00:00:00</text:time></text:p>
        </style:region-right>
      </style:header>
      <style:header-left style:display="false"/>
      <style:footer>
        <text:p>Page <text:page-number>1</text:page-number> / <text:page-count>99</text:page-count></text:p>
      </style:footer>
      <style:footer-left style:display="false"/>
    </style:master-page>
    <style:master-page style:name="PageStyle_5f_Het_20_Rijk" style:page-layout-name="Mpm3" style:display-name="PageStyle_Het Rijk">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meta>
    <meta:initial-creator>Yamit</meta:initial-creator>
    <meta:creation-date>2005-10-28T13:46:58</meta:creation-date>
    <dc:date>2015-03-30T17:17:28.864201000</dc:date>
    <meta:editing-duration>PT1M53S</meta:editing-duration>
    <meta:editing-cycles>2</meta:editing-cycles>
    <meta:document-statistic meta:object-count="0" meta:cell-count="1790" meta:table-count="1"/>
    <meta:generator>ODFPY/1.3.0dev</meta:generator>
  </office:meta>
</office:document-meta>
</file>